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Lohit Marathi1" svg:font-family="'Lohit Marathi'"/>
    <style:font-face style:name="Times New Roman1" svg:font-family="'Times New Roman'" style:font-family-generic="roman"/>
    <style:font-face style:name=".AppleSystemUIFont" svg:font-family=".AppleSystemUIFont"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lear Sans" svg:font-family="'Clear Sans'" style:font-family-generic="system" style:font-pitch="variable"/>
    <style:font-face style:name="Lohit Marathi" svg:font-family="'Lohit Marathi'"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FFMQuestionnaires" style:family="table">
      <style:table-properties style:width="7in" fo:margin-left="0in" fo:break-before="auto" fo:break-after="auto" table:align="left" fo:keep-with-next="auto" style:may-break-between-rows="true" table:border-model="collapsing"/>
    </style:style>
    <style:style style:name="FFMQuestionnaires.A" style:family="table-column">
      <style:table-column-properties style:column-width="1.1542in"/>
    </style:style>
    <style:style style:name="FFMQuestionnaires.B" style:family="table-column">
      <style:table-column-properties style:column-width="1.3458in"/>
    </style:style>
    <style:style style:name="FFMQuestionnaires.C" style:family="table-column">
      <style:table-column-properties style:column-width="1.5625in"/>
    </style:style>
    <style:style style:name="FFMQuestionnaires.D" style:family="table-column">
      <style:table-column-properties style:column-width="0.8125in"/>
    </style:style>
    <style:style style:name="FFMQuestionnaires.E" style:family="table-column">
      <style:table-column-properties style:column-width="1.375in"/>
    </style:style>
    <style:style style:name="FFMQuestionnaires.F" style:family="table-column">
      <style:table-column-properties style:column-width="0.75in"/>
    </style:style>
    <style:style style:name="FFMQuestionnaires.1" style:family="table-row">
      <style:table-row-properties fo:keep-together="auto"/>
    </style:style>
    <style:style style:name="FFMQuestionnaires.A1" style:family="table-cell" style:data-style-name="N100">
      <style:table-cell-properties fo:background-color="transparent" fo:padding="0in" fo:border-left="none" fo:border-right="none" fo:border-top="0.75pt solid #000000" fo:border-bottom="0.75pt solid #000000" style:writing-mode="page">
        <style:background-image/>
      </style:table-cell-properties>
    </style:style>
    <style:style style:name="FFMQuestionnaires.A2" style:family="table-cell" style:data-style-name="N100">
      <style:table-cell-properties fo:background-color="transparent" fo:padding="0in" fo:border="none" style:writing-mode="page">
        <style:background-image/>
      </style:table-cell-properties>
    </style:style>
    <style:style style:name="FFMQuestionnaires.B2" style:family="table-cell" style:data-style-name="N0">
      <style:table-cell-properties fo:background-color="transparent" fo:padding="0in" fo:border="none" style:writing-mode="page">
        <style:background-image/>
      </style:table-cell-properties>
    </style:style>
    <style:style style:name="FFMQuestionnaires.F3" style:family="table-cell">
      <style:table-cell-properties fo:background-color="transparent" fo:padding="0in" fo:border="none" style:writing-mode="page">
        <style:background-image/>
      </style:table-cell-properties>
    </style:style>
    <style:style style:name="FFMQuestionnaires.B4" style:family="table-cell">
      <style:table-cell-properties fo:background-color="transparent" fo:padding="0in" fo:border="none" style:writing-mode="page">
        <style:background-image/>
      </style:table-cell-properties>
    </style:style>
    <style:style style:name="FFMQuestionnaires.C5" style:family="table-cell">
      <style:table-cell-properties fo:background-color="transparent" fo:padding="0in" fo:border="none" style:writing-mode="page">
        <style:background-image/>
      </style:table-cell-properties>
    </style:style>
    <style:style style:name="FFMQuestionnaires.C6" style:family="table-cell">
      <style:table-cell-properties fo:background-color="transparent" fo:padding="0in" fo:border="none" style:writing-mode="page">
        <style:background-image/>
      </style:table-cell-properties>
    </style:style>
    <style:style style:name="FFMQuestionnaires.C7" style:family="table-cell">
      <style:table-cell-properties fo:background-color="transparent" fo:padding="0in" fo:border="none" style:writing-mode="page">
        <style:background-image/>
      </style:table-cell-properties>
    </style:style>
    <style:style style:name="FFMQuestionnaires.C8" style:family="table-cell">
      <style:table-cell-properties fo:background-color="transparent" fo:padding="0in" fo:border="none" style:writing-mode="page">
        <style:background-image/>
      </style:table-cell-properties>
    </style:style>
    <style:style style:name="FFMQuestionnaires.B9" style:family="table-cell">
      <style:table-cell-properties fo:background-color="transparent" fo:padding="0in" fo:border="none" style:writing-mode="page">
        <style:background-image/>
      </style:table-cell-properties>
    </style:style>
    <style:style style:name="FFMQuestionnaires.C10" style:family="table-cell">
      <style:table-cell-properties fo:background-color="transparent" fo:padding="0in" fo:border="none" style:writing-mode="page">
        <style:background-image/>
      </style:table-cell-properties>
    </style:style>
    <style:style style:name="FFMQuestionnaires.C11" style:family="table-cell">
      <style:table-cell-properties fo:background-color="transparent" fo:padding="0in" fo:border="none" style:writing-mode="page">
        <style:background-image/>
      </style:table-cell-properties>
    </style:style>
    <style:style style:name="FFMQuestionnaires.C12" style:family="table-cell">
      <style:table-cell-properties fo:background-color="transparent" fo:padding="0in" fo:border="none" style:writing-mode="page">
        <style:background-image/>
      </style:table-cell-properties>
    </style:style>
    <style:style style:name="FFMQuestionnaires.C13" style:family="table-cell">
      <style:table-cell-properties fo:background-color="transparent" fo:padding="0in" fo:border="none" style:writing-mode="page">
        <style:background-image/>
      </style:table-cell-properties>
    </style:style>
    <style:style style:name="FFMQuestionnaires.B14" style:family="table-cell">
      <style:table-cell-properties fo:background-color="transparent" fo:padding="0in" fo:border="none" style:writing-mode="page">
        <style:background-image/>
      </style:table-cell-properties>
    </style:style>
    <style:style style:name="FFMQuestionnaires.15" style:family="table-row">
      <style:table-row-properties style:min-row-height="0.1938in"/>
    </style:style>
    <style:style style:name="FFMQuestionnaires.C15" style:family="table-cell">
      <style:table-cell-properties fo:background-color="transparent" fo:padding="0in" fo:border="none" style:writing-mode="page">
        <style:background-image/>
      </style:table-cell-properties>
    </style:style>
    <style:style style:name="FFMQuestionnaires.C16" style:family="table-cell">
      <style:table-cell-properties fo:background-color="transparent" fo:padding="0in" fo:border="none" style:writing-mode="page">
        <style:background-image/>
      </style:table-cell-properties>
    </style:style>
    <style:style style:name="FFMQuestionnaires.C17" style:family="table-cell">
      <style:table-cell-properties fo:background-color="transparent" fo:padding="0in" fo:border="none" style:writing-mode="page">
        <style:background-image/>
      </style:table-cell-properties>
    </style:style>
    <style:style style:name="FFMQuestionnaires.C18" style:family="table-cell">
      <style:table-cell-properties fo:background-color="transparent" fo:padding="0in" fo:border="none" style:writing-mode="page">
        <style:background-image/>
      </style:table-cell-properties>
    </style:style>
    <style:style style:name="FFMQuestionnaires.B19" style:family="table-cell">
      <style:table-cell-properties fo:background-color="transparent" fo:padding="0in" fo:border="none" style:writing-mode="page">
        <style:background-image/>
      </style:table-cell-properties>
    </style:style>
    <style:style style:name="FFMQuestionnaires.C20" style:family="table-cell">
      <style:table-cell-properties fo:background-color="transparent" fo:padding="0in" fo:border="none" style:writing-mode="page">
        <style:background-image/>
      </style:table-cell-properties>
    </style:style>
    <style:style style:name="FFMQuestionnaires.C21" style:family="table-cell">
      <style:table-cell-properties fo:background-color="transparent" fo:padding="0in" fo:border="none" style:writing-mode="page">
        <style:background-image/>
      </style:table-cell-properties>
    </style:style>
    <style:style style:name="FFMQuestionnaires.C22" style:family="table-cell">
      <style:table-cell-properties fo:background-color="transparent" fo:padding="0in" fo:border="none" style:writing-mode="page">
        <style:background-image/>
      </style:table-cell-properties>
    </style:style>
    <style:style style:name="FFMQuestionnaires.C23" style:family="table-cell">
      <style:table-cell-properties fo:background-color="transparent" fo:padding="0in" fo:border="none" style:writing-mode="page">
        <style:background-image/>
      </style:table-cell-properties>
    </style:style>
    <style:style style:name="FFMQuestionnaires.B24" style:family="table-cell">
      <style:table-cell-properties fo:background-color="transparent" fo:padding="0in" fo:border="none" style:writing-mode="page">
        <style:background-image/>
      </style:table-cell-properties>
    </style:style>
    <style:style style:name="FFMQuestionnaires.C25" style:family="table-cell">
      <style:table-cell-properties fo:background-color="transparent" fo:padding="0in" fo:border="none" style:writing-mode="page">
        <style:background-image/>
      </style:table-cell-properties>
    </style:style>
    <style:style style:name="FFMQuestionnaires.C26" style:family="table-cell">
      <style:table-cell-properties fo:background-color="transparent" fo:padding="0in" fo:border="none" style:writing-mode="page">
        <style:background-image/>
      </style:table-cell-properties>
    </style:style>
    <style:style style:name="FFMQuestionnaires.C27" style:family="table-cell">
      <style:table-cell-properties fo:background-color="transparent" fo:padding="0in" fo:border="none" style:writing-mode="page">
        <style:background-image/>
      </style:table-cell-properties>
    </style:style>
    <style:style style:name="FFMQuestionnaires.C28" style:family="table-cell">
      <style:table-cell-properties fo:background-color="transparent" fo:padding="0in" fo:border="none" style:writing-mode="page">
        <style:background-image/>
      </style:table-cell-properties>
    </style:style>
    <style:style style:name="FFMQuestionnaires.B29" style:family="table-cell">
      <style:table-cell-properties fo:background-color="transparent" fo:padding="0in" fo:border="none" style:writing-mode="page">
        <style:background-image/>
      </style:table-cell-properties>
    </style:style>
    <style:style style:name="FFMQuestionnaires.C30" style:family="table-cell">
      <style:table-cell-properties fo:background-color="transparent" fo:padding="0in" fo:border="none" style:writing-mode="page">
        <style:background-image/>
      </style:table-cell-properties>
    </style:style>
    <style:style style:name="FFMQuestionnaires.C31" style:family="table-cell">
      <style:table-cell-properties fo:background-color="transparent" fo:padding="0in" fo:border="none" style:writing-mode="page">
        <style:background-image/>
      </style:table-cell-properties>
    </style:style>
    <style:style style:name="FFMQuestionnaires.C32" style:family="table-cell">
      <style:table-cell-properties fo:background-color="transparent" fo:padding="0in" fo:border="none" style:writing-mode="page">
        <style:background-image/>
      </style:table-cell-properties>
    </style:style>
    <style:style style:name="FFMQuestionnaires.C33" style:family="table-cell">
      <style:table-cell-properties fo:background-color="transparent" fo:padding="0in" fo:border="none" style:writing-mode="page">
        <style:background-image/>
      </style:table-cell-properties>
    </style:style>
    <style:style style:name="FFMQuestionnaires.B36" style:family="table-cell">
      <style:table-cell-properties fo:background-color="transparent" fo:padding="0in" fo:border="none" style:writing-mode="page">
        <style:background-image/>
      </style:table-cell-properties>
    </style:style>
    <style:style style:name="FFMQuestionnaires.C37" style:family="table-cell">
      <style:table-cell-properties fo:background-color="transparent" fo:padding="0in" fo:border="none" style:writing-mode="page">
        <style:background-image/>
      </style:table-cell-properties>
    </style:style>
    <style:style style:name="FFMQuestionnaires.C38" style:family="table-cell">
      <style:table-cell-properties fo:background-color="transparent" fo:padding="0in" fo:border="none" style:writing-mode="page">
        <style:background-image/>
      </style:table-cell-properties>
    </style:style>
    <style:style style:name="FFMQuestionnaires.C39" style:family="table-cell">
      <style:table-cell-properties fo:background-color="transparent" fo:padding="0in" fo:border="none" style:writing-mode="page">
        <style:background-image/>
      </style:table-cell-properties>
    </style:style>
    <style:style style:name="FFMQuestionnaires.C40" style:family="table-cell">
      <style:table-cell-properties fo:background-color="transparent" fo:padding="0in" fo:border="none" style:writing-mode="page">
        <style:background-image/>
      </style:table-cell-properties>
    </style:style>
    <style:style style:name="FFMQuestionnaires.C41" style:family="table-cell">
      <style:table-cell-properties fo:background-color="transparent" fo:padding="0in" fo:border="none" style:writing-mode="page">
        <style:background-image/>
      </style:table-cell-properties>
    </style:style>
    <style:style style:name="FFMQuestionnaires.C42" style:family="table-cell">
      <style:table-cell-properties fo:background-color="transparent" fo:padding="0in" fo:border="none" style:writing-mode="page">
        <style:background-image/>
      </style:table-cell-properties>
    </style:style>
    <style:style style:name="FFMQuestionnaires.B43" style:family="table-cell">
      <style:table-cell-properties fo:background-color="transparent" fo:padding="0in" fo:border="none" style:writing-mode="page">
        <style:background-image/>
      </style:table-cell-properties>
    </style:style>
    <style:style style:name="FFMQuestionnaires.C44" style:family="table-cell">
      <style:table-cell-properties fo:background-color="transparent" fo:padding="0in" fo:border="none" style:writing-mode="page">
        <style:background-image/>
      </style:table-cell-properties>
    </style:style>
    <style:style style:name="FFMQuestionnaires.C45" style:family="table-cell">
      <style:table-cell-properties fo:background-color="transparent" fo:padding="0in" fo:border="none" style:writing-mode="page">
        <style:background-image/>
      </style:table-cell-properties>
    </style:style>
    <style:style style:name="FFMQuestionnaires.C46" style:family="table-cell">
      <style:table-cell-properties fo:background-color="transparent" fo:padding="0in" fo:border="none" style:writing-mode="page">
        <style:background-image/>
      </style:table-cell-properties>
    </style:style>
    <style:style style:name="FFMQuestionnaires.C47" style:family="table-cell">
      <style:table-cell-properties fo:background-color="transparent" fo:padding="0in" fo:border="none" style:writing-mode="page">
        <style:background-image/>
      </style:table-cell-properties>
    </style:style>
    <style:style style:name="FFMQuestionnaires.C48" style:family="table-cell">
      <style:table-cell-properties fo:background-color="transparent" fo:padding="0in" fo:border="none" style:writing-mode="page">
        <style:background-image/>
      </style:table-cell-properties>
    </style:style>
    <style:style style:name="FFMQuestionnaires.C49" style:family="table-cell">
      <style:table-cell-properties fo:background-color="transparent" fo:padding="0in" fo:border="none" style:writing-mode="page">
        <style:background-image/>
      </style:table-cell-properties>
    </style:style>
    <style:style style:name="FFMQuestionnaires.B50" style:family="table-cell">
      <style:table-cell-properties fo:background-color="transparent" fo:padding="0in" fo:border="none" style:writing-mode="page">
        <style:background-image/>
      </style:table-cell-properties>
    </style:style>
    <style:style style:name="FFMQuestionnaires.C51" style:family="table-cell">
      <style:table-cell-properties fo:background-color="transparent" fo:padding="0in" fo:border="none" style:writing-mode="page">
        <style:background-image/>
      </style:table-cell-properties>
    </style:style>
    <style:style style:name="FFMQuestionnaires.C52" style:family="table-cell">
      <style:table-cell-properties fo:background-color="transparent" fo:padding="0in" fo:border="none" style:writing-mode="page">
        <style:background-image/>
      </style:table-cell-properties>
    </style:style>
    <style:style style:name="FFMQuestionnaires.C53" style:family="table-cell">
      <style:table-cell-properties fo:background-color="transparent" fo:padding="0in" fo:border="none" style:writing-mode="page">
        <style:background-image/>
      </style:table-cell-properties>
    </style:style>
    <style:style style:name="FFMQuestionnaires.C54" style:family="table-cell">
      <style:table-cell-properties fo:background-color="transparent" fo:padding="0in" fo:border="none" style:writing-mode="page">
        <style:background-image/>
      </style:table-cell-properties>
    </style:style>
    <style:style style:name="FFMQuestionnaires.C55" style:family="table-cell">
      <style:table-cell-properties fo:background-color="transparent" fo:padding="0in" fo:border="none" style:writing-mode="page">
        <style:background-image/>
      </style:table-cell-properties>
    </style:style>
    <style:style style:name="FFMQuestionnaires.C56" style:family="table-cell">
      <style:table-cell-properties fo:background-color="transparent" fo:padding="0in" fo:border="none" style:writing-mode="page">
        <style:background-image/>
      </style:table-cell-properties>
    </style:style>
    <style:style style:name="FFMQuestionnaires.B57" style:family="table-cell">
      <style:table-cell-properties fo:background-color="transparent" fo:padding="0in" fo:border="none" style:writing-mode="page">
        <style:background-image/>
      </style:table-cell-properties>
    </style:style>
    <style:style style:name="FFMQuestionnaires.C58" style:family="table-cell">
      <style:table-cell-properties fo:background-color="transparent" fo:padding="0in" fo:border="none" style:writing-mode="page">
        <style:background-image/>
      </style:table-cell-properties>
    </style:style>
    <style:style style:name="FFMQuestionnaires.C59" style:family="table-cell">
      <style:table-cell-properties fo:background-color="transparent" fo:padding="0in" fo:border="none" style:writing-mode="page">
        <style:background-image/>
      </style:table-cell-properties>
    </style:style>
    <style:style style:name="FFMQuestionnaires.C60" style:family="table-cell">
      <style:table-cell-properties fo:background-color="transparent" fo:padding="0in" fo:border="none" style:writing-mode="page">
        <style:background-image/>
      </style:table-cell-properties>
    </style:style>
    <style:style style:name="FFMQuestionnaires.C61" style:family="table-cell">
      <style:table-cell-properties fo:background-color="transparent" fo:padding="0in" fo:border="none" style:writing-mode="page">
        <style:background-image/>
      </style:table-cell-properties>
    </style:style>
    <style:style style:name="FFMQuestionnaires.C62" style:family="table-cell">
      <style:table-cell-properties fo:background-color="transparent" fo:padding="0in" fo:border="none" style:writing-mode="page">
        <style:background-image/>
      </style:table-cell-properties>
    </style:style>
    <style:style style:name="FFMQuestionnaires.C63" style:family="table-cell">
      <style:table-cell-properties fo:background-color="transparent" fo:padding="0in" fo:border="none" style:writing-mode="page">
        <style:background-image/>
      </style:table-cell-properties>
    </style:style>
    <style:style style:name="FFMQuestionnaires.B64" style:family="table-cell">
      <style:table-cell-properties fo:background-color="transparent" fo:padding="0in" fo:border="none" style:writing-mode="page">
        <style:background-image/>
      </style:table-cell-properties>
    </style:style>
    <style:style style:name="FFMQuestionnaires.C65" style:family="table-cell">
      <style:table-cell-properties fo:background-color="transparent" fo:padding="0in" fo:border="none" style:writing-mode="page">
        <style:background-image/>
      </style:table-cell-properties>
    </style:style>
    <style:style style:name="FFMQuestionnaires.C66" style:family="table-cell">
      <style:table-cell-properties fo:background-color="transparent" fo:padding="0in" fo:border="none" style:writing-mode="page">
        <style:background-image/>
      </style:table-cell-properties>
    </style:style>
    <style:style style:name="FFMQuestionnaires.C67" style:family="table-cell">
      <style:table-cell-properties fo:background-color="transparent" fo:padding="0in" fo:border="none" style:writing-mode="page">
        <style:background-image/>
      </style:table-cell-properties>
    </style:style>
    <style:style style:name="FFMQuestionnaires.C68" style:family="table-cell">
      <style:table-cell-properties fo:background-color="transparent" fo:padding="0in" fo:border="none" style:writing-mode="page">
        <style:background-image/>
      </style:table-cell-properties>
    </style:style>
    <style:style style:name="FFMQuestionnaires.C69" style:family="table-cell">
      <style:table-cell-properties fo:background-color="transparent" fo:padding="0in" fo:border="none" style:writing-mode="page">
        <style:background-image/>
      </style:table-cell-properties>
    </style:style>
    <style:style style:name="FFMQuestionnaires.C70" style:family="table-cell">
      <style:table-cell-properties fo:background-color="transparent" fo:padding="0in" fo:border="none" style:writing-mode="page">
        <style:background-image/>
      </style:table-cell-properties>
    </style:style>
    <style:style style:name="FFMQuestionnaires.D72" style:family="table-cell">
      <style:table-cell-properties fo:background-color="transparent" fo:padding="0in" fo:border="none" style:writing-mode="page">
        <style:background-image/>
      </style:table-cell-properties>
    </style:style>
    <style:style style:name="FFMQuestionnaires.B73" style:family="table-cell">
      <style:table-cell-properties fo:background-color="transparent" fo:padding="0in" fo:border="none" style:writing-mode="page">
        <style:background-image/>
      </style:table-cell-properties>
    </style:style>
    <style:style style:name="FFMQuestionnaires.C74" style:family="table-cell">
      <style:table-cell-properties fo:background-color="transparent" fo:padding="0in" fo:border="none" style:writing-mode="page">
        <style:background-image/>
      </style:table-cell-properties>
    </style:style>
    <style:style style:name="FFMQuestionnaires.C75" style:family="table-cell">
      <style:table-cell-properties fo:background-color="transparent" fo:padding="0in" fo:border="none" style:writing-mode="page">
        <style:background-image/>
      </style:table-cell-properties>
    </style:style>
    <style:style style:name="FFMQuestionnaires.C76" style:family="table-cell">
      <style:table-cell-properties fo:background-color="transparent" fo:padding="0in" fo:border="none" style:writing-mode="page">
        <style:background-image/>
      </style:table-cell-properties>
    </style:style>
    <style:style style:name="FFMQuestionnaires.B77" style:family="table-cell">
      <style:table-cell-properties fo:background-color="transparent" fo:padding="0in" fo:border="none" style:writing-mode="page">
        <style:background-image/>
      </style:table-cell-properties>
    </style:style>
    <style:style style:name="FFMQuestionnaires.C78" style:family="table-cell">
      <style:table-cell-properties fo:background-color="transparent" fo:padding="0in" fo:border="none" style:writing-mode="page">
        <style:background-image/>
      </style:table-cell-properties>
    </style:style>
    <style:style style:name="FFMQuestionnaires.C79" style:family="table-cell">
      <style:table-cell-properties fo:background-color="transparent" fo:padding="0in" fo:border="none" style:writing-mode="page">
        <style:background-image/>
      </style:table-cell-properties>
    </style:style>
    <style:style style:name="FFMQuestionnaires.C80" style:family="table-cell">
      <style:table-cell-properties fo:background-color="transparent" fo:padding="0in" fo:border="none" style:writing-mode="page">
        <style:background-image/>
      </style:table-cell-properties>
    </style:style>
    <style:style style:name="FFMQuestionnaires.B81" style:family="table-cell">
      <style:table-cell-properties fo:background-color="transparent" fo:padding="0in" fo:border="none" style:writing-mode="page">
        <style:background-image/>
      </style:table-cell-properties>
    </style:style>
    <style:style style:name="FFMQuestionnaires.C82" style:family="table-cell">
      <style:table-cell-properties fo:background-color="transparent" fo:padding="0in" fo:border="none" style:writing-mode="page">
        <style:background-image/>
      </style:table-cell-properties>
    </style:style>
    <style:style style:name="FFMQuestionnaires.C83" style:family="table-cell">
      <style:table-cell-properties fo:background-color="transparent" fo:padding="0in" fo:border="none" style:writing-mode="page">
        <style:background-image/>
      </style:table-cell-properties>
    </style:style>
    <style:style style:name="FFMQuestionnaires.C84" style:family="table-cell">
      <style:table-cell-properties fo:background-color="transparent" fo:padding="0in" fo:border="none" style:writing-mode="page">
        <style:background-image/>
      </style:table-cell-properties>
    </style:style>
    <style:style style:name="FFMQuestionnaires.B85" style:family="table-cell">
      <style:table-cell-properties fo:background-color="transparent" fo:padding="0in" fo:border="none" style:writing-mode="page">
        <style:background-image/>
      </style:table-cell-properties>
    </style:style>
    <style:style style:name="FFMQuestionnaires.C86" style:family="table-cell">
      <style:table-cell-properties fo:background-color="transparent" fo:padding="0in" fo:border="none" style:writing-mode="page">
        <style:background-image/>
      </style:table-cell-properties>
    </style:style>
    <style:style style:name="FFMQuestionnaires.C87" style:family="table-cell">
      <style:table-cell-properties fo:background-color="transparent" fo:padding="0in" fo:border="none" style:writing-mode="page">
        <style:background-image/>
      </style:table-cell-properties>
    </style:style>
    <style:style style:name="FFMQuestionnaires.C88" style:family="table-cell">
      <style:table-cell-properties fo:background-color="transparent" fo:padding="0in" fo:border="none" style:writing-mode="page">
        <style:background-image/>
      </style:table-cell-properties>
    </style:style>
    <style:style style:name="FFMQuestionnaires.B89" style:family="table-cell">
      <style:table-cell-properties fo:background-color="transparent" fo:padding="0in" fo:border="none" style:writing-mode="page">
        <style:background-image/>
      </style:table-cell-properties>
    </style:style>
    <style:style style:name="FFMQuestionnaires.C90" style:family="table-cell">
      <style:table-cell-properties fo:background-color="transparent" fo:padding="0in" fo:border="none" style:writing-mode="page">
        <style:background-image/>
      </style:table-cell-properties>
    </style:style>
    <style:style style:name="FFMQuestionnaires.C91" style:family="table-cell">
      <style:table-cell-properties fo:background-color="transparent" fo:padding="0in" fo:border="none" style:writing-mode="page">
        <style:background-image/>
      </style:table-cell-properties>
    </style:style>
    <style:style style:name="FFMQuestionnaires.C92" style:family="table-cell">
      <style:table-cell-properties fo:background-color="transparent" fo:padding="0in" fo:border="none" style:writing-mode="page">
        <style:background-image/>
      </style:table-cell-properties>
    </style:style>
    <style:style style:name="FFMQuestionnaires.B95" style:family="table-cell">
      <style:table-cell-properties fo:background-color="transparent" fo:padding="0in" fo:border="none" style:writing-mode="page">
        <style:background-image/>
      </style:table-cell-properties>
    </style:style>
    <style:style style:name="FFMQuestionnaires.C96" style:family="table-cell">
      <style:table-cell-properties fo:background-color="transparent" fo:padding="0in" fo:border="none" style:writing-mode="page">
        <style:background-image/>
      </style:table-cell-properties>
    </style:style>
    <style:style style:name="FFMQuestionnaires.C97" style:family="table-cell">
      <style:table-cell-properties fo:background-color="transparent" fo:padding="0in" fo:border="none" style:writing-mode="page">
        <style:background-image/>
      </style:table-cell-properties>
    </style:style>
    <style:style style:name="FFMQuestionnaires.C98" style:family="table-cell">
      <style:table-cell-properties fo:background-color="transparent" fo:padding="0in" fo:border="none" style:writing-mode="page">
        <style:background-image/>
      </style:table-cell-properties>
    </style:style>
    <style:style style:name="FFMQuestionnaires.C99" style:family="table-cell">
      <style:table-cell-properties fo:background-color="transparent" fo:padding="0in" fo:border="none" style:writing-mode="page">
        <style:background-image/>
      </style:table-cell-properties>
    </style:style>
    <style:style style:name="FFMQuestionnaires.C100" style:family="table-cell">
      <style:table-cell-properties fo:background-color="transparent" fo:padding="0in" fo:border="none" style:writing-mode="page">
        <style:background-image/>
      </style:table-cell-properties>
    </style:style>
    <style:style style:name="FFMQuestionnaires.C101" style:family="table-cell">
      <style:table-cell-properties fo:background-color="transparent" fo:padding="0in" fo:border="none" style:writing-mode="page">
        <style:background-image/>
      </style:table-cell-properties>
    </style:style>
    <style:style style:name="FFMQuestionnaires.B102" style:family="table-cell">
      <style:table-cell-properties fo:background-color="transparent" fo:padding="0in" fo:border="none" style:writing-mode="page">
        <style:background-image/>
      </style:table-cell-properties>
    </style:style>
    <style:style style:name="FFMQuestionnaires.C103" style:family="table-cell">
      <style:table-cell-properties fo:background-color="transparent" fo:padding="0in" fo:border="none" style:writing-mode="page">
        <style:background-image/>
      </style:table-cell-properties>
    </style:style>
    <style:style style:name="FFMQuestionnaires.C104" style:family="table-cell">
      <style:table-cell-properties fo:background-color="transparent" fo:padding="0in" fo:border="none" style:writing-mode="page">
        <style:background-image/>
      </style:table-cell-properties>
    </style:style>
    <style:style style:name="FFMQuestionnaires.C105" style:family="table-cell">
      <style:table-cell-properties fo:background-color="transparent" fo:padding="0in" fo:border="none" style:writing-mode="page">
        <style:background-image/>
      </style:table-cell-properties>
    </style:style>
    <style:style style:name="FFMQuestionnaires.C106" style:family="table-cell">
      <style:table-cell-properties fo:background-color="transparent" fo:padding="0in" fo:border="none" style:writing-mode="page">
        <style:background-image/>
      </style:table-cell-properties>
    </style:style>
    <style:style style:name="FFMQuestionnaires.C107" style:family="table-cell">
      <style:table-cell-properties fo:background-color="transparent" fo:padding="0in" fo:border="none" style:writing-mode="page">
        <style:background-image/>
      </style:table-cell-properties>
    </style:style>
    <style:style style:name="FFMQuestionnaires.C108" style:family="table-cell">
      <style:table-cell-properties fo:background-color="transparent" fo:padding="0in" fo:border="none" style:writing-mode="page">
        <style:background-image/>
      </style:table-cell-properties>
    </style:style>
    <style:style style:name="FFMQuestionnaires.B109" style:family="table-cell">
      <style:table-cell-properties fo:background-color="transparent" fo:padding="0in" fo:border="none" style:writing-mode="page">
        <style:background-image/>
      </style:table-cell-properties>
    </style:style>
    <style:style style:name="FFMQuestionnaires.C110" style:family="table-cell">
      <style:table-cell-properties fo:background-color="transparent" fo:padding="0in" fo:border="none" style:writing-mode="page">
        <style:background-image/>
      </style:table-cell-properties>
    </style:style>
    <style:style style:name="FFMQuestionnaires.C111" style:family="table-cell">
      <style:table-cell-properties fo:background-color="transparent" fo:padding="0in" fo:border="none" style:writing-mode="page">
        <style:background-image/>
      </style:table-cell-properties>
    </style:style>
    <style:style style:name="FFMQuestionnaires.C112" style:family="table-cell">
      <style:table-cell-properties fo:background-color="transparent" fo:padding="0in" fo:border="none" style:writing-mode="page">
        <style:background-image/>
      </style:table-cell-properties>
    </style:style>
    <style:style style:name="FFMQuestionnaires.C113" style:family="table-cell">
      <style:table-cell-properties fo:background-color="transparent" fo:padding="0in" fo:border="none" style:writing-mode="page">
        <style:background-image/>
      </style:table-cell-properties>
    </style:style>
    <style:style style:name="FFMQuestionnaires.C114" style:family="table-cell">
      <style:table-cell-properties fo:background-color="transparent" fo:padding="0in" fo:border="none" style:writing-mode="page">
        <style:background-image/>
      </style:table-cell-properties>
    </style:style>
    <style:style style:name="FFMQuestionnaires.C115" style:family="table-cell">
      <style:table-cell-properties fo:background-color="transparent" fo:padding="0in" fo:border="none" style:writing-mode="page">
        <style:background-image/>
      </style:table-cell-properties>
    </style:style>
    <style:style style:name="FFMQuestionnaires.B116" style:family="table-cell">
      <style:table-cell-properties fo:background-color="transparent" fo:padding="0in" fo:border="none" style:writing-mode="page">
        <style:background-image/>
      </style:table-cell-properties>
    </style:style>
    <style:style style:name="FFMQuestionnaires.C117" style:family="table-cell">
      <style:table-cell-properties fo:background-color="transparent" fo:padding="0in" fo:border="none" style:writing-mode="page">
        <style:background-image/>
      </style:table-cell-properties>
    </style:style>
    <style:style style:name="FFMQuestionnaires.C118" style:family="table-cell">
      <style:table-cell-properties fo:background-color="transparent" fo:padding="0in" fo:border="none" style:writing-mode="page">
        <style:background-image/>
      </style:table-cell-properties>
    </style:style>
    <style:style style:name="FFMQuestionnaires.C119" style:family="table-cell">
      <style:table-cell-properties fo:background-color="transparent" fo:padding="0in" fo:border="none" style:writing-mode="page">
        <style:background-image/>
      </style:table-cell-properties>
    </style:style>
    <style:style style:name="FFMQuestionnaires.C120" style:family="table-cell">
      <style:table-cell-properties fo:background-color="transparent" fo:padding="0in" fo:border="none" style:writing-mode="page">
        <style:background-image/>
      </style:table-cell-properties>
    </style:style>
    <style:style style:name="FFMQuestionnaires.C121" style:family="table-cell">
      <style:table-cell-properties fo:background-color="transparent" fo:padding="0in" fo:border="none" style:writing-mode="page">
        <style:background-image/>
      </style:table-cell-properties>
    </style:style>
    <style:style style:name="FFMQuestionnaires.C122" style:family="table-cell">
      <style:table-cell-properties fo:background-color="transparent" fo:padding="0in" fo:border="none" style:writing-mode="page">
        <style:background-image/>
      </style:table-cell-properties>
    </style:style>
    <style:style style:name="FFMQuestionnaires.B123" style:family="table-cell">
      <style:table-cell-properties fo:background-color="transparent" fo:padding="0in" fo:border="none" style:writing-mode="page">
        <style:background-image/>
      </style:table-cell-properties>
    </style:style>
    <style:style style:name="FFMQuestionnaires.C124" style:family="table-cell">
      <style:table-cell-properties fo:background-color="transparent" fo:padding="0in" fo:border="none" style:writing-mode="page">
        <style:background-image/>
      </style:table-cell-properties>
    </style:style>
    <style:style style:name="FFMQuestionnaires.C125" style:family="table-cell">
      <style:table-cell-properties fo:background-color="transparent" fo:padding="0in" fo:border="none" style:writing-mode="page">
        <style:background-image/>
      </style:table-cell-properties>
    </style:style>
    <style:style style:name="FFMQuestionnaires.C126" style:family="table-cell">
      <style:table-cell-properties fo:background-color="transparent" fo:padding="0in" fo:border="none" style:writing-mode="page">
        <style:background-image/>
      </style:table-cell-properties>
    </style:style>
    <style:style style:name="FFMQuestionnaires.C127" style:family="table-cell">
      <style:table-cell-properties fo:background-color="transparent" fo:padding="0in" fo:border="none" style:writing-mode="page">
        <style:background-image/>
      </style:table-cell-properties>
    </style:style>
    <style:style style:name="FFMQuestionnaires.C128" style:family="table-cell">
      <style:table-cell-properties fo:background-color="transparent" fo:padding="0in" fo:border="none" style:writing-mode="page">
        <style:background-image/>
      </style:table-cell-properties>
    </style:style>
    <style:style style:name="FFMQuestionnaires.A129" style:family="table-cell" style:data-style-name="N100">
      <style:table-cell-properties fo:background-color="transparent" fo:padding="0in" fo:border-left="none" fo:border-right="none" fo:border-top="none" fo:border-bottom="0.75pt solid #000000" style:writing-mode="page">
        <style:background-image/>
      </style:table-cell-properties>
    </style:style>
    <style:style style:name="FFMQuestionnaires.B12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FMQuestionnaires.C129"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style:font-name="Times New Roman" fo:font-size="12pt" fo:language="en" fo:country="US" style:font-size-asian="12pt" style:font-name-complex="Times New Roman2"/>
    </style:style>
    <style:style style:name="P2" style:family="paragraph" style:parent-style-name="Text_20_body">
      <style:text-properties officeooo:paragraph-rsid="00442c9b"/>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font-name="Times New Roman" fo:font-size="12pt" fo:language="en" fo:country="US" style:font-size-asian="12pt" style:font-name-complex="Times New Roman2"/>
    </style:style>
    <style:style style:name="P5" style:family="paragraph" style:parent-style-name="Standard">
      <style:paragraph-properties fo:margin-left="0in" fo:margin-right="0in" fo:text-indent="0in" style:auto-text-indent="false"/>
      <style:text-properties style:font-name="Times New Roman" fo:font-size="12pt" fo:language="en" fo:country="US" fo:font-weight="bold" style:font-size-asian="12pt" style:font-weight-asian="bold" style:font-name-complex="Times New Roman2"/>
    </style:style>
    <style:style style:name="P6" style:family="paragraph" style:parent-style-name="Standard">
      <style:paragraph-properties fo:margin-left="0in" fo:margin-right="0in" fo:text-align="center" style:justify-single-word="false" fo:text-indent="0in" style:auto-text-indent="false"/>
      <style:text-properties style:font-name="Times New Roman" fo:font-size="12pt" fo:language="en" fo:country="US" fo:font-weight="bold" style:font-size-asian="12pt" style:font-weight-asian="bold" style:font-name-complex="Times New Roman2"/>
    </style:style>
    <style:style style:name="P7" style:family="paragraph" style:parent-style-name="Standard">
      <style:text-properties style:font-name="Times New Roman" fo:font-size="12pt" fo:language="en" fo:country="US" style:font-size-asian="12pt" style:font-name-complex="Times New Roman2"/>
    </style:style>
    <style:style style:name="P8" style:family="paragraph" style:parent-style-name="Standard">
      <style:text-properties officeooo:paragraph-rsid="00442c9b"/>
    </style:style>
    <style:style style:name="P9" style:family="paragraph" style:parent-style-name="Standard">
      <style:paragraph-properties fo:margin-left="0in" fo:margin-right="0in" fo:text-indent="0.4917in" style:auto-text-indent="false"/>
    </style:style>
    <style:style style:name="P10" style:family="paragraph" style:parent-style-name="Standard">
      <style:paragraph-properties fo:margin-left="0in" fo:margin-right="0in" fo:text-indent="0.4917in" style:auto-text-indent="false"/>
      <style:text-properties style:font-name="Times New Roman" fo:font-size="9pt" fo:language="en" fo:country="US" style:font-size-asian="9pt" style:font-name-complex="Times New Roman2"/>
    </style:style>
    <style:style style:name="P11" style:family="paragraph" style:parent-style-name="Standard">
      <style:paragraph-properties fo:margin-left="0in" fo:margin-right="0in" fo:text-indent="0.4917in" style:auto-text-indent="false"/>
      <style:text-properties style:font-name="Times New Roman" fo:font-size="12pt" fo:language="en" fo:country="US" style:font-size-asian="12pt" style:font-name-complex="Times New Roman2"/>
    </style:style>
    <style:style style:name="P12" style:family="paragraph" style:parent-style-name="Standard">
      <style:paragraph-properties fo:margin-left="0in" fo:margin-right="0in" fo:text-indent="0.4917in" style:auto-text-indent="false"/>
      <style:text-properties style:font-name="Times New Roman" fo:font-size="12pt" fo:language="en" fo:country="US" fo:font-weight="bold" style:font-size-asian="12pt" style:font-weight-asian="bold" style:font-name-complex="Times New Roman2"/>
    </style:style>
    <style:style style:name="P13" style:family="paragraph" style:parent-style-name="List_20_Paragraph">
      <style:text-properties style:font-name="Times New Roman" fo:font-size="12pt" fo:language="en" fo:country="US" style:font-size-asian="12pt" style:font-name-complex="Times New Roman2"/>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e455" officeooo:paragraph-rsid="00442c9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42c9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1d09" officeooo:paragraph-rsid="00442c9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2dc9" officeooo:paragraph-rsid="00442c9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9f88" officeooo:paragraph-rsid="00442c9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ebc2" officeooo:paragraph-rsid="00442c9b"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f7b8" officeooo:paragraph-rsid="00442c9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4e01" officeooo:paragraph-rsid="00504e0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master-page-name="Standard">
      <style:paragraph-properties fo:margin-left="0in" fo:margin-right="0in" fo:text-align="center" style:justify-single-word="false" fo:text-indent="0in" style:auto-text-indent="false" style:page-number="auto"/>
      <style:text-properties style:font-name="Times New Roman" fo:font-size="12pt" fo:language="en" fo:country="US" fo:font-weight="bold" style:font-size-asian="12pt" style:font-weight-asian="bold" style:font-name-complex="Times New Roman2"/>
    </style:style>
    <style:style style:name="P23" style:family="paragraph" style:parent-style-name="Standard" style:master-page-name="Converted10">
      <style:paragraph-properties fo:margin-left="0in" fo:margin-right="0in" fo:text-align="center" style:justify-single-word="false" fo:text-indent="0in" style:auto-text-indent="false" style:page-number="auto"/>
      <style:text-properties style:font-name="Times New Roman" fo:font-size="12pt" fo:language="en" fo:country="US" fo:font-weight="bold" style:font-size-asian="12pt" style:font-weight-asian="bold" style:font-name-complex="Times New Roman2"/>
    </style:style>
    <style:style style:name="P24" style:family="paragraph" style:parent-style-name="Standard" style:master-page-name="Converted10">
      <style:paragraph-properties fo:margin-left="0in" fo:margin-right="0in" fo:text-align="center" style:justify-single-word="false" fo:text-indent="0in" style:auto-text-indent="false" style:page-number="auto"/>
      <style:text-properties style:font-name="Times New Roman" fo:font-size="12pt" fo:language="en" fo:country="US" fo:font-weight="bold" officeooo:paragraph-rsid="00703bfb" style:font-size-asian="12pt" style:font-weight-asian="bold" style:font-name-complex="Times New Roman2"/>
    </style:style>
    <style:style style:name="P25" style:family="paragraph" style:parent-style-name="Standard">
      <style:paragraph-properties fo:margin-left="0in" fo:margin-right="0in" fo:text-align="center" style:justify-single-word="false" fo:text-indent="0in" style:auto-text-indent="false"/>
      <style:text-properties style:font-name="Times New Roman" fo:font-size="12pt" fo:language="en" fo:country="US" fo:font-weight="bold" officeooo:paragraph-rsid="00703bfb" style:font-size-asian="12pt" style:font-weight-asian="bold" style:font-name-complex="Times New Roman2"/>
    </style:style>
    <style:style style:name="P26" style:family="paragraph" style:parent-style-name="Standard">
      <style:paragraph-properties fo:margin-left="0in" fo:margin-right="0in" fo:text-indent="0in" style:auto-text-indent="false"/>
      <style:text-properties style:font-name="Times New Roman" fo:font-size="12pt" fo:language="en" fo:country="US" fo:font-weight="bold" officeooo:paragraph-rsid="00703bfb" style:font-size-asian="12pt" style:font-weight-asian="bold" style:font-name-complex="Times New Roman2"/>
    </style:style>
    <style:style style:name="P27" style:family="paragraph" style:parent-style-name="Standard">
      <style:paragraph-properties fo:margin-left="0in" fo:margin-right="0in" fo:text-indent="0in" style:auto-text-indent="false"/>
      <style:text-properties officeooo:paragraph-rsid="00703bfb"/>
    </style:style>
    <style:style style:name="P28" style:family="paragraph" style:parent-style-name="Standard">
      <style:paragraph-properties fo:margin-left="0in" fo:margin-right="0in" fo:text-indent="0.4917in" style:auto-text-indent="false"/>
      <style:text-properties style:font-name="Times New Roman" fo:font-size="12pt" fo:language="en" fo:country="US" fo:font-weight="bold" officeooo:paragraph-rsid="00703bfb" style:font-size-asian="12pt" style:font-weight-asian="bold" style:font-name-complex="Times New Roman2"/>
    </style:style>
    <style:style style:name="P29" style:family="paragraph" style:parent-style-name="Standard">
      <style:paragraph-properties fo:margin-left="0in" fo:margin-right="0in" fo:text-indent="0.4917in" style:auto-text-indent="false"/>
      <style:text-properties style:font-name="Times New Roman" fo:font-size="12pt" fo:language="en" fo:country="US" officeooo:paragraph-rsid="00703bfb" style:font-size-asian="12pt" style:font-name-complex="Times New Roman2"/>
    </style:style>
    <style:style style:name="P30" style:family="paragraph" style:parent-style-name="Standard">
      <style:paragraph-properties fo:margin-left="0in" fo:margin-right="0in" fo:text-indent="0.4917in" style:auto-text-indent="false"/>
      <style:text-properties style:font-name="Times New Roman" fo:font-size="9pt" fo:language="en" fo:country="US" officeooo:paragraph-rsid="00703bfb" style:font-size-asian="9pt" style:font-name-complex="Times New Roman2"/>
    </style:style>
    <style:style style:name="P31" style:family="paragraph" style:parent-style-name="Standard">
      <style:paragraph-properties fo:margin-left="0in" fo:margin-right="0in" fo:text-indent="0.4917in" style:auto-text-indent="false"/>
      <style:text-properties officeooo:paragraph-rsid="00703bfb"/>
    </style:style>
    <style:style style:name="P32" style:family="paragraph" style:parent-style-name="Standard">
      <style:text-properties style:font-name="Times New Roman" fo:font-size="12pt" fo:language="en" fo:country="US" officeooo:paragraph-rsid="00703bfb" style:font-size-asian="12pt" style:font-name-complex="Times New Roman2"/>
    </style:style>
    <style:style style:name="P33" style:family="paragraph" style:parent-style-name="Standard">
      <style:text-properties officeooo:paragraph-rsid="00703bfb"/>
    </style:style>
    <style:style style:name="P34" style:family="paragraph" style:parent-style-name="Text_20_body">
      <style:paragraph-properties fo:margin-top="0in" fo:margin-bottom="0in" loext:contextual-spacing="false"/>
      <style:text-properties fo:text-shadow="1pt 1pt" officeooo:rsid="00442c9b" officeooo:paragraph-rsid="00442c9b" fo:background-color="transparent" style:font-size-asian="10.5pt"/>
    </style:style>
    <style:style style:name="P35" style:family="paragraph" style:parent-style-name="Text_20_body">
      <style:paragraph-properties fo:margin-top="0in" fo:margin-bottom="0in" loext:contextual-spacing="false"/>
      <style:text-properties fo:text-shadow="1pt 1pt" officeooo:rsid="00347dcc" officeooo:paragraph-rsid="00347dcc" fo:background-color="transparent" style:font-size-asian="10.5pt"/>
    </style:style>
    <style:style style:name="P36" style:family="paragraph" style:parent-style-name="Text_20_body">
      <style:paragraph-properties fo:margin-top="0in" fo:margin-bottom="0in" loext:contextual-spacing="false"/>
      <style:text-properties fo:text-shadow="1pt 1pt" officeooo:rsid="00347dcc" officeooo:paragraph-rsid="0037815d" fo:background-color="transparent" style:font-size-asian="10.5pt"/>
    </style:style>
    <style:style style:name="P37" style:family="paragraph" style:parent-style-name="Text_20_body">
      <style:paragraph-properties fo:margin-top="0in" fo:margin-bottom="0in" loext:contextual-spacing="false"/>
      <style:text-properties fo:text-shadow="1pt 1pt" officeooo:rsid="0035edba" officeooo:paragraph-rsid="0037815d" fo:background-color="transparent" style:font-size-asian="10.5pt"/>
    </style:style>
    <style:style style:name="P38" style:family="paragraph" style:parent-style-name="Text_20_body">
      <style:paragraph-properties fo:margin-top="0in" fo:margin-bottom="0in" loext:contextual-spacing="false"/>
      <style:text-properties fo:text-shadow="1pt 1pt" fo:background-color="transparent" style:font-size-asian="10.5pt"/>
    </style:style>
    <style:style style:name="P39" style:family="paragraph" style:parent-style-name="Text_20_body">
      <style:text-properties style:text-position="0% 100%" officeooo:rsid="0056a217" officeooo:paragraph-rsid="006d3b11"/>
    </style:style>
    <style:style style:name="P40" style:family="paragraph" style:parent-style-name="Text_20_body">
      <style:text-properties style:text-position="0% 100%" officeooo:rsid="004e2a5d" officeooo:paragraph-rsid="004e2a5d" fo:background-color="transparent"/>
    </style:style>
    <style:style style:name="P41" style:family="paragraph" style:parent-style-name="Text_20_body">
      <style:text-properties style:text-position="0% 100%" officeooo:rsid="0056a217" officeooo:paragraph-rsid="006d3b11" fo:background-color="transparent"/>
    </style:style>
    <style:style style:name="P42" style:family="paragraph" style:parent-style-name="Text_20_body">
      <style:text-properties officeooo:rsid="0025d2aa" officeooo:paragraph-rsid="00278e56" fo:background-color="transparent"/>
    </style:style>
    <style:style style:name="P43" style:family="paragraph" style:parent-style-name="Text_20_body">
      <style:text-properties fo:background-color="transparent"/>
    </style:style>
    <style:style style:name="P44" style:family="paragraph" style:parent-style-name="Text_20_body">
      <style:text-properties officeooo:paragraph-rsid="002405eb" fo:background-color="transparent"/>
    </style:style>
    <style:style style:name="P45" style:family="paragraph" style:parent-style-name="Text_20_body">
      <style:text-properties officeooo:paragraph-rsid="002e4ff6" fo:background-color="transparent"/>
    </style:style>
    <style:style style:name="P46" style:family="paragraph" style:parent-style-name="Text_20_body">
      <style:text-properties fo:text-shadow="1pt 1pt" fo:font-weight="bold" fo:background-color="transparent" style:font-weight-asian="bold" style:font-weight-complex="bold"/>
    </style:style>
    <style:style style:name="P47" style:family="paragraph" style:parent-style-name="Text_20_body">
      <style:text-properties fo:text-shadow="1pt 1pt" fo:background-color="transparent"/>
    </style:style>
    <style:style style:name="P48" style:family="paragraph" style:parent-style-name="Text_20_body">
      <style:text-properties fo:font-weight="bold" officeooo:rsid="004480c5" officeooo:paragraph-rsid="004480c5" fo:background-color="transparent" style:font-weight-asian="bold" style:font-weight-complex="bold"/>
    </style:style>
    <style:style style:name="P49" style:family="paragraph" style:parent-style-name="Text_20_body">
      <style:text-properties fo:font-weight="normal" officeooo:rsid="00589400" officeooo:paragraph-rsid="00589400" fo:background-color="transparent" style:font-weight-asian="normal" style:font-weight-complex="normal"/>
    </style:style>
    <style:style style:name="P50" style:family="paragraph" style:parent-style-name="Text_20_body">
      <style:paragraph-properties fo:margin-left="0in" fo:margin-right="0in" fo:text-indent="0in" style:auto-text-indent="true"/>
      <style:text-properties fo:background-color="transparent"/>
    </style:style>
    <style:style style:name="P51" style:family="paragraph" style:parent-style-name="Text_20_body">
      <style:paragraph-properties fo:margin-left="0in" fo:margin-right="0in" fo:text-indent="0in" style:auto-text-indent="true"/>
      <style:text-properties officeooo:paragraph-rsid="0032449f" fo:background-color="transparent"/>
    </style:style>
    <style:style style:name="P52" style:family="paragraph" style:parent-style-name="List_20_Paragraph" style:list-style-name="WWNum1"/>
    <style:style style:name="P53" style:family="paragraph" style:parent-style-name="List_20_Paragraph" style:list-style-name="WWNum1">
      <style:text-properties style:font-name="Times New Roman" fo:font-size="12pt" fo:language="en" fo:country="US" style:font-size-asian="12pt" style:font-name-complex="Times New Roman2"/>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35edba"/>
    </style:style>
    <style:style style:name="T2" style:family="text">
      <style:text-properties officeooo:rsid="003897e3"/>
    </style:style>
    <style:style style:name="T3" style:family="text">
      <style:text-properties officeooo:rsid="00320f00"/>
    </style:style>
    <style:style style:name="T4" style:family="text">
      <style:text-properties fo:text-shadow="1pt 1pt"/>
    </style:style>
    <style:style style:name="T5" style:family="text">
      <style:text-properties style:text-position="0% 100%" officeooo:rsid="00278e56"/>
    </style:style>
    <style:style style:name="T6" style:family="text">
      <style:text-properties style:text-position="0% 100%" officeooo:rsid="002b4554"/>
    </style:style>
    <style:style style:name="T7" style:family="text">
      <style:text-properties style:text-position="0% 100%" officeooo:rsid="002aff27"/>
    </style:style>
    <style:style style:name="T8" style:family="text">
      <style:text-properties style:text-position="0% 100%" officeooo:rsid="002e4ff6"/>
    </style:style>
    <style:style style:name="T9" style:family="text">
      <style:text-properties style:text-position="0% 100%" officeooo:rsid="002f66bf"/>
    </style:style>
    <style:style style:name="T10" style:family="text">
      <style:text-properties style:text-position="0% 100%" officeooo:rsid="004d24ae"/>
    </style:style>
    <style:style style:name="T11" style:family="text">
      <style:text-properties style:font-name="Times New Roman" fo:font-size="12pt" fo:language="en" fo:country="US" style:font-size-asian="12pt" style:font-name-complex="Times New Roman2"/>
    </style:style>
    <style:style style:name="T12" style:family="text">
      <style:text-properties style:font-name="Times New Roman" fo:font-size="12pt" fo:language="en" fo:country="US" style:font-size-asian="12pt" style:font-name-complex="Times New Roman2" style:font-style-complex="italic"/>
    </style:style>
    <style:style style:name="T13" style:family="text">
      <style:text-properties style:font-name="Times New Roman" fo:font-size="12pt" fo:language="en" fo:country="US" fo:font-weight="bold" style:font-size-asian="12pt" style:font-weight-asian="bold" style:font-name-complex="Times New Roman2"/>
    </style:style>
    <style:style style:name="T14" style:family="text">
      <style:text-properties style:font-name="Times New Roman" fo:font-size="12pt" fo:language="en" fo:country="US" fo:font-style="italic" fo:font-weight="bold" style:font-size-asian="12pt" style:font-style-asian="italic" style:font-weight-asian="bold" style:font-name-complex="Times New Roman2"/>
    </style:style>
    <style:style style:name="T15" style:family="text">
      <style:text-properties style:font-name="Times New Roman" fo:font-size="12pt" fo:language="en" fo:country="US" fo:background-color="#ffff00" loext:char-shading-value="0" style:font-size-asian="12pt" style:font-name-complex="Times New Roman2"/>
    </style:style>
    <style:style style:name="T16" style:family="text">
      <style:text-properties style:font-name="Times New Roman" fo:font-size="9pt" fo:language="en" fo:country="US" style:font-size-asian="9pt" style:font-name-complex="Times New Roman2"/>
    </style:style>
    <style:style style:name="T17" style:family="text">
      <style:text-properties style:font-name="Wingdings" fo:font-size="12pt" fo:language="en" fo:country="US" style:font-name-asian="Wingdings2" style:font-size-asian="12pt" style:font-name-complex="Wingdings2"/>
    </style:style>
    <style:style style:name="T18" style:family="text">
      <style:text-properties officeooo:rsid="001d2586"/>
    </style:style>
    <style:style style:name="T19" style:family="text">
      <style:text-properties fo:color="#000000" fo:text-shadow="1pt 1pt"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officeooo:rsid="00278e56" style:font-size-asian="10.5pt"/>
    </style:style>
    <style:style style:name="T22" style:family="text">
      <style:text-properties officeooo:rsid="003145e9" style:font-size-asian="10.5pt"/>
    </style:style>
    <style:style style:name="T23" style:family="text">
      <style:text-properties officeooo:rsid="00278e56"/>
    </style:style>
    <style:style style:name="T24" style:family="text">
      <style:text-properties officeooo:rsid="003145e9"/>
    </style:style>
    <style:style style:name="T25" style:family="text">
      <style:text-properties officeooo:rsid="0037815d"/>
    </style:style>
    <style:style style:name="T26" style:family="text">
      <style:text-properties style:text-position="super 58%" officeooo:rsid="003897e3"/>
    </style:style>
    <style:style style:name="T27" style:family="text">
      <style:text-properties officeooo:rsid="001b9f88"/>
    </style:style>
    <style:style style:name="T28" style:family="text">
      <style:text-properties officeooo:rsid="004480c5"/>
    </style:style>
    <style:style style:name="T29" style:family="text">
      <style:text-properties officeooo:rsid="004f0325"/>
    </style:style>
    <style:style style:name="T30" style:family="text">
      <style:text-properties officeooo:rsid="0058bd7a"/>
    </style:style>
    <style:style style:name="T31" style:family="text">
      <style:text-properties officeooo:rsid="005cf545"/>
    </style:style>
    <style:style style:name="T32" style:family="text">
      <style:text-properties officeooo:rsid="005db873"/>
    </style:style>
    <style:style style:name="T33" style:family="text">
      <style:text-properties officeooo:rsid="005fb01d"/>
    </style:style>
    <style:style style:name="T34" style:family="text">
      <style:text-properties officeooo:rsid="00605282"/>
    </style:style>
    <style:style style:name="T35" style:family="text">
      <style:text-properties officeooo:rsid="006114c5"/>
    </style:style>
    <style:style style:name="T36" style:family="text">
      <style:text-properties officeooo:rsid="00649e6f"/>
    </style:style>
    <style:style style:name="T37" style:family="text">
      <style:text-properties officeooo:rsid="0065de25"/>
    </style:style>
    <style:style style:name="T38" style:family="text">
      <style:text-properties officeooo:rsid="006f7232"/>
    </style:style>
    <style:style style:name="T39"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Clear Sans"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language="en" fo:country="US"/>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lear Sans"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lear Sans"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size="10pt" fo:language="en" fo:country="US" style:language-asian="zh" style:country-asian="CN" style:language-complex="hi" style:country-complex="IN"/>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35">­</text:span>Introduction</text:p>
      <text:p text:style-name="P4">Short history and relevance of the Big 5 </text:p>
      <text:p text:style-name="P1">- History (Digman, 1990; L. Goldberg, 1990)</text:p>
      <text:p text:style-name="P1"/>
      <text:p text:style-name="P51">Over the last decades, the Five Factor Model (FFM) has become a widely accepted model for describing <text:span text:style-name="T3">general</text:span>attributes of personality. <text:span text:style-name="T24">The FFM is a hierarchical model which describes human individual differences in personality at the dispositional level: one of the most basic, universal, biologically-influenced and stable layers of human inter-individual differences in behavior, cognition and feeling [@McAdams2006a]. Its hierarchical nature is relevant to acknowledge behavior from the most specific (nuances), to the most broad </text:span><text:span text:style-name="T22">differences</text:span><text:span text:style-name="T24"> in temperament and character (dimensions), through an undefined number of mid-level personality characteristics called facets. Most of research concerning criterion validity of the FFM inventories has focused on the covariation between the Big Five dimensions and relevant external outcomes. However, specific dispositional characteristics captured in the facet level might be of extreme utility to provide more complex descriptions of individuality and to predict life outcomes to a major extent [@Paunonen2001,@Lounsbury2002,@Ziegler2014]. Moreover, the number and nature of the facets measured by personality instruments is far from consensus, and most questionnaires cover only a few of possible facets. One of the reasons for this multiplicity of proposals is the elusiveness of the facet structure when studied in different cultures (and in different developmental periods?)(ref). In this work we present a personality questionnaire which is broad at the facet level, of open-access, and with a validated facet structure between two different cultures. </text:span><text:s/></text:p>
      <text:p text:style-name="P50"/>
      <text:p text:style-name="P50"><text:span text:style-name="T20">A short history of the FFM / Big Five</text:span><office:annotation><dc:creator>Matthias  Ziegler</dc:creator><dc:date>2018-05-29T17:24:14</dc:date><text:p text:style-name="P54"><text:span text:style-name="T39">Don't be afraid of subheadings. One is needed here. </text:span></text:p></office:annotation></text:p>
      <text:p text:style-name="P50">Francis Galton proposed the fundamental lexical hypothesis as a ground from where to describe interpersonal differences in personality. The hypothesis states that every apprehended characteristic in the realm of personality should have its place in the natural language, a corollary derived from this first statement is that the essential features must represent a unique word in the lexical universe of this language. Galton himself (1884), and later Allport and Odbert (1936) and still later Norman (1967) used English dictionaries for a systematic description of all <text:s/>adjectives which could be related to human personality characteristics. Using exploratory factor analyses on self- and other ratings five broad factors could repeatedly be extracted from the data. These efforts were also replicated in different languages, such as in German (Klages,…), Baumgartner,… </text:p>
      <text:p text:style-name="P43"><text:soft-page-break/><text:s/>Cattell was one of the first researchers who systematically applied exploratory factor analysis in order to explore personality structure. He inspected the correlation structure of the items in the word lists of his predecessors, finding 16 personality oblique factors, including one factor specifically for intelligence, these factors form the 16-PF. <text:s/>These 16 factors were the primary factors in a hierarchical structure for Cattell (coetany to L.L. Thurstone and undoubtedly influenced by him). Cattell himself viewed personality as a hierarchical structure, containing three layers <text:span text:style-name="T28">(</text:span>Cattell, 1956). The second order factors resemble the Big Five dimensions (Digman, 1990).</text:p>
      <text:p text:style-name="P43">Different researchers followed Cattell in the study of dispositional traits of personality. One of the most influential models was Eysenck‘s Big Three. Grounded on a strong biological basis, Eysenck‘s theory supposed a link between temperament and personality. Its structural proposal concerned at first two big factors, named Neuroticism vs. Emotional stability and Extraversion vs. Introversion. These two dimensions were later <text:s/>joined by a third factor that Eysenck <text:s/>called Psychoticism. This label was criticized by others who s<text:span text:style-name="T18">u</text:span>ggested that a more appropriate term would be psychopathy (Digman, 1990). Eysenck‘s big two are still „alive“ today in the FFM, and his third factor, psychoticism, can be operationalized as two dimensions of the FFM: Agreeableness (or …) and Conscientiousness (or ….).</text:p>
      <text:p text:style-name="P50">A large number of studies have focused on the problem of personality structure resulting in a five factor solution (Fiske, 1949; Norman, 1963; Tupes &amp; Christal, 1961; Borgatta, 1964). Possibly the two most widely cited works relating to the foundations of the FFM are those of Goldberg (…) and McRae Costa (…). Goldberg can be seen as one of the first who extended research concerning the FFM, while McRae &amp; Costa‘s importance rests on popularizing the terminology (OCEAN) and the development of one of the most used tools to assess personality based on the FFM: the NEO-Pi. The FFM dimensions are labeled as follows: I) Extraversion vs. Introversion. II) Agreeableness or Friendliness. III) Conscientiousness or Achievement or Will. IV) Emotional Stability vs. Neuroticism. V) Openness or Intellect or Culture.</text:p>
      <text:p text:style-name="P50">One of the most important features of the FFM is the fact that it could be replicated in different languages. Research is available in Japanese, Vietnamese, German, Spanish, Greek, (refs)<office:annotation><dc:creator>Unknown Author</dc:creator><dc:date>2018-06-18T14:01:09.635891777</dc:date><text:p text:style-name="P55"><text:span text:style-name="T41">Go to the Handbook of personality by John to get refs for this.</text:span></text:p></office:annotation>… This finding suggests that the way human beings construe personality is at some point universal and that its basic features are retained within the FFM. Another essential characteristic relies on its hierarchical nature. The five <text:span text:style-name="T37">domains</text:span> are useful to retain the big picture <text:span text:style-name="T37">of personality</text:span>, <text:span text:style-name="T36">maximize the situation consistency and reliably assess difficult subjects such as children</text:span><text:span text:style-name="T36"><office:annotation><dc:creator>Unknown Author</dc:creator><dc:date>2018-06-18T13:59:37.306518741</dc:date><text:p text:style-name="P55"><text:span text:style-name="T41">Here I am speculating a bit. There is possibly research on this but I am not aware of it yet.</text:span></text:p></office:annotation></text:span><text:span text:style-name="T36">.</text:span> Nonetheless, each dimension is conceptualized as a latent construct formed by more specific <text:span text:style-name="T37">narrow</text:span> factors <text:span text:style-name="T37">called</text:span> facets, which <text:span text:style-name="T37">in turn </text:span><text:soft-page-break/>are useful to <text:span text:style-name="T37">depict</text:span> the impact of personality characteristics into <text:span text:style-name="T37">specific</text:span> behaviors and <text:span text:style-name="T37">concrete </text:span>life outcomes. </text:p>
      <text:p text:style-name="P43"><text:span text:style-name="T4">The FFM has proven to be a valid theoretical and empirical model to predict relevant life outcomes. Research such as Ozer &amp; Benet-Martinez (2006) or Roberts; Kuncel; Shiner; Caspi &amp; Goldberg ( 2007) has shown that scores for the Five Dimensions (and their related facets) are </text:span><text:span text:style-name="T4"><office:annotation><dc:creator>Matthias  Ziegler</dc:creator><dc:date>2018-05-29T17:35:37</dc:date><text:p text:style-name="P54"><text:span text:style-name="T39">Why a different font?</text:span></text:p></office:annotation></text:span><text:span text:style-name="T4">able to explain outcomes such as Academic and work performance, health, personality disorders, political attitudes and many more. The empirical findings linking FFM measures to life outcomes have reinforced the concurrent validity of the mod</text:span><text:span text:style-name="T4"><office:annotation><dc:creator>Matthias  Ziegler</dc:creator><dc:date>2018-05-29T17:35:54</dc:date><text:p text:style-name="P54"><text:span text:style-name="T39">Test score interpretations</text:span></text:p></office:annotation></text:span><text:span text:style-name="T4"><office:annotation><dc:creator>Unknown Author</dc:creator><dc:date>2018-06-08T14:25:53.088175546</dc:date><text:p text:style-name="P54"><text:span text:style-name="T42">Reply to Matthias <text:s/>Ziegler (05/29/2018, 17:35): "..."</text:span></text:p><text:p><text:span text:style-name="T43">?</text:span></text:p></office:annotation></text:span><text:span text:style-name="T4">el.</text:span></text:p>
      <text:p text:style-name="P46">Facet Structures </text:p>
      <text:p text:style-name="P47">There are a number of models that include a facet structure below the five broad domains. The most widely known model is the one suggested by Costa and McCrae (XXX). Other popular models have been suggested for the Big Five Inventory 2 (Soto &amp; John, 2017), the IPIP (JRP paper), and the HEXACO model (XXX), which also assumes six broad domains. Table 1 gives an overview of these different models listing their facets per domain as well as some information regarding their psychometric properties. </text:p>
      <text:p text:style-name="P34">Table 1</text:p>
      <text:p text:style-name="P38"/>
      <text:p text:style-name="P35">As can be seen in the table, there is no consensus at the facet level between the different FFM questionnaires (look for overlaps <text:span text:style-name="T25">&amp; few words about the table?)</text:span></text:p>
      <text:p text:style-name="P36">The nosological network commonly assumed in FFM questionnaires is drawn from nuances <text:s/>t<text:span text:style-name="T25">hrough</text:span> facets to domains, from more specific to more general. Relying in domains to explain and predict behaviour can benefit from ease of interpretability. However, optimal predictions for specific contexts can be enhanced if a more specific set of traits is used. On the other hand, using nuances to predict behavio<text:span text:style-name="T33">r</text:span> m<text:span text:style-name="T1">ight yield a stronger predictive ability (Seeboth &amp; Mottus, 2018), but as the number of predictors grow the interpretations become more complex. Facets are on a middle ground between nuances and domains, in a compromise between specificity and sensitivity in the bandwidth-fidelity dilemma. This narrow aggregation both satisfies the specificity of predictions to concrete situations and environments and also enhances the ease of interpretability when summarizing individual personality</text:span><text:span text:style-name="T1"><office:annotation office:name="__Annotation__3038_4206843798"><dc:creator>Unknown Author</dc:creator><dc:date>2018-06-18T13:26:50.870892782</dc:date><text:p text:style-name="P55"><text:span text:style-name="T41">A comment about John, Hampson and Goldberg 1991 may apply here. In the sense that facets are “basic” levels more suitable for experts to share information. Cant find specific research calling facets as basic levels.</text:span></text:p></office:annotation></text:span><text:span text:style-name="T1"> characteristics. </text:span><office:annotation-end office:name="__Annotation__3038_4206843798"/></text:p>
      <text:p text:style-name="P37">Furthermore, there is a large corpus of research which points out to facets as important criterion predictors showing incremental validity to domains. <text:s/><text:span text:style-name="T2">For academic achievement criteria, </text:span><text:soft-page-break/><text:span text:style-name="T2">@Paunonen2001 showed that the facets achievement motivation and intellectual curiosity increased the variance accounted for by college students’ grades, above and beyond its respective dimensions: Conscientiousness and Openness to experience. Similarly, @Lounsbury2002 provided evidence regarding the facets work drive and aggression, which added an extra 12% of explained variance over the Big Five domains on 10</text:span><text:span text:style-name="T26">th</text:span><text:span text:style-name="T2"> grade students’ GPA. @Ziegler2010 showed that better performance in college grades were associated with low gregariousness, excitement seeking and order as well as high activity, openness to ideas and openness to values. Often different facets within the same domain can have effects in opposite directions, partially canceling out the predictive ability of the instruments when only paying attention to the dimensions. This is the case for Openness to ideas vs. Openness to fantasy, as the former is related positively to academic achievement whereas the latter is related negatively [@Ziegler2013], resulting on a potential masking effect on the ability of Openness predicting the academic achievement.</text:span></text:p>
      <text:p text:style-name="P37"/>
      <text:p text:style-name="P35">As described above, facet measures often yield scores that have stronger test-criterion correlations than their respective domain scores (e.g., Ziegler et al., 2012; …). However, facet scores have also been shown to be related to personality disorders. </text:p>
      <text:p text:style-name="P38"/>
      <text:p text:style-name="P38"/>
      <text:p text:style-name="P44"><text:span text:style-name="T19">The FFM / Big Five and Personality Disorders</text:span></text:p>
      <text:p text:style-name="P42">Personality disorders are steadily shifting from a categorical definition into a continua conceptualization within the clinical realm. This process is not new for personality science history, as the subject itself moved from a qualitatively distinct set of definitions, called types, into a subset of continuous domains in which both normality and extreme tendencies were moving along, <text:span text:style-name="T21">named </text:span>traits. In fact, the new version of the Diagnostic and Statistical Manual of mental disorders, DSM- V, now proposes two different ways of assessing personality disorders: 1) A descripti<text:span text:style-name="T23">ve</text:span> <text:span text:style-name="T23">model of personality disorders in section II which mimics the former model of assessing personality disorders and; 2) A novel trait model that follows research on the personality scientific domain (In section III), which conceptualizes personality disorders as extreme tendencies located in the continuum of the FFM domains and facets </text:span><text:reference-mark-start text:name="ADDIN CSL_CITATION {&quot;citationItems&quot;: [{&quot;id&quot;: &quot;ITEM-1&quot;, &quot;itemData&quot;: {&quot;DOI&quot;: &quot;10.1146/annurev.clinpsy.032408.153542&quot;, &quot;ISBN&quot;: &quot;1548-5943&quot;, &quot;ISSN&quot;: &quot;1548-5943&quot;, &quot;PMID&quot;: &quot;19046124&quot;, &quot;abstract&quot;: &quot;The predominant dimensional model of general personality structure within psychology is the five-factor model (FFM). Research indicates that the personality disorders of the American Psychiatric Association's diagnostic manual can be understood as maladaptive variants of the domains and facets of the FFM. The current review provides a proposal for the classification of personality disorder from the perspective of the FFM. Discussed as well are implications and issues associated with an FFM of personality disorder, including the integration of a psychiatric nomenclature with general personality structure, the inclusion of a domain of openness to experience, the identification of problems in living associated with maladaptive personality traits, the setting of a diagnostic threshold, prototypal matching, feasibility, and clinical utility.&quot;, &quot;author&quot;: [{&quot;dropping-particle&quot;: &quot;&quot;, &quot;family&quot;: &quot;Widiger&quot;, &quot;given&quot;: &quot;Thomas A.&quot;, &quot;non-dropping-particle&quot;: &quot;&quot;, &quot;parse-names&quot;: false, &quot;suffix&quot;: &quot;&quot;}, {&quot;dropping-particle&quot;: &quot;&quot;, &quot;family&quot;: &quot;Mullins-Sweatt&quot;, &quot;given&quot;: &quot;Stephanie N.&quot;, &quot;non-dropping-particle&quot;: &quot;&quot;, &quot;parse-names&quot;: false, &quot;suffix&quot;: &quot;&quot;}], &quot;container-title&quot;: &quot;Annual Review of Clinical Psychology&quot;, &quot;id&quot;: &quot;ITEM-1&quot;, &quot;issue&quot;: &quot;1&quot;, &quot;issued&quot;: {&quot;date-parts&quot;: [[&quot;2009&quot;]]}, &quot;page&quot;: &quot;197-220&quot;, &quot;title&quot;: &quot;Five-Factor Model of Personality Disorder: A Proposal for DSM-V&quot;, &quot;type&quot;: &quot;article-journal&quot;, &quot;volume&quot;: &quot;5&quot;}, &quot;uris&quot;: [&quot;http://www.mendeley.com/documents/?uuid=0908af42-1f98-4302-a2fc-ace4bbaacdf0&quot;]}, {&quot;id&quot;: &quot;ITEM-2&quot;, &quot;itemData&quot;: {&quot;DOI&quot;: &quot;10.1176/appi.books.9780890425596.744053&quot;, &quot;ISBN&quot;: &quot;9780890425541&quot;, &quot;ISSN&quot;: &quot;2317-1782&quot;, &quot;PMID&quot;: &quot;24413388&quot;, &quot;abstract&quot;: &quot;This new edition of the American Psychiatric Association's Diagnostic and Statistical Manual of Mental Disorders (DSM-5), used by clinicians and researchers to diagnose and classify mental disorders, is the product of more than 10 years of effort by hundreds of international experts in all aspects of mental health. Their dedication and hard work have yielded an authoritative volume that defines and classifies mental disorders in order to improve diagnoses, treatment, and research. This manual, which creates a common language for clinicians involved in the diagnosis of mental disorders, includes concise and specific criteria intended to facilitate an objective assessment of symptom presentations in a variety of clinical settings inpatient, outpatient, partial hospital, consultation-liaison, clinical, private practice, and primary care. The Diagnostic and Statistical Manual of Mental Disorders, Fifth Edition, is the most comprehensive, current, and critical resource for clinical practice available to today's mental health clinicians and researchers of all orientations. The information contained in the manual is also valuable to other physicians and health professionals, including psychologists, counselors, nurses, and occupational and rehabilitation therapists, as well as social workers and forensic and legal specialists. DSM-5 is the most definitive resource for the diagnosis and classification of mental disorders.&quot;, &quot;author&quot;: [{&quot;dropping-particle&quot;: &quot;&quot;, &quot;family&quot;: &quot;American Psychiatric Association&quot;, &quot;given&quot;: &quot;&quot;, &quot;non-dropping-particle&quot;: &quot;&quot;, &quot;parse-names&quot;: false, &quot;suffix&quot;: &quot;&quot;}], &quot;container-title&quot;: &quot;American Journal of Psychiatry&quot;, &quot;id&quot;: &quot;ITEM-2&quot;, &quot;issued&quot;: {&quot;date-parts&quot;: [[&quot;2013&quot;]]}, &quot;number-of-pages&quot;: &quot;991&quot;, &quot;title&quot;: &quot;Diagnostic and statistical manual of mental disorders (5th&quot;, &quot;type&quot;: &quot;book&quot;}, &quot;uris&quot;: [&quot;http://www.mendeley.com/documents/?uuid=a6d243d2-dd31-4872-9fad-051cc549b50a&quot;]}], &quot;mendeley&quot;: {&quot;formattedCitation&quot;: &quot;(American Psychiatric Association, 2013; Widiger &amp; Mullins-Sweatt, 2009)&quot;, &quot;plainTextFormattedCitation&quot;: &quot;(American Psychiatric Association, 2013; Widiger &amp; Mullins-Sweatt, 2009)&quot;, &quot;previouslyFormattedCitation&quot;: &quot;(American Psychiatric Association, 2013; Widiger &amp; Mullins-Sweatt, 2009)&quot;}, &quot;properties&quot;: {}, &quot;schema&quot;: &quot;https://github.com/citation-style-language/schema/raw/master/csl-citation.json&quot;} RNDtBSPdLpI1R"/><text:span text:style-name="T5">(American Psychiatric Association, 2013; Widiger &amp; Mullins-Sweatt, 2009)</text:span><text:reference-mark-end text:name="ADDIN CSL_CITATION {&quot;citationItems&quot;: [{&quot;id&quot;: &quot;ITEM-1&quot;, &quot;itemData&quot;: {&quot;DOI&quot;: &quot;10.1146/annurev.clinpsy.032408.153542&quot;, &quot;ISBN&quot;: &quot;1548-5943&quot;, &quot;ISSN&quot;: &quot;1548-5943&quot;, &quot;PMID&quot;: &quot;19046124&quot;, &quot;abstract&quot;: &quot;The predominant dimensional model of general personality structure within psychology is the five-factor model (FFM). Research indicates that the personality disorders of the American Psychiatric Association's diagnostic manual can be understood as maladaptive variants of the domains and facets of the FFM. The current review provides a proposal for the classification of personality disorder from the perspective of the FFM. Discussed as well are implications and issues associated with an FFM of personality disorder, including the integration of a psychiatric nomenclature with general personality structure, the inclusion of a domain of openness to experience, the identification of problems in living associated with maladaptive personality traits, the setting of a diagnostic threshold, prototypal matching, feasibility, and clinical utility.&quot;, &quot;author&quot;: [{&quot;dropping-particle&quot;: &quot;&quot;, &quot;family&quot;: &quot;Widiger&quot;, &quot;given&quot;: &quot;Thomas A.&quot;, &quot;non-dropping-particle&quot;: &quot;&quot;, &quot;parse-names&quot;: false, &quot;suffix&quot;: &quot;&quot;}, {&quot;dropping-particle&quot;: &quot;&quot;, &quot;family&quot;: &quot;Mullins-Sweatt&quot;, &quot;given&quot;: &quot;Stephanie N.&quot;, &quot;non-dropping-particle&quot;: &quot;&quot;, &quot;parse-names&quot;: false, &quot;suffix&quot;: &quot;&quot;}], &quot;container-title&quot;: &quot;Annual Review of Clinical Psychology&quot;, &quot;id&quot;: &quot;ITEM-1&quot;, &quot;issue&quot;: &quot;1&quot;, &quot;issued&quot;: {&quot;date-parts&quot;: [[&quot;2009&quot;]]}, &quot;page&quot;: &quot;197-220&quot;, &quot;title&quot;: &quot;Five-Factor Model of Personality Disorder: A Proposal for DSM-V&quot;, &quot;type&quot;: &quot;article-journal&quot;, &quot;volume&quot;: &quot;5&quot;}, &quot;uris&quot;: [&quot;http://www.mendeley.com/documents/?uuid=0908af42-1f98-4302-a2fc-ace4bbaacdf0&quot;]}, {&quot;id&quot;: &quot;ITEM-2&quot;, &quot;itemData&quot;: {&quot;DOI&quot;: &quot;10.1176/appi.books.9780890425596.744053&quot;, &quot;ISBN&quot;: &quot;9780890425541&quot;, &quot;ISSN&quot;: &quot;2317-1782&quot;, &quot;PMID&quot;: &quot;24413388&quot;, &quot;abstract&quot;: &quot;This new edition of the American Psychiatric Association's Diagnostic and Statistical Manual of Mental Disorders (DSM-5), used by clinicians and researchers to diagnose and classify mental disorders, is the product of more than 10 years of effort by hundreds of international experts in all aspects of mental health. Their dedication and hard work have yielded an authoritative volume that defines and classifies mental disorders in order to improve diagnoses, treatment, and research. This manual, which creates a common language for clinicians involved in the diagnosis of mental disorders, includes concise and specific criteria intended to facilitate an objective assessment of symptom presentations in a variety of clinical settings inpatient, outpatient, partial hospital, consultation-liaison, clinical, private practice, and primary care. The Diagnostic and Statistical Manual of Mental Disorders, Fifth Edition, is the most comprehensive, current, and critical resource for clinical practice available to today's mental health clinicians and researchers of all orientations. The information contained in the manual is also valuable to other physicians and health professionals, including psychologists, counselors, nurses, and occupational and rehabilitation therapists, as well as social workers and forensic and legal specialists. DSM-5 is the most definitive resource for the diagnosis and classification of mental disorders.&quot;, &quot;author&quot;: [{&quot;dropping-particle&quot;: &quot;&quot;, &quot;family&quot;: &quot;American Psychiatric Association&quot;, &quot;given&quot;: &quot;&quot;, &quot;non-dropping-particle&quot;: &quot;&quot;, &quot;parse-names&quot;: false, &quot;suffix&quot;: &quot;&quot;}], &quot;container-title&quot;: &quot;American Journal of Psychiatry&quot;, &quot;id&quot;: &quot;ITEM-2&quot;, &quot;issued&quot;: {&quot;date-parts&quot;: [[&quot;2013&quot;]]}, &quot;number-of-pages&quot;: &quot;991&quot;, &quot;title&quot;: &quot;Diagnostic and statistical manual of mental disorders (5th&quot;, &quot;type&quot;: &quot;book&quot;}, &quot;uris&quot;: [&quot;http://www.mendeley.com/documents/?uuid=a6d243d2-dd31-4872-9fad-051cc549b50a&quot;]}], &quot;mendeley&quot;: {&quot;formattedCitation&quot;: &quot;(American Psychiatric Association, 2013; Widiger &amp; Mullins-Sweatt, 2009)&quot;, &quot;plainTextFormattedCitation&quot;: &quot;(American Psychiatric Association, 2013; Widiger &amp; Mullins-Sweatt, 2009)&quot;, &quot;previouslyFormattedCitation&quot;: &quot;(American Psychiatric Association, 2013; Widiger &amp; Mullins-Sweatt, 2009)&quot;}, &quot;properties&quot;: {}, &quot;schema&quot;: &quot;https://github.com/citation-style-language/schema/raw/master/csl-citation.json&quot;} RNDtBSPdLpI1R"/></text:p>
      <text:p text:style-name="P45"><text:span text:style-name="T7">This paradigm shift in clinical assessment of personality </text:span><text:span text:style-name="T6">has </text:span><text:span text:style-name="T7">led to the construction of the Personality Disorder Inventory (PID-5;</text:span> <text:reference-mark-start text:name="ADDIN CSL_CITATION {&quot;citationItems&quot;: [{&quot;id&quot;: &quot;ITEM-1&quot;, &quot;itemData&quot;: {&quot;DOI&quot;: &quot;10.1017/S0033291711002674&quot;, &quot;author&quot;: [{&quot;dropping-particle&quot;: &quot;&quot;, &quot;family&quot;: &quot;Krueger&quot;, &quot;given&quot;: &quot;R F&quot;, &quot;non-dropping-particle&quot;: &quot;&quot;, &quot;parse-names&quot;: false, &quot;suffix&quot;: &quot;&quot;}, {&quot;dropping-particle&quot;: &quot;&quot;, &quot;family&quot;: &quot;Derringer&quot;, &quot;given&quot;: &quot;J&quot;, &quot;non-dropping-particle&quot;: &quot;&quot;, &quot;parse-names&quot;: false, &quot;suffix&quot;: &quot;&quot;}, {&quot;dropping-particle&quot;: &quot;&quot;, &quot;family&quot;: &quot;Markon&quot;, &quot;given&quot;: &quot;K E&quot;, &quot;non-dropping-particle&quot;: &quot;&quot;, &quot;parse-names&quot;: false, &quot;suffix&quot;: &quot;&quot;}, {&quot;dropping-particle&quot;: &quot;&quot;, &quot;family&quot;: &quot;Watson&quot;, &quot;given&quot;: &quot;D&quot;, &quot;non-dropping-particle&quot;: &quot;&quot;, &quot;parse-names&quot;: false, &quot;suffix&quot;: &quot;&quot;}, {&quot;dropping-particle&quot;: &quot;&quot;, &quot;family&quot;: &quot;Skodol&quot;, &quot;given&quot;: &quot;A E&quot;, &quot;non-dropping-particle&quot;: &quot;&quot;, &quot;parse-names&quot;: false, &quot;suffix&quot;: &quot;&quot;}], &quot;id&quot;: &quot;ITEM-1&quot;, &quot;issue&quot;: &quot;2012&quot;, &quot;issued&quot;: {&quot;date-parts&quot;: [[&quot;2013&quot;]]}, &quot;title&quot;: &quot;Initial construction of a maladaptive personality trait model and inventory for DSM \u00ad 5 Initial construction of a maladaptive personality trait model and inventory for DSM-5&quot;, &quot;type&quot;: &quot;article-journal&quot;}, &quot;uris&quot;: [&quot;http://www.mendeley.com/documents/?uuid=2acab0a8-9f11-41e1-ad81-f6a126bb40db&quot;]}], &quot;mendeley&quot;: {&quot;formattedCitation&quot;: &quot;(Krueger, Derringer, Markon, Watson, &amp; Skodol, 2013)&quot;}, &quot;properties&quot;: {}, &quot;schema&quot;: &quot;https://github.com/citation-style-language/schema/raw/master/csl-citation.json&quot;} RNDyE5xwF1XWe"/><text:span text:style-name="T6">Krueger, Derringer, Markon, Watson, &amp; Skodol, 2013)</text:span><text:reference-mark-end text:name="ADDIN CSL_CITATION {&quot;citationItems&quot;: [{&quot;id&quot;: &quot;ITEM-1&quot;, &quot;itemData&quot;: {&quot;DOI&quot;: &quot;10.1017/S0033291711002674&quot;, &quot;author&quot;: [{&quot;dropping-particle&quot;: &quot;&quot;, &quot;family&quot;: &quot;Krueger&quot;, &quot;given&quot;: &quot;R F&quot;, &quot;non-dropping-particle&quot;: &quot;&quot;, &quot;parse-names&quot;: false, &quot;suffix&quot;: &quot;&quot;}, {&quot;dropping-particle&quot;: &quot;&quot;, &quot;family&quot;: &quot;Derringer&quot;, &quot;given&quot;: &quot;J&quot;, &quot;non-dropping-particle&quot;: &quot;&quot;, &quot;parse-names&quot;: false, &quot;suffix&quot;: &quot;&quot;}, {&quot;dropping-particle&quot;: &quot;&quot;, &quot;family&quot;: &quot;Markon&quot;, &quot;given&quot;: &quot;K E&quot;, &quot;non-dropping-particle&quot;: &quot;&quot;, &quot;parse-names&quot;: false, &quot;suffix&quot;: &quot;&quot;}, {&quot;dropping-particle&quot;: &quot;&quot;, &quot;family&quot;: &quot;Watson&quot;, &quot;given&quot;: &quot;D&quot;, &quot;non-dropping-particle&quot;: &quot;&quot;, &quot;parse-names&quot;: false, &quot;suffix&quot;: &quot;&quot;}, {&quot;dropping-particle&quot;: &quot;&quot;, &quot;family&quot;: &quot;Skodol&quot;, &quot;given&quot;: &quot;A E&quot;, &quot;non-dropping-particle&quot;: &quot;&quot;, &quot;parse-names&quot;: false, &quot;suffix&quot;: &quot;&quot;}], &quot;id&quot;: &quot;ITEM-1&quot;, &quot;issue&quot;: &quot;2012&quot;, &quot;issued&quot;: {&quot;date-parts&quot;: [[&quot;2013&quot;]]}, &quot;title&quot;: &quot;Initial construction of a maladaptive personality trait model and inventory for DSM \u00ad 5 Initial construction of a maladaptive personality trait model and inventory for DSM-5&quot;, &quot;type&quot;: &quot;article-journal&quot;}, &quot;uris&quot;: [&quot;http://www.mendeley.com/documents/?uuid=2acab0a8-9f11-41e1-ad81-f6a126bb40db&quot;]}], &quot;mendeley&quot;: {&quot;formattedCitation&quot;: &quot;(Krueger, Derringer, Markon, Watson, &amp; Skodol, 2013)&quot;}, &quot;properties&quot;: {}, &quot;schema&quot;: &quot;https://github.com/citation-style-language/schema/raw/master/csl-citation.json&quot;} RNDyE5xwF1XWe"/><text:span text:style-name="T7">, a </text:span><text:span text:style-name="T8">25-</text:span><text:span text:style-name="T7">facet </text:span><text:span text:style-name="T10">and </text:span><text:span text:style-name="T7">five-dimension self-report inventory, </text:span><text:span text:style-name="T9">with</text:span><text:span text:style-name="T7"> an informant-report version </text:span><text:reference-mark-start text:name="ADDIN CSL_CITATION {&quot;citationItems&quot;: [{&quot;id&quot;: &quot;ITEM-1&quot;, &quot;itemData&quot;: {&quot;DOI&quot;: &quot;10.1177/1073191113486513&quot;, &quot;author&quot;: [{&quot;dropping-particle&quot;: &quot;&quot;, &quot;family&quot;: &quot;Markon&quot;, &quot;given&quot;: &quot;Kristian E&quot;, &quot;non-dropping-particle&quot;: &quot;&quot;, &quot;parse-names&quot;: false, &quot;suffix&quot;: &quot;&quot;}, {&quot;dropping-particle&quot;: &quot;&quot;, &quot;family&quot;: &quot;Quilty&quot;, &quot;given&quot;: &quot;Lena C&quot;, &quot;non-dropping-particle&quot;: &quot;&quot;, &quot;parse-names&quot;: false, &quot;suffix&quot;: &quot;&quot;}, {&quot;dropping-particle&quot;: &quot;&quot;, &quot;family&quot;: &quot;Bagby&quot;, &quot;given&quot;: &quot;R Michael&quot;, &quot;non-dropping-particle&quot;: &quot;&quot;, &quot;parse-names&quot;: false, &quot;suffix&quot;: &quot;&quot;}, {&quot;dropping-particle&quot;: &quot;&quot;, &quot;family&quot;: &quot;Krueger&quot;, &quot;given&quot;: &quot;Robert F&quot;, &quot;non-dropping-particle&quot;: &quot;&quot;, &quot;parse-names&quot;: false, &quot;suffix&quot;: &quot;&quot;}], &quot;id&quot;: &quot;ITEM-1&quot;, &quot;issue&quot;: &quot;3&quot;, &quot;issued&quot;: {&quot;date-parts&quot;: [[&quot;2013&quot;]]}, &quot;title&quot;: &quot;The Development and Psychometric Properties of an Informant-Report Form of the Personality Inventory for DSM-5&quot;, &quot;type&quot;: &quot;article-journal&quot;, &quot;volume&quot;: &quot;20&quot;}, &quot;uris&quot;: [&quot;http://www.mendeley.com/documents/?uuid=2e8513a0-33db-4f1f-87c4-3467ca34a0c3&quot;]}], &quot;mendeley&quot;: {&quot;formattedCitation&quot;: &quot;(Markon, Quilty, Bagby, &amp; Krueger, 2013)&quot;, &quot;plainTextFormattedCitation&quot;: &quot;(Markon, Quilty, Bagby, &amp; Krueger, 2013)&quot;, &quot;previouslyFormattedCitation&quot;: &quot;(Markon, Quilty, Bagby, &amp; Krueger, 2013)&quot;}, &quot;properties&quot;: {}, &quot;schema&quot;: &quot;https://github.com/citation-style-language/schema/raw/master/csl-citation.json&quot;} RNDVIFrR33HMY"/><text:span text:style-name="T7">(Markon, Quilty, </text:span><text:soft-page-break/><text:span text:style-name="T7">Bagby, &amp; Krueger, 2013)</text:span><text:reference-mark-end text:name="ADDIN CSL_CITATION {&quot;citationItems&quot;: [{&quot;id&quot;: &quot;ITEM-1&quot;, &quot;itemData&quot;: {&quot;DOI&quot;: &quot;10.1177/1073191113486513&quot;, &quot;author&quot;: [{&quot;dropping-particle&quot;: &quot;&quot;, &quot;family&quot;: &quot;Markon&quot;, &quot;given&quot;: &quot;Kristian E&quot;, &quot;non-dropping-particle&quot;: &quot;&quot;, &quot;parse-names&quot;: false, &quot;suffix&quot;: &quot;&quot;}, {&quot;dropping-particle&quot;: &quot;&quot;, &quot;family&quot;: &quot;Quilty&quot;, &quot;given&quot;: &quot;Lena C&quot;, &quot;non-dropping-particle&quot;: &quot;&quot;, &quot;parse-names&quot;: false, &quot;suffix&quot;: &quot;&quot;}, {&quot;dropping-particle&quot;: &quot;&quot;, &quot;family&quot;: &quot;Bagby&quot;, &quot;given&quot;: &quot;R Michael&quot;, &quot;non-dropping-particle&quot;: &quot;&quot;, &quot;parse-names&quot;: false, &quot;suffix&quot;: &quot;&quot;}, {&quot;dropping-particle&quot;: &quot;&quot;, &quot;family&quot;: &quot;Krueger&quot;, &quot;given&quot;: &quot;Robert F&quot;, &quot;non-dropping-particle&quot;: &quot;&quot;, &quot;parse-names&quot;: false, &quot;suffix&quot;: &quot;&quot;}], &quot;id&quot;: &quot;ITEM-1&quot;, &quot;issue&quot;: &quot;3&quot;, &quot;issued&quot;: {&quot;date-parts&quot;: [[&quot;2013&quot;]]}, &quot;title&quot;: &quot;The Development and Psychometric Properties of an Informant-Report Form of the Personality Inventory for DSM-5&quot;, &quot;type&quot;: &quot;article-journal&quot;, &quot;volume&quot;: &quot;20&quot;}, &quot;uris&quot;: [&quot;http://www.mendeley.com/documents/?uuid=2e8513a0-33db-4f1f-87c4-3467ca34a0c3&quot;]}], &quot;mendeley&quot;: {&quot;formattedCitation&quot;: &quot;(Markon, Quilty, Bagby, &amp; Krueger, 2013)&quot;, &quot;plainTextFormattedCitation&quot;: &quot;(Markon, Quilty, Bagby, &amp; Krueger, 2013)&quot;, &quot;previouslyFormattedCitation&quot;: &quot;(Markon, Quilty, Bagby, &amp; Krueger, 2013)&quot;}, &quot;properties&quot;: {}, &quot;schema&quot;: &quot;https://github.com/citation-style-language/schema/raw/master/csl-citation.json&quot;} RNDVIFrR33HMY"/><text:span text:style-name="T7">. The big five dimensions mirror </text:span><text:span text:style-name="T6">the FFM domains, although with a focus on the maladaptative end of the continuum,: I) Detachment (FFM’s introversion), II) Antagonism (absence of FFM’s Agreeableness), III) Disinhibition (absence of FFM’s Conscientiousness), IV) Negative affect (FFM’s Neuroticism) and <text:s/>V) Psychoticism (Absence of FFM’s Openness). </text:span><text:span text:style-name="T8">The PID-5 has shown satisfying evidences of criterion validity (...summary). However, the limited number of facets on the PID-5 has already raised some concerns due to the low reliability when studying developmental phenomena of personality disorders (Clercq et al., 2014)⁠, and may also limit the capacity of portraying vivid personality profiles which are suitable for explanatory purposes in the clinical domain.</text:span></text:p>
      <text:p text:style-name="P40"><text:span text:style-name="T38">(</text:span>Link facets to PD: Clark-Reynolds, Samuel-Widiger, <text:span text:style-name="T29">Clark, Saulsman-Page, Kristian-Krueger. )</text:span></text:p>
      <text:p text:style-name="P41">In line with what has been stated previously for academic achievement, the examination of facets may result in an enhancement of the specificity of assessment when predicting PD [@Clark2005; <text:span text:style-name="T32">@SamuelWidiger2008</text:span>]. <text:span text:style-name="T31">This improvement of specificity resulted in a predictive gain ranging from 3% to 16% when comparing facets to domains predicting PD in the @ClarkReynolds2001 study. Furthermore, the use of facets may be of extreme utility for these PD whose personality profile is less clear at the domain level. As @SaulsmanPage2004 point out, Schizotypal and Obsessive-Compulsive <text:s/>are examples of PD which are not well covered by Big Five domains. A reason for it may be found in a pattern inconsistency of facets within the same dimension or in a lack of coverage for essential characteristics of the PD. For example, aberrant cognitions are essential characteristics of schizotypal disorder and are not covered by some instrument’s facets like the NEO-PI-r [@SaulsmanPage2004; @SamuelWidiger2008]. Likewise, the expected high scores on warmth and low scores on assertiveness could mask the effects of extraversion when predicting Dependent Personality Disorder, following the theoretical correspondence between PD and Big Five facets proposed by @Widiger1994.</text:span></text:p>
      <text:p text:style-name="P41"><text:span text:style-name="T31">Facet analysis and dedicated FFM questionnaires have been used to solve issues like those mentioned in the last paragraph. We propose in this study a general instrument to cover a broad number of facets which could aim for fine grained assessments. </text:span></text:p>
      <text:p text:style-name="P48">This study.</text:p>
      <text:p text:style-name="P49">We present in this paper a<text:span text:style-name="T34">n</text:span> instrument <text:span text:style-name="T34">for</text:span> personality <text:span text:style-name="T34">assessment which aims to cover the need for an internationally usable, open source and differentiated measure at the facet level</text:span>. <text:span text:style-name="T34">Two studies are presented in this work, </text:span>for each one inspects the factor structure of the instrument on a different population drawn from a different culture. Measurement invariance across populations is examined. <text:soft-page-break/><text:span text:style-name="T34">Internal consistency and criterion validity evidence has been tested.</text:span> Data has been collected in the IPIP website, and the aim for this measure is that <text:span text:style-name="T30">its openly available for professionals who wish to assess personality at an extensive facet level in both English and German language. </text:span></text:p>
      <text:p text:style-name="Text_20_body"/>
      <text:p text:style-name="Text_20_body"/>
      <text:p text:style-name="P24">Methods</text:p>
      <text:p text:style-name="P25"/>
      <text:p text:style-name="P33"><text:span text:style-name="T11">This paper consists of three studies. The first is about constructing a personality questionnaire out of the IPIP pool using EFA and CFA. The second study is about translating this questionnaire into German and testing the previously found structure. The third study is testing the measurement invariance between these two </text:span><office:annotation office:name="__Annotation__165_6684393291"><dc:creator>Matthias Ziegler</dc:creator><dc:date>2015-08-26T14:34:00</dc:date><text:p><text:span text:style-name="T40">Remember: aims oft he study are set in the theory part. So don’t worry about it here. </text:span></text:p></office:annotation><office:annotation office:name="__Annotation__163_6684393291"><dc:creator>Anja</dc:creator><dc:date>2015-08-26T14:34:00</dc:date><text:p><text:span text:style-name="T40">Needs to be at least 20% more elegant.</text:span></text:p></office:annotation><text:span text:style-name="T11">samples</text:span><office:annotation-end office:name="__Annotation__163_6684393291"/><office:annotation-end office:name="__Annotation__165_6684393291"/><text:span text:style-name="T11">.</text:span></text:p>
      <text:p text:style-name="P33"><text:span text:style-name="T11"/></text:p>
      <text:p text:style-name="P26">Study 1 – Construction with an US-American Sample</text:p>
      <text:p text:style-name="P26"/>
      <text:p text:style-name="P31"><text:span text:style-name="T13">Sample and procedure. </text:span><text:span text:style-name="T11">The sample consisted of 726 American undergraduate students (59.3% male), who participated voluntarily. The mean age was 21.6 years (SD=5.9). Students were emailed a link to a computerized assessment battery that included the IPIP items as well as several other tests not reported in this paper.</text:span></text:p>
      <text:p text:style-name="P32">At a first data preparation the data set was randomly split in two equally sized samples. Both samples were matched in relation to missing values, outliers and extreme values. In Sample 1 the mean age was 21.8 years (SD=6.3), in Sample 2 the mean age was 21.5 years (SD=5.6).</text:p>
      <text:p text:style-name="P32"/>
      <text:p text:style-name="P31"><text:span text:style-name="T13">Measures. </text:span><text:span text:style-name="T11">Altogether, 525 items from the International Personality Item Pool (IPIP) were used to measure Neuroticism, Extraversion, Openness (to experience), Agreeableness and Conscientiousness. The IPIP is an open source database of personality items, which was launched in 1996, and contains over 2000 items </text:span><field:fieldmark-start text:name="__Fieldmark__3516_4206843798" field:type="ADDIN EN.CITE"/><field:fieldmark-end/><field:fieldmark-start text:name="__Fieldmark__3517_4206843798" field:type="ADDIN EN.CITE.DATA"/><text:span text:style-name="T11">(L. R. Goldberg et al., 2006)</text:span><field:fieldmark-end/><text:span text:style-name="T11">.</text:span></text:p>
      <text:p text:style-name="P32">Participants were asked to rate themselves on typical behaviors or reactions on a 5-point Likert scale, ranging from 1 (“Not all like me”) to 5 (“Very much like me”).</text:p>
      <text:p text:style-name="P32"/>
      <text:p text:style-name="P28">Statistical analyses</text:p>
      <text:p text:style-name="P28"/>
      <text:p text:style-name="P31"><text:span text:style-name="T14">EFA with subsample 1.</text:span><text:span text:style-name="T11"> To determine the number of possible facets per domain Velicer’s </text:span><field:fieldmark-start text:name="__Fieldmark__3518_4206843798" field:type="ADDIN EN.CITE &lt;EndNote&gt;&lt;Cite ExcludeAuth=&quot;1&quot;&gt;&lt;Author&gt;Velicer&lt;/Author&gt;&lt;Year&gt;1976&lt;/Year&gt;&lt;RecNum&gt;59&lt;/RecNum&gt;&lt;DisplayText&gt;(1976)&lt;/DisplayText&gt;&lt;record&gt;&lt;rec-number&gt;59&lt;/rec-number&gt;&lt;foreign-keys&gt;&lt;key app=&quot;EN&quot; db-id=&quot;5fwrsee29tff2yeat99vrxxv0aw2tzdffre2&quot;&gt;59&lt;/key&gt;&lt;/foreign-keys&gt;&lt;ref-type name=&quot;Journal Article&quot;&gt;17&lt;/ref-type&gt;&lt;contributors&gt;&lt;authors&gt;&lt;author&gt;Velicer, Wayne F&lt;/author&gt;&lt;/authors&gt;&lt;/contributors&gt;&lt;titles&gt;&lt;title&gt;Determining the number of components from the matrix of partial correlations&lt;/title&gt;&lt;secondary-title&gt;Psychometrika&lt;/secondary-title&gt;&lt;/titles&gt;&lt;periodical&gt;&lt;full-title&gt;Psychometrika&lt;/full-title&gt;&lt;/periodical&gt;&lt;pages&gt;321-327&lt;/pages&gt;&lt;volume&gt;41&lt;/volume&gt;&lt;number&gt;3&lt;/number&gt;&lt;dates&gt;&lt;year&gt;1976&lt;/year&gt;&lt;/dates&gt;&lt;isbn&gt;0033-3123&lt;/isbn&gt;&lt;urls&gt;&lt;/urls&gt;&lt;/record&gt;&lt;/Cite&gt;&lt;/EndNote&gt;"/><text:span text:style-name="T11">(1976)</text:span><field:fieldmark-end/><text:span text:style-name="T11"> Minimum Average Partial</text:span><text:span text:style-name="T12"> (MAP) method </text:span><text:span text:style-name="T11">and Horn’s </text:span><field:fieldmark-start text:name="__Fieldmark__3519_4206843798" field:type="ADDIN EN.CITE &lt;EndNote&gt;&lt;Cite ExcludeAuth=&quot;1&quot;&gt;&lt;Author&gt;Horn&lt;/Author&gt;&lt;Year&gt;1965&lt;/Year&gt;&lt;RecNum&gt;6340&lt;/RecNum&gt;&lt;DisplayText&gt;(1965)&lt;/DisplayText&gt;&lt;record&gt;&lt;rec-number&gt;6340&lt;/rec-number&gt;&lt;foreign-keys&gt;&lt;key app=&quot;EN&quot; db-id=&quot;2wpaetzd2xr9x0edzr4pp55ax0swaxv5ewtr&quot; timestamp=&quot;0&quot;&gt;6340&lt;/key&gt;&lt;/foreign-keys&gt;&lt;ref-type name=&quot;Journal Article&quot;&gt;17&lt;/ref-type&gt;&lt;contributors&gt;&lt;authors&gt;&lt;author&gt;Horn, John L&lt;/author&gt;&lt;/authors&gt;&lt;/contributors&gt;&lt;titles&gt;&lt;title&gt;A rationale and test for the number of factors in factor analysis&lt;/title&gt;&lt;secondary-title&gt;Psychometrika&lt;/secondary-title&gt;&lt;alt-title&gt;Psychometrika&lt;/alt-title&gt;&lt;/titles&gt;&lt;pages&gt;179-185&lt;/pages&gt;&lt;volume&gt;30&lt;/volume&gt;&lt;number&gt;2&lt;/number&gt;&lt;dates&gt;&lt;year&gt;1965&lt;/year&gt;&lt;pub-dates&gt;&lt;date&gt;1965/06/01&lt;/date&gt;&lt;/pub-dates&gt;&lt;/dates&gt;&lt;publisher&gt;Springer-Verlag&lt;/publisher&gt;&lt;isbn&gt;0033-3123&lt;/isbn&gt;&lt;urls&gt;&lt;related-urls&gt;&lt;url&gt;http://dx.doi.org/10.1007/BF02289447&lt;/url&gt;&lt;/related-urls&gt;&lt;/urls&gt;&lt;electronic-resource-num&gt;10.1007/BF02289447&lt;/electronic-resource-num&gt;&lt;language&gt;English&lt;/language&gt;&lt;/record&gt;&lt;/Cite&gt;&lt;/EndNote&gt;"/><text:span text:style-name="T11">(1965)</text:span><field:fieldmark-end/><text:span text:style-name="T11"> parallel analysis (PA) method were employed for every domain. Based on these results an exploratory factor analysis was calculated for each domain via Mplus using a geomin rotation (</text:span><text:span text:style-name="T15">Quelle</text:span><text:span text:style-name="T11">) and a maximum likelihood estimator (ML). The decision for the preferred number of facets per domain was based partly on comparing model fits (CFI, RMSEA, SRMR). More importantly though was the interpretability of the facet solution. After all facet solutions of other personality measures were looked at to compare it to the found facet structure. If there were important parts missing to present the domain with regards to content, new facets would be added afterwards.</text:span></text:p>
      <text:p text:style-name="P31"><text:span text:style-name="T11"/></text:p>
      <text:p text:style-name="P27"><text:span text:style-name="T11"><text:tab/></text:span><text:span text:style-name="T14">CFA and ESEM with subsample 2. </text:span><text:span text:style-name="T11">To confirm the structure of facets the EFAs delivered, multiple confirmatory factor analyses were calculated via Mplus. In a first step measurement models were estimated for each of the facets. To obtain balance between the facets, the items were reduced to five per facet based on item content and loading pattern in a second step, afterwards the estimations for the measurement models on facet levels were repeated. For both steps estimators were WLSMV (weighted least squares adjusted for means and variances). Aim was to ensure an optimal breadth and sufficient reliability. In a final model, all five domain structural models were integrated using exploratory structural equation modeling (ESEM) </text:span><field:fieldmark-start text:name="__Fieldmark__3520_4206843798" field:type="ADDIN EN.CITE &lt;EndNote&gt;&lt;Cite&gt;&lt;Author&gt;Asparouhov&lt;/Author&gt;&lt;Year&gt;2009&lt;/Year&gt;&lt;RecNum&gt;3848&lt;/RecNum&gt;&lt;DisplayText&gt;(Asparouhov &amp;amp; Muthén, 2009)&lt;/DisplayText&gt;&lt;record&gt;&lt;rec-number&gt;3848&lt;/rec-number&gt;&lt;foreign-keys&gt;&lt;key app=&quot;EN&quot; db-id=&quot;2wpaetzd2xr9x0edzr4pp55ax0swaxv5ewtr&quot; timestamp=&quot;0&quot;&gt;3848&lt;/key&gt;&lt;/foreign-keys&gt;&lt;ref-type name=&quot;Journal Article&quot;&gt;17&lt;/ref-type&gt;&lt;contributors&gt;&lt;authors&gt;&lt;author&gt;Asparouhov, T&lt;/author&gt;&lt;author&gt;Muthén, B&lt;/author&gt;&lt;/authors&gt;&lt;/contributors&gt;&lt;titles&gt;&lt;title&gt;Exploratory structural equation modeling&lt;/title&gt;&lt;secondary-title&gt;Structural Equation Modeling: A Multidisciplinary Journal&lt;/secondary-title&gt;&lt;/titles&gt;&lt;pages&gt;397-438&lt;/pages&gt;&lt;volume&gt;16&lt;/volume&gt;&lt;number&gt;3&lt;/number&gt;&lt;dates&gt;&lt;year&gt;2009&lt;/year&gt;&lt;/dates&gt;&lt;urls&gt;&lt;/urls&gt;&lt;/record&gt;&lt;/Cite&gt;&lt;/EndNote&gt;"/><text:span text:style-name="T11">(Asparouhov &amp; Muthén, 2009)</text:span><field:fieldmark-end/><text:span text:style-name="T11">. Marsh et al. (2010)</text:span><field:fieldmark-start text:name="__Fieldmark__3521_4206843798" field:type="ADDIN EN.CITE &lt;EndNote&gt;&lt;Cite ExcludeAuth=&quot;1&quot; ExcludeYear=&quot;1&quot;&gt;&lt;Author&gt;Marsh&lt;/Author&gt;&lt;Year&gt;2010&lt;/Year&gt;&lt;RecNum&gt;56&lt;/RecNum&gt;&lt;record&gt;&lt;rec-number&gt;56&lt;/rec-number&gt;&lt;foreign-keys&gt;&lt;key app=&quot;EN&quot; db-id=&quot;5fwrsee29tff2yeat99vrxxv0aw2tzdffre2&quot;&gt;56&lt;/key&gt;&lt;/foreign-keys&gt;&lt;ref-type name=&quot;Journal Article&quot;&gt;17&lt;/ref-type&gt;&lt;contributors&gt;&lt;authors&gt;&lt;author&gt;Marsh, Herbert W&lt;/author&gt;&lt;author&gt;Lüdtke, Oliver&lt;/author&gt;&lt;author&gt;Muthén, Bengt&lt;/author&gt;&lt;author&gt;Asparouhov, Tihomir&lt;/author&gt;&lt;author&gt;Morin, Alexandre JS&lt;/author&gt;&lt;author&gt;Trautwein, Ulrich&lt;/author&gt;&lt;author&gt;Nagengast, Benjamin&lt;/author&gt;&lt;/authors&gt;&lt;/contributors&gt;&lt;titles&gt;&lt;title&gt;A new look at the big five factor structure through exploratory structural equation modeling&lt;/title&gt;&lt;secondary-title&gt;Psychological assessment&lt;/secondary-title&gt;&lt;/titles&gt;&lt;periodical&gt;&lt;full-title&gt;Psychological assessment&lt;/full-title&gt;&lt;/periodical&gt;&lt;pages&gt;471&lt;/pages&gt;&lt;volume&gt;22&lt;/volume&gt;&lt;number&gt;3&lt;/number&gt;&lt;dates&gt;&lt;year&gt;2010&lt;/year&gt;&lt;/dates&gt;&lt;isbn&gt;1939-134X&lt;/isbn&gt;&lt;urls&gt;&lt;/urls&gt;&lt;/record&gt;&lt;/Cite&gt;&lt;/EndNote&gt;"/><field:fieldmark-end/><text:span text:style-name="T11"> could show that ESEM fits personality data better and results in substantially more differentiated factors than it would using CFA, while using an EFA measurement model with rotations in a structural equation model. All facets were able to load on all domains. If there would show up facets that do not significantly load on the intended domain, this facets would get eliminated subsequently. The estimators used were ML (maximum likelihood), factor scores were used as indicators and the </text:span><text:soft-page-break/><text:span text:style-name="T11">rotation was oblique (using Geomin). Model fit was determined based on the guide lines by Hu and Bentler </text:span><field:fieldmark-start text:name="__Fieldmark__3522_4206843798" field:type="ADDIN EN.CITE &lt;EndNote&gt;&lt;Cite ExcludeAuth=&quot;1&quot;&gt;&lt;Author&gt;Hu&lt;/Author&gt;&lt;Year&gt;1999&lt;/Year&gt;&lt;RecNum&gt;116&lt;/RecNum&gt;&lt;DisplayText&gt;(1999)&lt;/DisplayText&gt;&lt;record&gt;&lt;rec-number&gt;116&lt;/rec-number&gt;&lt;foreign-keys&gt;&lt;key app=&quot;EN&quot; db-id=&quot;2wpaetzd2xr9x0edzr4pp55ax0swaxv5ewtr&quot; timestamp=&quot;0&quot;&gt;116&lt;/key&gt;&lt;/foreign-keys&gt;&lt;ref-type name=&quot;Journal Article&quot;&gt;17&lt;/ref-type&gt;&lt;contributors&gt;&lt;authors&gt;&lt;author&gt;Hu, Litze&lt;/author&gt;&lt;author&gt;Bentler, Peter M.&lt;/author&gt;&lt;/authors&gt;&lt;/contributors&gt;&lt;auth-address&gt;U California, Dept of Psychology, Santa Cruz, CA, US&lt;/auth-address&gt;&lt;titles&gt;&lt;title&gt;Cutoff criteria for fit indexes in covariance structure analysis: Conventional criteria versus new alternatives&lt;/title&gt;&lt;secondary-title&gt;Structural Equation Modeling&lt;/secondary-title&gt;&lt;/titles&gt;&lt;pages&gt;1-55&lt;/pages&gt;&lt;volume&gt;6&lt;/volume&gt;&lt;number&gt;1&lt;/number&gt;&lt;keywords&gt;&lt;keyword&gt;conventional cutoff criteria and new alternatives for fit indexes in covariance structure analysis, evaluation of model fit in practice&lt;/keyword&gt;&lt;keyword&gt;Statistics and Mathematics&lt;/keyword&gt;&lt;keyword&gt;2240&lt;/keyword&gt;&lt;keyword&gt;22&lt;/keyword&gt;&lt;/keywords&gt;&lt;dates&gt;&lt;year&gt;1999&lt;/year&gt;&lt;/dates&gt;&lt;accession-num&gt;1998-03102-001&lt;/accession-num&gt;&lt;urls&gt;&lt;related-urls&gt;&lt;url&gt;https://www.erlbaum.com/shop/tek9.asp?pg=products&amp;amp;specific=1070-5511&lt;/url&gt;&lt;url&gt;http://www.erlbaum.com/ &lt;/url&gt;&lt;/related-urls&gt;&lt;/urls&gt;&lt;/record&gt;&lt;/Cite&gt;&lt;/EndNote&gt;"/><text:span text:style-name="T11">(1999)</text:span><field:fieldmark-end/><text:span text:style-name="T11"> as well as Beauducel and Wittmann </text:span><field:fieldmark-start text:name="__Fieldmark__3523_4206843798" field:type="ADDIN EN.CITE &lt;EndNote&gt;&lt;Cite ExcludeAuth=&quot;1&quot;&gt;&lt;Author&gt;Beauducel&lt;/Author&gt;&lt;Year&gt;2005&lt;/Year&gt;&lt;RecNum&gt;271&lt;/RecNum&gt;&lt;DisplayText&gt;(2005)&lt;/DisplayText&gt;&lt;record&gt;&lt;rec-number&gt;271&lt;/rec-number&gt;&lt;foreign-keys&gt;&lt;key app=&quot;EN&quot; db-id=&quot;2wpaetzd2xr9x0edzr4pp55ax0swaxv5ewtr&quot; timestamp=&quot;0&quot;&gt;271&lt;/key&gt;&lt;/foreign-keys&gt;&lt;ref-type name=&quot;Journal Article&quot;&gt;17&lt;/ref-type&gt;&lt;contributors&gt;&lt;authors&gt;&lt;author&gt;Beauducel, A.&lt;/author&gt;&lt;author&gt;Wittmann, W. W.&lt;/author&gt;&lt;/authors&gt;&lt;/contributors&gt;&lt;auth-address&gt;Department of Psychology, Mannheim University, Mannheim, Germany&amp;#xD;Department of Psychology, Mannheim University, Mannheim, Germany&lt;/auth-address&gt;&lt;titles&gt;&lt;title&gt;Simulation study on fit indexes in CFA based on data with slightly distorted simple structure&lt;/title&gt;&lt;secondary-title&gt;Structural Equation Modeling&lt;/secondary-title&gt;&lt;/titles&gt;&lt;pages&gt;41-75&lt;/pages&gt;&lt;volume&gt;12&lt;/volume&gt;&lt;number&gt;1&lt;/number&gt;&lt;keywords&gt;&lt;keyword&gt;fit indexes&lt;/keyword&gt;&lt;keyword&gt;structural modeling&lt;/keyword&gt;&lt;keyword&gt;estimation methods&lt;/keyword&gt;&lt;keyword&gt;Estimation-&lt;/keyword&gt;&lt;keyword&gt;Factor-Analysis&lt;/keyword&gt;&lt;keyword&gt;Goodness-of-Fit&lt;/keyword&gt;&lt;keyword&gt;Maximum-Likelihood&lt;/keyword&gt;&lt;keyword&gt;Structural-Equation-Modeling&lt;/keyword&gt;&lt;/keywords&gt;&lt;dates&gt;&lt;year&gt;2005&lt;/year&gt;&lt;/dates&gt;&lt;orig-pub&gt;Peer-Reviewed-Journal&lt;/orig-pub&gt;&lt;accession-num&gt;2005-00888-003&lt;/accession-num&gt;&lt;urls&gt;&lt;/urls&gt;&lt;/record&gt;&lt;/Cite&gt;&lt;/EndNote&gt;"/><text:span text:style-name="T11">(2005)</text:span><field:fieldmark-end/><text:span text:style-name="T11">. Consequently, to consider a good fit of a proposed model, the Comparative Fit Index (CFI) should be at or over .95, the standardized root mean squared residual (SRMR) smaller than .08 and the root mean square error of approximation (RMSEA) smaller than .06. </text:span></text:p>
      <text:p text:style-name="P27"><text:span text:style-name="T11"/></text:p>
      <text:p text:style-name="P33"><text:span text:style-name="T14">Correlations and regressions.</text:span><text:span text:style-name="T11"> To examine the nomological structure of the facets and domains to external constructs like life satisfaction and education, correlations and multiple regression were </text:span><office:annotation office:name="__Annotation__400_6684393291"><dc:creator>Anja</dc:creator><dc:date>2015-08-26T14:34:00</dc:date><text:p><text:span text:style-name="T40">Will be much more detailed, but I don’t know yet, what the actual constructs are</text:span></text:p></office:annotation><text:span text:style-name="T11">computed</text:span><office:annotation-end office:name="__Annotation__400_6684393291"/><text:span text:style-name="T11">. </text:span></text:p>
      <text:p text:style-name="P33"><text:span text:style-name="T11"/></text:p>
      <text:p text:style-name="P26">Study 2 – German Translation</text:p>
      <text:p text:style-name="P26"/>
      <text:p text:style-name="P27"><text:span text:style-name="T13"><text:tab/>Sample and procedure. </text:span><text:span text:style-name="T11">The representative sample consisted of 387 German speakers (49.1% male) with a mean age of 45.6 years (SD=17.</text:span><office:annotation office:name="__Annotation__412_6684393291"><dc:creator>Anja</dc:creator><dc:date>2015-08-26T14:34:00</dc:date><text:p><text:span text:style-name="T40">Where is the sample coming from? How did they get the questionnaire? No clue where to get this info!</text:span></text:p><text:p><text:span text:style-name="T40">Schuhfried hat das für uns gemacht. </text:span></text:p></office:annotation><text:span text:style-name="T11">5</text:span><office:annotation-end office:name="__Annotation__412_6684393291"/><text:span text:style-name="T11">).</text:span></text:p>
      <text:p text:style-name="P27"><text:span text:style-name="T11"/></text:p>
      <text:p text:style-name="P27"><text:span text:style-name="T13"><text:tab/>Measures. </text:span><text:span text:style-name="T11">The five items per facet derived from Study 1 were translated and back-translated by bilingual experts, creating a German version of the measure used there.</text:span></text:p>
      <text:p text:style-name="P27"><text:span text:style-name="T11"/></text:p>
      <text:p text:style-name="P27"><text:span text:style-name="T13"><text:tab/>Statistical analyses.</text:span><text:span text:style-name="T11"> </text:span></text:p>
      <text:p text:style-name="P27"><text:span text:style-name="T11"/></text:p>
      <text:p text:style-name="P31"><text:span text:style-name="T14">Step 1 – Examining the structure.</text:span><text:span text:style-name="T11"> To check the facet structure Study 1 delivered, multiple confirmatory factor analyses were calculated via Mplus following an analogue procedure to Study 1. First, measurement models were estimated for all facets, estimator was WLSMV. Model fit was determined based on the guide lines as before. In a final model, all five domain structural models were integrated using again exploratory structural equation modeling (ESEM).</text:span></text:p>
      <text:p text:style-name="P31"><text:span text:style-name="T11"/></text:p>
      <text:p text:style-name="P27"><text:span text:style-name="T13"><text:tab/></text:span><text:span text:style-name="T14">Step 2 – Testing for measurement invariance.</text:span><text:span text:style-name="T11"> In a next step, measurement invariance between German and US samples was examined. We followed the procedure suggested by Sass </text:span><field:fieldmark-start text:name="__Fieldmark__3524_4206843798" field:type="ADDIN EN.CITE &lt;EndNote&gt;&lt;Cite ExcludeAuth=&quot;1&quot;&gt;&lt;Author&gt;Sass&lt;/Author&gt;&lt;Year&gt;2011&lt;/Year&gt;&lt;RecNum&gt;5231&lt;/RecNum&gt;&lt;DisplayText&gt;(2011)&lt;/DisplayText&gt;&lt;record&gt;&lt;rec-number&gt;5231&lt;/rec-number&gt;&lt;foreign-keys&gt;&lt;key app=&quot;EN&quot; db-id=&quot;dt2sd2sd7f2d0lertdlv52dpxd0zeef0ffs9&quot;&gt;5231&lt;/key&gt;&lt;/foreign-keys&gt;&lt;ref-type name=&quot;Journal Article&quot;&gt;17&lt;/ref-type&gt;&lt;contributors&gt;&lt;authors&gt;&lt;author&gt;Sass, D.A.&lt;/author&gt;&lt;/authors&gt;&lt;/contributors&gt;&lt;titles&gt;&lt;title&gt;Testing Measurement Invariance and Comparing Latent Factor Means Within a Confirmatory Factor Analysis Framework&lt;/title&gt;&lt;secondary-title&gt;Journal of Psychoeducational Assessment&lt;/secondary-title&gt;&lt;/titles&gt;&lt;periodical&gt;&lt;full-title&gt;Journal of Psychoeducational Assessment&lt;/full-title&gt;&lt;/periodical&gt;&lt;pages&gt;347-363&lt;/pages&gt;&lt;volume&gt;29&lt;/volume&gt;&lt;number&gt;4&lt;/number&gt;&lt;dates&gt;&lt;year&gt;2011&lt;/year&gt;&lt;/dates&gt;&lt;isbn&gt;0734-2829&lt;/isbn&gt;&lt;urls&gt;&lt;/urls&gt;&lt;/record&gt;&lt;/Cite&gt;&lt;/EndNote&gt;"/><text:span text:style-name="T11">(2011)</text:span><field:fieldmark-end/><text:span text:style-name="T11"> and tested configural, factorial and strong factorial invariance. The cutoffs suggested by Chen (2007) were applied to compare model fits. According to this configural measurement invariance can be assumed when the same item is associated with the same factor in each domain, while the factor loadings can differ. If the factor loadings of each item would not differ between the samples, factorial measurement invariance can be assumed. Strong factorial measurement invariance can be assumed when on top of that the intercepts of each item are equal. </text:span></text:p>
      <text:p text:style-name="P33"><text:span text:style-name="T11">The limit to factorial measurement invariance was set to ∆CFI &lt; .01, ∆RMSEA &lt; .015 and ∆SRMR &lt; .03, at which the limit to strong factorial measurement invariance was set to ∆CFI &lt; .01, ∆RMSEA &lt; .015, ∆SRMR &lt; .01 </text:span><field:fieldmark-start text:name="__Fieldmark__3525_4206843798" field:type="ADDIN EN.CITE &lt;EndNote&gt;&lt;Cite&gt;&lt;Author&gt;Chen&lt;/Author&gt;&lt;Year&gt;2007&lt;/Year&gt;&lt;RecNum&gt;5226&lt;/RecNum&gt;&lt;DisplayText&gt;(Chen, 2007)&lt;/DisplayText&gt;&lt;record&gt;&lt;rec-number&gt;5226&lt;/rec-number&gt;&lt;foreign-keys&gt;&lt;key app=&quot;EN&quot; db-id=&quot;2wpaetzd2xr9x0edzr4pp55ax0swaxv5ewtr&quot; timestamp=&quot;0&quot;&gt;5226&lt;/key&gt;&lt;/foreign-keys&gt;&lt;ref-type name=&quot;Journal Article&quot;&gt;17&lt;/ref-type&gt;&lt;contributors&gt;&lt;authors&gt;&lt;author&gt;Chen, F. F.&lt;/author&gt;&lt;/authors&gt;&lt;/contributors&gt;&lt;titles&gt;&lt;title&gt;Sensitivity of goodness of fit indexes to lack of measurement invariance&lt;/title&gt;&lt;secondary-title&gt;Structural Equation Modeling&lt;/secondary-title&gt;&lt;/titles&gt;&lt;pages&gt;464-504&lt;/pages&gt;&lt;volume&gt;14&lt;/volume&gt;&lt;number&gt;3&lt;/number&gt;&lt;dates&gt;&lt;year&gt;2007&lt;/year&gt;&lt;/dates&gt;&lt;isbn&gt;1070-5511&lt;/isbn&gt;&lt;urls&gt;&lt;/urls&gt;&lt;/record&gt;&lt;/Cite&gt;&lt;/EndNote&gt;"/><text:span text:style-name="T11">(Chen, 2007)</text:span><field:fieldmark-end/><text:span text:style-name="T11">.</text:span></text:p>
      <text:p text:style-name="P33"><text:span text:style-name="T11"/></text:p>
      <text:p text:style-name="P33"><text:span text:style-name="T11"/></text:p>
      <text:p text:style-name="P33"><text:span text:style-name="T11"/></text:p>
      <text:p text:style-name="P25">Results</text:p>
      <text:p text:style-name="P25"/>
      <text:p text:style-name="P26">Study 1 – Construction with an US-American sample</text:p>
      <text:p text:style-name="P26"/>
      <text:p text:style-name="P27"><text:span text:style-name="T13"><text:tab/>Results of the EFA.</text:span><text:span text:style-name="T11"> In Table 1 you can see model fits for the chosen facet model for each domain as well as Eigenvalues and results from MAP and PA test.</text:span></text:p>
      <text:p text:style-name="P32">To ensure that each facet is homogeneous and therefore, to reduce the risk of cross domain loadings, items with factor loadings less than .30 were eliminated. This was only done when item content was also judged as being non-central to the domain in question (Ziegler, 2014). </text:p>
      <text:p text:style-name="P33"><text:soft-page-break/><text:span text:style-name="T11">According to that Agreeableness consists of eight facets after two facets were eliminated due to weakly loading and inconsistent items. The remaining facets are named Appreciation, Integrity, Low competitiveness, </text:span><office:annotation office:name="__Annotation__554_6684393291"><dc:creator>Anja</dc:creator><dc:date>2015-08-26T14:34:00</dc:date><text:p><text:span text:style-name="T40">Need tob e liked?</text:span></text:p></office:annotation><text:span text:style-name="T11">Readiness to give feedback</text:span><office:annotation-end office:name="__Annotation__554_6684393291"/><text:span text:style-name="T11">, Search for support, Good faith, Genuineness and Altruism. </text:span></text:p>
      <text:p text:style-name="P32">Conscientiousness consists of nine facets after one facet with item factor loadings less than .30 was excluded, which are named: Dominance, Persistence, Self-discipline, Task planning, Goal orientation, Carefulness, Orderliness, Wish to work to capacity and Productivity.</text:p>
      <text:p text:style-name="P32">Extraversion comprises of nine facets, because a new facet (Energy) was added. The original model with eight facets did not explain the physical part of Extraversion very well. The facets are Sociability, Readiness to take risks, Wish for affiliation, Positive attitude, Forcefulness, Communicativeness, Humor, Conviviality and Energy.</text:p>
      <text:p text:style-name="P32">Neuroticism (here interpreted in the way of emotional stability) consists of seven facets, because one facet was dropped due to poor interpretability, and was therefore not included in the subsequent analyses. The remaining facets are named Equanimity, Confidence, Carefreeness, Mental balance, Drive, Emotional robustness and Self-attention.</text:p>
      <text:p text:style-name="P32">Openness to experience comprises of nine facets. One facet was identified as a method factor and eliminated, because it solely contained negatively formulated items and no coherent underlying trait could be identified. Furthermore another facet (Intellect) was added, because the remaining facets lacked an intellectual content. The facets of Openness are named Creativity, Wish for variety, Open-mindedness, Interest in reading, Artistic interests, Wish to analyze, Willingness to learn, Sensitivity and Intellect.</text:p>
      <text:p text:style-name="P32">The items to each facet are listed in the appendix (A).</text:p>
      <text:p text:style-name="P32"/>
      <text:p text:style-name="P33"><text:span text:style-name="T13">Results of CFA and ESEM. </text:span><text:span text:style-name="T11">All measurement models for the facets were fitting well, results can be found in Table </text:span><office:annotation office:name="__Annotation__668_6684393291"><dc:creator>Anja</dc:creator><dc:date>2015-08-26T14:34:00</dc:date><text:p><text:span text:style-name="T40">Results of ESEM (when ESEM is carried out the right way. maaaaan)</text:span></text:p></office:annotation><text:span text:style-name="T11">2</text:span><office:annotation-end office:name="__Annotation__668_6684393291"/><text:span text:style-name="T11">.</text:span></text:p>
      <text:p text:style-name="P32"><text:s/>The exploratory structural equation model (ESEM) of the final model with all five domains fits well with CFI = .87, RMSEA = .072, SRMR = .036. As you can see in Table 3 nearly all facets load significantly on their intended domain, but sometimes have loadings on other domains also, which are conform with the theory and the facet content.</text:p>
      <text:p text:style-name="P32"/>
      <text:p text:style-name="P26">Study 2 – German Translation</text:p>
      <text:p text:style-name="P26"/>
      <text:p text:style-name="P27"><text:span text:style-name="T13"><text:tab/>Results of the CFA. </text:span><text:span text:style-name="T11">The measurement models of the American sample were replicated for the reduced number of item per facet. Model fits can be seen in Table 4. The ESEM with all five domains fits well with CFI = .82, RMSEA = .078, SRMR = .044. Table 5 shows the ESEM factor loadings for the German sample. All facets load significantly on their intended domain but can have loadings on other domains as well.</text:span></text:p>
      <text:p text:style-name="P27"><text:span text:style-name="T11"/></text:p>
      <text:p text:style-name="P27"><text:span text:style-name="T13">Study 3 – Testing for measurement </text:span><office:annotation office:name="__Annotation__706_6684393291"><dc:creator>Anja</dc:creator><dc:date>2015-08-26T14:34:00</dc:date><text:p><text:span text:style-name="T40">Text just copied out of older version. I will put that together in a table for making it easier to read.</text:span></text:p></office:annotation><text:span text:style-name="T13">invariance</text:span><office:annotation-end office:name="__Annotation__706_6684393291"/></text:p>
      <text:p text:style-name="P29">For analyzing the measurement invariance the latest facet model structure (with additional facets) was taken. The results are shown in Table 6.</text:p>
      <text:p text:style-name="P31"><text:span text:style-name="T16">Configural measurement invariance is assumed for the facets Appreciation of others, Superiority/Grandiosity, Need to be liked, Crybabiness, Manipulation, Altruism (facets of Agreeableness), Perseverance, Task Planning, Goal-orientation/Achievement striving, Preferred Load, Procrastination (facets of Conscientiousness), Assertiveness, Sociability/Gregariousness, Activity (facets of Extraversion), Irritability, Self-serving Attention (facets of Neuroticism), Self-attributed Inginuity, Openness to actions and activities, Openmindedness/Judgement, Love of Learning, Openness to feelings and Intellect (facets of Openness).</text:span></text:p>
      <text:p text:style-name="P30">Factorial measurement invariance is assumed for the facets Meanness, Trust (facets of Agreeableness), Control of others, Lack of (Self-) Control, Deliberation/Caution, Lack of Tidiness/Order (facets of Conscientiousness), Sensation Seeking, Reclusiveness, Emotionality, Humor (facets of Extraversion), Depression, Anxiety, Self-assuredness, Lethargia, Sentimentality (facets of Neuroticism), Openness to reading, Openness to arts and Need for cognition (facets of Openness).</text:p>
      <text:p text:style-name="P31"><text:span text:style-name="T16">The only facet with strong factorial measurement invariance is Shyness, a facet of Extraversion</text:span></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able:table table:name="FFMQuestionnaires" table:style-name="FFMQuestionnaires">
        <table:table-column table:style-name="FFMQuestionnaires.A"/>
        <table:table-column table:style-name="FFMQuestionnaires.B"/>
        <table:table-column table:style-name="FFMQuestionnaires.C"/>
        <table:table-column table:style-name="FFMQuestionnaires.D"/>
        <table:table-column table:style-name="FFMQuestionnaires.E"/>
        <table:table-column table:style-name="FFMQuestionnaires.F"/>
        <table:table-row table:style-name="FFMQuestionnaires.1">
          <table:table-cell table:style-name="FFMQuestionnaires.A1" office:value-type="float" office:value="0">
            <text:p text:style-name="P14">Taxonomy</text:p>
          </table:table-cell>
          <table:table-cell table:style-name="FFMQuestionnaires.A1" office:value-type="float" office:value="0">
            <text:p text:style-name="P14">Domains</text:p>
          </table:table-cell>
          <table:table-cell table:style-name="FFMQuestionnaires.A1" office:value-type="float" office:value="0">
            <text:p text:style-name="P14">Facets</text:p>
          </table:table-cell>
          <table:table-cell table:style-name="FFMQuestionnaires.A1" office:value-type="float" office:value="0">
            <text:p text:style-name="P14">Reliability</text:p>
          </table:table-cell>
          <table:table-cell table:style-name="FFMQuestionnaires.A1" office:value-type="float" office:value="0">
            <text:p text:style-name="P14">Validity</text:p>
          </table:table-cell>
          <table:table-cell table:style-name="FFMQuestionnaires.A1" office:value-type="float" office:value="0">
            <text:p text:style-name="P14">No. of items</text:p>
          </table:table-cell>
        </table:table-row>
        <table:table-row>
          <table:table-cell table:style-name="FFMQuestionnaires.A2">
            <text:p text:style-name="P15"/>
          </table:table-cell>
          <table:table-cell table:style-name="FFMQuestionnaires.B2">
            <text:p text:style-name="P15"/>
          </table:table-cell>
          <table:table-cell table:style-name="FFMQuestionnaires.B2">
            <text:p text:style-name="P15"/>
          </table:table-cell>
          <table:table-cell table:style-name="FFMQuestionnaires.B2">
            <text:p text:style-name="P15"/>
          </table:table-cell>
          <table:table-cell table:style-name="FFMQuestionnaires.B2">
            <text:p text:style-name="P15"/>
          </table:table-cell>
          <table:table-cell table:style-name="FFMQuestionnaires.B2">
            <text:p text:style-name="P15"/>
          </table:table-cell>
        </table:table-row>
        <table:table-row table:style-name="FFMQuestionnaires.1">
          <table:table-cell table:style-name="FFMQuestionnaires.A2" office:value-type="float" office:value="0">
            <text:p text:style-name="P14">HEXACO</text:p>
          </table:table-cell>
          <table:table-cell table:style-name="FFMQuestionnaires.B2">
            <text:p text:style-name="P14"/>
          </table:table-cell>
          <table:table-cell table:style-name="FFMQuestionnaires.B2">
            <text:p text:style-name="P15"/>
          </table:table-cell>
          <table:table-cell table:style-name="FFMQuestionnaires.B2">
            <text:p text:style-name="P15"/>
          </table:table-cell>
          <table:table-cell table:style-name="FFMQuestionnaires.B2">
            <text:p text:style-name="P15"/>
          </table:table-cell>
          <table:table-cell table:style-name="FFMQuestionnaires.F3" office:value-type="string">
            <text:p text:style-name="P21">200,100,60</text:p>
          </table:table-cell>
        </table:table-row>
        <table:table-row>
          <table:table-cell table:style-name="FFMQuestionnaires.A2">
            <text:p text:style-name="P14"/>
          </table:table-cell>
          <table:table-cell table:style-name="FFMQuestionnaires.B4" office:value-type="string">
            <text:p text:style-name="P14">Humility</text:p>
          </table:table-cell>
          <table:table-cell table:style-name="FFMQuestionnaires.B2">
            <text:p text:style-name="P15"/>
          </table:table-cell>
          <table:table-cell table:style-name="FFMQuestionnaires.B2" office:value-type="float" office:value="0.82">
            <text:p text:style-name="P15">0.82</text:p>
          </table:table-cell>
          <table:table-cell table:style-name="FFMQuestionnaires.B2">
            <text:p text:style-name="P15"/>
          </table:table-cell>
          <table:table-cell table:style-name="FFMQuestionnaires.B2">
            <text:p text:style-name="P15"/>
          </table:table-cell>
        </table:table-row>
        <table:table-row>
          <table:table-cell table:style-name="FFMQuestionnaires.A2">
            <text:p text:style-name="P15"/>
          </table:table-cell>
          <table:table-cell table:style-name="FFMQuestionnaires.B2">
            <text:p text:style-name="P14"/>
          </table:table-cell>
          <table:table-cell table:style-name="FFMQuestionnaires.C5" office:value-type="string">
            <text:p text:style-name="P14">Sincerity</text:p>
          </table:table-cell>
          <table:table-cell table:style-name="FFMQuestionnaires.B2" office:value-type="float" office:value="0.66">
            <text:p text:style-name="P15">0.66</text:p>
          </table:table-cell>
          <table:table-cell table:style-name="FFMQuestionnaires.B2">
            <text:p text:style-name="P15"/>
          </table:table-cell>
          <table:table-cell table:style-name="FFMQuestionnaires.B2">
            <text:p text:style-name="P15"/>
          </table:table-cell>
        </table:table-row>
        <table:table-row>
          <table:table-cell table:style-name="FFMQuestionnaires.A2">
            <text:p text:style-name="P15"/>
          </table:table-cell>
          <table:table-cell table:style-name="FFMQuestionnaires.B2">
            <text:p text:style-name="P14"/>
          </table:table-cell>
          <table:table-cell table:style-name="FFMQuestionnaires.C6" office:value-type="string">
            <text:p text:style-name="P14">Fairness</text:p>
          </table:table-cell>
          <table:table-cell table:style-name="FFMQuestionnaires.B2" office:value-type="float" office:value="0.76">
            <text:p text:style-name="P15">0.76</text:p>
          </table:table-cell>
          <table:table-cell table:style-name="FFMQuestionnaires.B2">
            <text:p text:style-name="P15"/>
          </table:table-cell>
          <table:table-cell table:style-name="FFMQuestionnaires.B2">
            <text:p text:style-name="P15"/>
          </table:table-cell>
        </table:table-row>
        <table:table-row>
          <table:table-cell table:style-name="FFMQuestionnaires.A2">
            <text:p text:style-name="P15"/>
          </table:table-cell>
          <table:table-cell table:style-name="FFMQuestionnaires.B2">
            <text:p text:style-name="P15"/>
          </table:table-cell>
          <table:table-cell table:style-name="FFMQuestionnaires.C7" office:value-type="string">
            <text:p text:style-name="P14">Greed Avoidance</text:p>
          </table:table-cell>
          <table:table-cell table:style-name="FFMQuestionnaires.B2" office:value-type="float" office:value="0.81">
            <text:p text:style-name="P15">0.81</text:p>
          </table:table-cell>
          <table:table-cell table:style-name="FFMQuestionnaires.B2">
            <text:p text:style-name="P15"/>
          </table:table-cell>
          <table:table-cell table:style-name="FFMQuestionnaires.B2">
            <text:p text:style-name="P15"/>
          </table:table-cell>
        </table:table-row>
        <table:table-row>
          <table:table-cell table:style-name="FFMQuestionnaires.A2">
            <text:p text:style-name="P15"/>
          </table:table-cell>
          <table:table-cell table:style-name="FFMQuestionnaires.B2">
            <text:p text:style-name="P15"/>
          </table:table-cell>
          <table:table-cell table:style-name="FFMQuestionnaires.C8" office:value-type="string">
            <text:p text:style-name="P14">Modesty</text:p>
          </table:table-cell>
          <table:table-cell table:style-name="FFMQuestionnaires.B2" office:value-type="float" office:value="0.68">
            <text:p text:style-name="P15">0.68</text:p>
          </table:table-cell>
          <table:table-cell table:style-name="FFMQuestionnaires.B2">
            <text:p text:style-name="P15"/>
          </table:table-cell>
          <table:table-cell table:style-name="FFMQuestionnaires.B2">
            <text:p text:style-name="P15"/>
          </table:table-cell>
        </table:table-row>
        <table:table-row>
          <table:table-cell table:style-name="FFMQuestionnaires.A2">
            <text:p text:style-name="P15"/>
          </table:table-cell>
          <table:table-cell table:style-name="FFMQuestionnaires.B9" office:value-type="string">
            <text:p text:style-name="P14">Emotionality</text:p>
          </table:table-cell>
          <table:table-cell table:style-name="FFMQuestionnaires.B2">
            <text:p text:style-name="P15"/>
          </table:table-cell>
          <table:table-cell table:style-name="FFMQuestionnaires.B2" office:value-type="float" office:value="0.84">
            <text:p text:style-name="P15">0.84</text:p>
          </table:table-cell>
          <table:table-cell table:style-name="FFMQuestionnaires.B2">
            <text:p text:style-name="P15"/>
          </table:table-cell>
          <table:table-cell table:style-name="FFMQuestionnaires.B2">
            <text:p text:style-name="P15"/>
          </table:table-cell>
        </table:table-row>
        <table:table-row>
          <table:table-cell table:style-name="FFMQuestionnaires.A2">
            <text:p text:style-name="P15"/>
          </table:table-cell>
          <table:table-cell table:style-name="FFMQuestionnaires.B2">
            <text:p text:style-name="P15"/>
          </table:table-cell>
          <table:table-cell table:style-name="FFMQuestionnaires.C10" office:value-type="string">
            <text:p text:style-name="P14">Fearfulness</text:p>
          </table:table-cell>
          <table:table-cell table:style-name="FFMQuestionnaires.B2" office:value-type="float" office:value="0.7">
            <text:p text:style-name="P15">0.7</text:p>
          </table:table-cell>
          <table:table-cell table:style-name="FFMQuestionnaires.B2">
            <text:p text:style-name="P15"/>
          </table:table-cell>
          <table:table-cell table:style-name="FFMQuestionnaires.B2">
            <text:p text:style-name="P15"/>
          </table:table-cell>
        </table:table-row>
        <table:table-row>
          <table:table-cell table:style-name="FFMQuestionnaires.A2">
            <text:p text:style-name="P15"/>
          </table:table-cell>
          <table:table-cell table:style-name="FFMQuestionnaires.B2">
            <text:p text:style-name="P15"/>
          </table:table-cell>
          <table:table-cell table:style-name="FFMQuestionnaires.C11" office:value-type="string">
            <text:p text:style-name="P14">Anxiety</text:p>
          </table:table-cell>
          <table:table-cell table:style-name="FFMQuestionnaires.B2" office:value-type="float" office:value="0.64">
            <text:p text:style-name="P15">0.64</text:p>
          </table:table-cell>
          <table:table-cell table:style-name="FFMQuestionnaires.B2">
            <text:p text:style-name="P15"/>
          </table:table-cell>
          <table:table-cell table:style-name="FFMQuestionnaires.B2">
            <text:p text:style-name="P15"/>
          </table:table-cell>
        </table:table-row>
        <table:table-row>
          <table:table-cell table:style-name="FFMQuestionnaires.A2">
            <text:p text:style-name="P15"/>
          </table:table-cell>
          <table:table-cell table:style-name="FFMQuestionnaires.B2">
            <text:p text:style-name="P15"/>
          </table:table-cell>
          <table:table-cell table:style-name="FFMQuestionnaires.C12" office:value-type="string">
            <text:p text:style-name="P14">Dependence</text:p>
          </table:table-cell>
          <table:table-cell table:style-name="FFMQuestionnaires.B2" office:value-type="float" office:value="0.8">
            <text:p text:style-name="P15">0.8</text:p>
          </table:table-cell>
          <table:table-cell table:style-name="FFMQuestionnaires.B2">
            <text:p text:style-name="P15"/>
          </table:table-cell>
          <table:table-cell table:style-name="FFMQuestionnaires.B2">
            <text:p text:style-name="P15"/>
          </table:table-cell>
        </table:table-row>
        <table:table-row>
          <table:table-cell table:style-name="FFMQuestionnaires.A2">
            <text:p text:style-name="P15"/>
          </table:table-cell>
          <table:table-cell table:style-name="FFMQuestionnaires.B2">
            <text:p text:style-name="P15"/>
          </table:table-cell>
          <table:table-cell table:style-name="FFMQuestionnaires.C13" office:value-type="string">
            <text:p text:style-name="P14">Sentimentality</text:p>
          </table:table-cell>
          <table:table-cell table:style-name="FFMQuestionnaires.B2" office:value-type="float" office:value="0.7">
            <text:p text:style-name="P15">0.7</text:p>
          </table:table-cell>
          <table:table-cell table:style-name="FFMQuestionnaires.B2">
            <text:p text:style-name="P15"/>
          </table:table-cell>
          <table:table-cell table:style-name="FFMQuestionnaires.B2">
            <text:p text:style-name="P15"/>
          </table:table-cell>
        </table:table-row>
        <table:table-row>
          <table:table-cell table:style-name="FFMQuestionnaires.A2">
            <text:p text:style-name="P15"/>
          </table:table-cell>
          <table:table-cell table:style-name="FFMQuestionnaires.B14" office:value-type="string">
            <text:p text:style-name="P14">Extraversion</text:p>
          </table:table-cell>
          <table:table-cell table:style-name="FFMQuestionnaires.B2">
            <text:p text:style-name="P15"/>
          </table:table-cell>
          <table:table-cell table:style-name="FFMQuestionnaires.B2" office:value-type="float" office:value="0.85">
            <text:p text:style-name="P15">0.85</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5" office:value-type="string">
            <text:p text:style-name="P14">Social Self-Esteem</text:p>
          </table:table-cell>
          <table:table-cell table:style-name="FFMQuestionnaires.B2" office:value-type="float" office:value="0.67">
            <text:p text:style-name="P15">0.67</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6" office:value-type="string">
            <text:p text:style-name="P14">Social Boldness</text:p>
          </table:table-cell>
          <table:table-cell table:style-name="FFMQuestionnaires.B2" office:value-type="float" office:value="0.76">
            <text:p text:style-name="P15">0.7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7" office:value-type="string">
            <text:p text:style-name="P14">Sociability</text:p>
          </table:table-cell>
          <table:table-cell table:style-name="FFMQuestionnaires.B2" office:value-type="float" office:value="0.71">
            <text:p text:style-name="P15">0.71</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8" office:value-type="string">
            <text:p text:style-name="P14">Liveliness</text:p>
          </table:table-cell>
          <table:table-cell table:style-name="FFMQuestionnaires.B2" office:value-type="float" office:value="0.76">
            <text:p text:style-name="P15">0.7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19" office:value-type="string">
            <text:p text:style-name="P14">Agreeableness</text:p>
          </table:table-cell>
          <table:table-cell table:style-name="FFMQuestionnaires.B2">
            <text:p text:style-name="P15"/>
          </table:table-cell>
          <table:table-cell table:style-name="FFMQuestionnaires.B2" office:value-type="float" office:value="0.84">
            <text:p text:style-name="P15">0.84</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20" office:value-type="string">
            <text:p text:style-name="P14">Forgivingness</text:p>
          </table:table-cell>
          <table:table-cell table:style-name="FFMQuestionnaires.B2" office:value-type="float" office:value="0.74">
            <text:p text:style-name="P15">0.74</text:p>
          </table:table-cell>
          <table:table-cell table:style-name="FFMQuestionnaires.B2">
            <text:p text:style-name="P15"/>
          </table:table-cell>
          <table:table-cell table:style-name="FFMQuestionnaires.B2">
            <text:p text:style-name="P15"/>
          </table:table-cell>
        </table:table-row>
        <text:soft-page-break/>
        <table:table-row table:style-name="FFMQuestionnaires.15">
          <table:table-cell table:style-name="FFMQuestionnaires.A2">
            <text:p text:style-name="P15"/>
          </table:table-cell>
          <table:table-cell table:style-name="FFMQuestionnaires.B2">
            <text:p text:style-name="P15"/>
          </table:table-cell>
          <table:table-cell table:style-name="FFMQuestionnaires.C21" office:value-type="string">
            <text:p text:style-name="P14">Gentleness</text:p>
          </table:table-cell>
          <table:table-cell table:style-name="FFMQuestionnaires.B2" office:value-type="float" office:value="0.66">
            <text:p text:style-name="P15">0.6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22" office:value-type="string">
            <text:p text:style-name="P14">Flexibility</text:p>
          </table:table-cell>
          <table:table-cell table:style-name="FFMQuestionnaires.B2" office:value-type="float" office:value="0.61">
            <text:p text:style-name="P15">0.61</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23" office:value-type="string">
            <text:p text:style-name="P14">Patience</text:p>
          </table:table-cell>
          <table:table-cell table:style-name="FFMQuestionnaires.B2" office:value-type="float" office:value="0.79">
            <text:p text:style-name="P15">0.79</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4" office:value-type="string">
            <text:p text:style-name="P14">Conscientiousness</text:p>
          </table:table-cell>
          <table:table-cell table:style-name="FFMQuestionnaires.B2">
            <text:p text:style-name="P15"/>
          </table:table-cell>
          <table:table-cell table:style-name="FFMQuestionnaires.B2" office:value-type="float" office:value="0.84">
            <text:p text:style-name="P15">0.84</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25" office:value-type="string">
            <text:p text:style-name="P14">Organization</text:p>
          </table:table-cell>
          <table:table-cell table:style-name="FFMQuestionnaires.B2" office:value-type="float" office:value="0.74">
            <text:p text:style-name="P15">0.74</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26" office:value-type="string">
            <text:p text:style-name="P14">Diligence</text:p>
          </table:table-cell>
          <table:table-cell table:style-name="FFMQuestionnaires.B2" office:value-type="float" office:value="0.7">
            <text:p text:style-name="P15">0.7</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27" office:value-type="string">
            <text:p text:style-name="P14">Perfectionism</text:p>
          </table:table-cell>
          <table:table-cell table:style-name="FFMQuestionnaires.B2" office:value-type="float" office:value="0.69">
            <text:p text:style-name="P15">0.69</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28" office:value-type="string">
            <text:p text:style-name="P14">Prudence</text:p>
          </table:table-cell>
          <table:table-cell table:style-name="FFMQuestionnaires.B2" office:value-type="float" office:value="0.69">
            <text:p text:style-name="P15">0.69</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9" office:value-type="string">
            <text:p text:style-name="P14">Openness</text:p>
          </table:table-cell>
          <table:table-cell table:style-name="FFMQuestionnaires.B2">
            <text:p text:style-name="P15"/>
          </table:table-cell>
          <table:table-cell table:style-name="FFMQuestionnaires.B2" office:value-type="float" office:value="0.81">
            <text:p text:style-name="P15">0.81</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30" office:value-type="string">
            <text:p text:style-name="P14">Aesthetic</text:p>
          </table:table-cell>
          <table:table-cell table:style-name="FFMQuestionnaires.B2" office:value-type="float" office:value="0.66">
            <text:p text:style-name="P15">0.6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31" office:value-type="string">
            <text:p text:style-name="P14">Inquisitiveness</text:p>
          </table:table-cell>
          <table:table-cell table:style-name="FFMQuestionnaires.B2" office:value-type="float" office:value="0.66">
            <text:p text:style-name="P15">0.6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32" office:value-type="string">
            <text:p text:style-name="P14">Creativity</text:p>
          </table:table-cell>
          <table:table-cell table:style-name="FFMQuestionnaires.B2" office:value-type="float" office:value="0.75">
            <text:p text:style-name="P15">0.75</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33" office:value-type="string">
            <text:p text:style-name="P14">Unconventionality</text:p>
          </table:table-cell>
          <table:table-cell table:style-name="FFMQuestionnaires.B2" office:value-type="float" office:value="0.52">
            <text:p text:style-name="P15">0.52</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B2">
            <text:p text:style-name="P14"/>
          </table:table-cell>
          <table:table-cell table:style-name="FFMQuestionnaires.B2">
            <text:p text:style-name="P15"/>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office:value-type="float" office:value="0">
            <text:p text:style-name="P16">NEO-PI-<text:span text:style-name="T27">r</text:span></text:p>
          </table:table-cell>
          <table:table-cell table:style-name="FFMQuestionnaires.B2">
            <text:p text:style-name="P15"/>
          </table:table-cell>
          <table:table-cell table:style-name="FFMQuestionnaires.B2">
            <text:p text:style-name="P14"/>
          </table:table-cell>
          <table:table-cell table:style-name="FFMQuestionnaires.B2">
            <text:p text:style-name="P15"/>
          </table:table-cell>
          <table:table-cell table:style-name="FFMQuestionnaires.B2">
            <text:p text:style-name="P15"/>
          </table:table-cell>
          <table:table-cell table:style-name="FFMQuestionnaires.B2" office:value-type="float" office:value="240">
            <text:p text:style-name="P17">240</text:p>
          </table:table-cell>
        </table:table-row>
        <table:table-row table:style-name="FFMQuestionnaires.15">
          <table:table-cell table:style-name="FFMQuestionnaires.A2">
            <text:p text:style-name="P15"/>
          </table:table-cell>
          <table:table-cell table:style-name="FFMQuestionnaires.B36" office:value-type="string">
            <text:p text:style-name="P18">Neuroticism</text:p>
          </table:table-cell>
          <table:table-cell table:style-name="FFMQuestionnaires.B2">
            <text:p text:style-name="P14"/>
          </table:table-cell>
          <table:table-cell table:style-name="FFMQuestionnaires.B2" office:value-type="float" office:value="0.92">
            <text:p text:style-name="P15">0.92</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37" office:value-type="string">
            <text:p text:style-name="P18">Anxiety</text:p>
          </table:table-cell>
          <table:table-cell table:style-name="FFMQuestionnaires.B2" office:value-type="float" office:value="0.78">
            <text:p text:style-name="P15">0.78</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38" office:value-type="string">
            <text:p text:style-name="P18">Angry Hostility</text:p>
          </table:table-cell>
          <table:table-cell table:style-name="FFMQuestionnaires.B2" office:value-type="float" office:value="0.75">
            <text:p text:style-name="P15">0.75</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39" office:value-type="string">
            <text:p text:style-name="P18">Depression</text:p>
          </table:table-cell>
          <table:table-cell table:style-name="FFMQuestionnaires.B2" office:value-type="float" office:value="0.81">
            <text:p text:style-name="P15">0.81</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40" office:value-type="string">
            <text:p text:style-name="P18">Self-Consciousness</text:p>
          </table:table-cell>
          <table:table-cell table:style-name="FFMQuestionnaires.B2" office:value-type="float" office:value="0.68">
            <text:p text:style-name="P15">0.68</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41" office:value-type="string">
            <text:p text:style-name="P18">Impulsiveness</text:p>
          </table:table-cell>
          <table:table-cell table:style-name="FFMQuestionnaires.B2" office:value-type="float" office:value="0.7">
            <text:p text:style-name="P15">0.7</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42" office:value-type="string">
            <text:p text:style-name="P18">Vulnerability</text:p>
          </table:table-cell>
          <table:table-cell table:style-name="FFMQuestionnaires.B2" office:value-type="float" office:value="0.77">
            <text:p text:style-name="P15">0.77</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43" office:value-type="string">
            <text:p text:style-name="P18">Extraversion</text:p>
          </table:table-cell>
          <table:table-cell table:style-name="FFMQuestionnaires.B2">
            <text:p text:style-name="P18"/>
          </table:table-cell>
          <table:table-cell table:style-name="FFMQuestionnaires.B2" office:value-type="float" office:value="0.89">
            <text:p text:style-name="P15">0.89</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44" office:value-type="string">
            <text:p text:style-name="P18">Warmth</text:p>
          </table:table-cell>
          <table:table-cell table:style-name="FFMQuestionnaires.B2" office:value-type="float" office:value="0.73">
            <text:p text:style-name="P15">0.73</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45" office:value-type="string">
            <text:p text:style-name="P18">Gregariousness</text:p>
          </table:table-cell>
          <table:table-cell table:style-name="FFMQuestionnaires.B2" office:value-type="float" office:value="0.72">
            <text:p text:style-name="P15">0.72</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46" office:value-type="string">
            <text:p text:style-name="P18">Assertiveness</text:p>
          </table:table-cell>
          <table:table-cell table:style-name="FFMQuestionnaires.B2" office:value-type="float" office:value="0.77">
            <text:p text:style-name="P15">0.77</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47" office:value-type="string">
            <text:p text:style-name="P18">Activity</text:p>
          </table:table-cell>
          <table:table-cell table:style-name="FFMQuestionnaires.B2" office:value-type="float" office:value="0.63">
            <text:p text:style-name="P15">0.63</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48" office:value-type="string">
            <text:p text:style-name="P18">Excitement Seeking</text:p>
          </table:table-cell>
          <table:table-cell table:style-name="FFMQuestionnaires.B2" office:value-type="float" office:value="0.65">
            <text:p text:style-name="P15">0.65</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49" office:value-type="string">
            <text:p text:style-name="P18">Positive Emotions</text:p>
          </table:table-cell>
          <table:table-cell table:style-name="FFMQuestionnaires.B2" office:value-type="float" office:value="0.73">
            <text:p text:style-name="P15">0.73</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50" office:value-type="string">
            <text:p text:style-name="P18">Openness</text:p>
          </table:table-cell>
          <table:table-cell table:style-name="FFMQuestionnaires.B2">
            <text:p text:style-name="P18"/>
          </table:table-cell>
          <table:table-cell table:style-name="FFMQuestionnaires.B2" office:value-type="float" office:value="0.87">
            <text:p text:style-name="P15">0.87</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51" office:value-type="string">
            <text:p text:style-name="P18">Fantasy</text:p>
          </table:table-cell>
          <table:table-cell table:style-name="FFMQuestionnaires.B2" office:value-type="float" office:value="0.76">
            <text:p text:style-name="P15">0.7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52" office:value-type="string">
            <text:p text:style-name="P18">Aesthetics</text:p>
          </table:table-cell>
          <table:table-cell table:style-name="FFMQuestionnaires.B2" office:value-type="float" office:value="0.76">
            <text:p text:style-name="P15">0.7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53" office:value-type="string">
            <text:p text:style-name="P18">Feelings</text:p>
          </table:table-cell>
          <table:table-cell table:style-name="FFMQuestionnaires.B2" office:value-type="float" office:value="0.66">
            <text:p text:style-name="P15">0.6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54" office:value-type="string">
            <text:p text:style-name="P18">Actions</text:p>
          </table:table-cell>
          <table:table-cell table:style-name="FFMQuestionnaires.B2" office:value-type="float" office:value="0.58">
            <text:p text:style-name="P15">0.58</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55" office:value-type="string">
            <text:p text:style-name="P18">Ideas</text:p>
          </table:table-cell>
          <table:table-cell table:style-name="FFMQuestionnaires.B2" office:value-type="float" office:value="0.8">
            <text:p text:style-name="P15">0.8</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56" office:value-type="string">
            <text:p text:style-name="P18">Values</text:p>
          </table:table-cell>
          <table:table-cell table:style-name="FFMQuestionnaires.B2" office:value-type="float" office:value="0.67">
            <text:p text:style-name="P15">0.67</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57" office:value-type="string">
            <text:p text:style-name="P18">Agreeableness</text:p>
          </table:table-cell>
          <table:table-cell table:style-name="FFMQuestionnaires.B2">
            <text:p text:style-name="P18"/>
          </table:table-cell>
          <table:table-cell table:style-name="FFMQuestionnaires.B2" office:value-type="float" office:value="0.86">
            <text:p text:style-name="P15">0.8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58" office:value-type="string">
            <text:p text:style-name="P18">Trust</text:p>
          </table:table-cell>
          <table:table-cell table:style-name="FFMQuestionnaires.B2" office:value-type="float" office:value="0.79">
            <text:p text:style-name="P15">0.79</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59" office:value-type="string">
            <text:p text:style-name="P18">Straightforwardness</text:p>
          </table:table-cell>
          <table:table-cell table:style-name="FFMQuestionnaires.B2" office:value-type="float" office:value="0.71">
            <text:p text:style-name="P15">0.71</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60" office:value-type="string">
            <text:p text:style-name="P18">Altruism</text:p>
          </table:table-cell>
          <table:table-cell table:style-name="FFMQuestionnaires.B2" office:value-type="float" office:value="0.75">
            <text:p text:style-name="P15">0.75</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61" office:value-type="string">
            <text:p text:style-name="P18">Compliance</text:p>
          </table:table-cell>
          <table:table-cell table:style-name="FFMQuestionnaires.B2" office:value-type="float" office:value="0.59">
            <text:p text:style-name="P15">0.59</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62" office:value-type="string">
            <text:p text:style-name="P18">Modesty</text:p>
          </table:table-cell>
          <table:table-cell table:style-name="FFMQuestionnaires.B2" office:value-type="float" office:value="0.67">
            <text:p text:style-name="P15">0.67</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63" office:value-type="string">
            <text:p text:style-name="P18">Tender-Mindedness</text:p>
          </table:table-cell>
          <table:table-cell table:style-name="FFMQuestionnaires.B2" office:value-type="float" office:value="0.56">
            <text:p text:style-name="P15">0.5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64" office:value-type="string">
            <text:p text:style-name="P18">Conscientiousness</text:p>
          </table:table-cell>
          <table:table-cell table:style-name="FFMQuestionnaires.B2">
            <text:p text:style-name="P18"/>
          </table:table-cell>
          <table:table-cell table:style-name="FFMQuestionnaires.B2" office:value-type="float" office:value="0.9">
            <text:p text:style-name="P15">0.9</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65" office:value-type="string">
            <text:p text:style-name="P18">Competence</text:p>
          </table:table-cell>
          <table:table-cell table:style-name="FFMQuestionnaires.B2" office:value-type="float" office:value="0.67">
            <text:p text:style-name="P15">0.67</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66" office:value-type="string">
            <text:p text:style-name="P18">Order</text:p>
          </table:table-cell>
          <table:table-cell table:style-name="FFMQuestionnaires.B2" office:value-type="float" office:value="0.66">
            <text:p text:style-name="P15">0.6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67" office:value-type="string">
            <text:p text:style-name="P18">Dutifulness</text:p>
          </table:table-cell>
          <table:table-cell table:style-name="FFMQuestionnaires.B2" office:value-type="float" office:value="0.62">
            <text:p text:style-name="P15">0.62</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68" office:value-type="string">
            <text:p text:style-name="P18">Achievement Striving</text:p>
          </table:table-cell>
          <table:table-cell table:style-name="FFMQuestionnaires.B2" office:value-type="float" office:value="0.67">
            <text:p text:style-name="P15">0.67</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69" office:value-type="string">
            <text:p text:style-name="P18">Self-Discipline</text:p>
          </table:table-cell>
          <table:table-cell table:style-name="FFMQuestionnaires.B2" office:value-type="float" office:value="0.75">
            <text:p text:style-name="P15">0.75</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70" office:value-type="string">
            <text:p text:style-name="P18">Deliberation</text:p>
          </table:table-cell>
          <table:table-cell table:style-name="FFMQuestionnaires.B2" office:value-type="float" office:value="0.71">
            <text:p text:style-name="P15">0.71</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B2">
            <text:p text:style-name="P18"/>
          </table:table-cell>
          <table:table-cell table:style-name="FFMQuestionnaires.B2">
            <text:p text:style-name="P15"/>
          </table:table-cell>
          <table:table-cell table:style-name="FFMQuestionnaires.B2">
            <text:p text:style-name="P15"/>
          </table:table-cell>
          <table:table-cell table:style-name="FFMQuestionnaires.B2">
            <text:p text:style-name="P15"/>
          </table:table-cell>
        </table:table-row>
        <text:soft-page-break/>
        <table:table-row table:style-name="FFMQuestionnaires.15">
          <table:table-cell table:style-name="FFMQuestionnaires.A2" office:value-type="float" office:value="0">
            <text:p text:style-name="P19">BFI-2</text:p>
          </table:table-cell>
          <table:table-cell table:style-name="FFMQuestionnaires.B2">
            <text:p text:style-name="P15"/>
          </table:table-cell>
          <table:table-cell table:style-name="FFMQuestionnaires.B2">
            <text:p text:style-name="P18"/>
          </table:table-cell>
          <table:table-cell table:style-name="FFMQuestionnaires.D72" office:value-type="string">
            <text:p text:style-name="P15">*</text:p>
          </table:table-cell>
          <table:table-cell table:style-name="FFMQuestionnaires.B2">
            <text:p text:style-name="P15"/>
          </table:table-cell>
          <table:table-cell table:style-name="FFMQuestionnaires.B2" office:value-type="float" office:value="60">
            <text:p text:style-name="P21">60</text:p>
          </table:table-cell>
        </table:table-row>
        <table:table-row table:style-name="FFMQuestionnaires.15">
          <table:table-cell table:style-name="FFMQuestionnaires.A2">
            <text:p text:style-name="P15"/>
          </table:table-cell>
          <table:table-cell table:style-name="FFMQuestionnaires.B73" office:value-type="string">
            <text:p text:style-name="P19">Extraversion</text:p>
          </table:table-cell>
          <table:table-cell table:style-name="FFMQuestionnaires.B2">
            <text:p text:style-name="P18"/>
          </table:table-cell>
          <table:table-cell table:style-name="FFMQuestionnaires.B2">
            <text:p text:style-name="P15"/>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74" office:value-type="string">
            <text:p text:style-name="P19">Sociability</text:p>
          </table:table-cell>
          <table:table-cell table:style-name="FFMQuestionnaires.B2" office:value-type="float" office:value="0.83">
            <text:p text:style-name="P15">0.83</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75" office:value-type="string">
            <text:p text:style-name="P19">Assertiveness</text:p>
          </table:table-cell>
          <table:table-cell table:style-name="FFMQuestionnaires.B2" office:value-type="float" office:value="0.8">
            <text:p text:style-name="P15">0.8</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76" office:value-type="string">
            <text:p text:style-name="P19">Energy level</text:p>
          </table:table-cell>
          <table:table-cell table:style-name="FFMQuestionnaires.B2" office:value-type="float" office:value="0.74">
            <text:p text:style-name="P15">0.74</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77" office:value-type="string">
            <text:p text:style-name="P19">Agreeableness</text:p>
          </table:table-cell>
          <table:table-cell table:style-name="FFMQuestionnaires.B2">
            <text:p text:style-name="P19"/>
          </table:table-cell>
          <table:table-cell table:style-name="FFMQuestionnaires.B2">
            <text:p text:style-name="P15"/>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78" office:value-type="string">
            <text:p text:style-name="P19">Compassion</text:p>
          </table:table-cell>
          <table:table-cell table:style-name="FFMQuestionnaires.B2" office:value-type="float" office:value="0.68">
            <text:p text:style-name="P15">0.68</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79" office:value-type="string">
            <text:p text:style-name="P19">Respectfulness</text:p>
          </table:table-cell>
          <table:table-cell table:style-name="FFMQuestionnaires.B2" office:value-type="float" office:value="0.66">
            <text:p text:style-name="P15">0.6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80" office:value-type="string">
            <text:p text:style-name="P19">Trust</text:p>
          </table:table-cell>
          <table:table-cell table:style-name="FFMQuestionnaires.B2" office:value-type="float" office:value="0.75">
            <text:p text:style-name="P15">0.75</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81" office:value-type="string">
            <text:p text:style-name="P19">Conscientiousness</text:p>
          </table:table-cell>
          <table:table-cell table:style-name="FFMQuestionnaires.B2">
            <text:p text:style-name="P19"/>
          </table:table-cell>
          <table:table-cell table:style-name="FFMQuestionnaires.B2">
            <text:p text:style-name="P15"/>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82" office:value-type="string">
            <text:p text:style-name="P19">Organization</text:p>
          </table:table-cell>
          <table:table-cell table:style-name="FFMQuestionnaires.B2" office:value-type="float" office:value="0.76">
            <text:p text:style-name="P15">0.7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83" office:value-type="string">
            <text:p text:style-name="P19">Productiveness</text:p>
          </table:table-cell>
          <table:table-cell table:style-name="FFMQuestionnaires.B2" office:value-type="float" office:value="0.74">
            <text:p text:style-name="P15">0.74</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84" office:value-type="string">
            <text:p text:style-name="P19">Responsability</text:p>
          </table:table-cell>
          <table:table-cell table:style-name="FFMQuestionnaires.B2" office:value-type="float" office:value="0.68">
            <text:p text:style-name="P15">0.68</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85" office:value-type="string">
            <text:p text:style-name="P19">Negative Emotionality</text:p>
          </table:table-cell>
          <table:table-cell table:style-name="FFMQuestionnaires.B2">
            <text:p text:style-name="P18"/>
          </table:table-cell>
          <table:table-cell table:style-name="FFMQuestionnaires.B2">
            <text:p text:style-name="P15"/>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86" office:value-type="string">
            <text:p text:style-name="P19">Anxiety</text:p>
          </table:table-cell>
          <table:table-cell table:style-name="FFMQuestionnaires.B2" office:value-type="float" office:value="0.79">
            <text:p text:style-name="P15">0.79</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87" office:value-type="string">
            <text:p text:style-name="P19">Depression</text:p>
          </table:table-cell>
          <table:table-cell table:style-name="FFMQuestionnaires.B2" office:value-type="float" office:value="0.74">
            <text:p text:style-name="P15">0.74</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88" office:value-type="string">
            <text:p text:style-name="P19">Emotional Volatility</text:p>
          </table:table-cell>
          <table:table-cell table:style-name="FFMQuestionnaires.B2" office:value-type="float" office:value="0.7">
            <text:p text:style-name="P15">0.7</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89" office:value-type="string">
            <text:p text:style-name="P19">Open-mindedness</text:p>
          </table:table-cell>
          <table:table-cell table:style-name="FFMQuestionnaires.B2">
            <text:p text:style-name="P18"/>
          </table:table-cell>
          <table:table-cell table:style-name="FFMQuestionnaires.B2">
            <text:p text:style-name="P15"/>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90" office:value-type="string">
            <text:p text:style-name="P19">Intellectual curiosity</text:p>
          </table:table-cell>
          <table:table-cell table:style-name="FFMQuestionnaires.B2" office:value-type="float" office:value="0.78">
            <text:p text:style-name="P15">0.78</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91" office:value-type="string">
            <text:p text:style-name="P19">Aesthetic Sensitivity</text:p>
          </table:table-cell>
          <table:table-cell table:style-name="FFMQuestionnaires.B2" office:value-type="float" office:value="0.67">
            <text:p text:style-name="P15">0.67</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92" office:value-type="string">
            <text:p text:style-name="P19">Creative Imagination</text:p>
          </table:table-cell>
          <table:table-cell table:style-name="FFMQuestionnaires.B2" office:value-type="float" office:value="0.67">
            <text:p text:style-name="P15">0.67</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20"/>
          </table:table-cell>
          <table:table-cell table:style-name="FFMQuestionnaires.B2">
            <text:p text:style-name="P15"/>
          </table:table-cell>
          <table:table-cell table:style-name="FFMQuestionnaires.B2">
            <text:p text:style-name="P19"/>
          </table:table-cell>
          <table:table-cell table:style-name="FFMQuestionnaires.B2">
            <text:p text:style-name="P15"/>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office:value-type="float" office:value="0">
            <text:p text:style-name="P20">IPIP-NEO-120</text:p>
          </table:table-cell>
          <table:table-cell table:style-name="FFMQuestionnaires.B2">
            <text:p text:style-name="P15"/>
          </table:table-cell>
          <table:table-cell table:style-name="FFMQuestionnaires.B2">
            <text:p text:style-name="P19"/>
          </table:table-cell>
          <table:table-cell table:style-name="FFMQuestionnaires.B2">
            <text:p text:style-name="P15"/>
          </table:table-cell>
          <table:table-cell table:style-name="FFMQuestionnaires.B2">
            <text:p text:style-name="P15"/>
          </table:table-cell>
          <table:table-cell table:style-name="FFMQuestionnaires.B2" office:value-type="float" office:value="120">
            <text:p text:style-name="P17">120</text:p>
          </table:table-cell>
        </table:table-row>
        <table:table-row table:style-name="FFMQuestionnaires.15">
          <table:table-cell table:style-name="FFMQuestionnaires.A2">
            <text:p text:style-name="P15"/>
          </table:table-cell>
          <table:table-cell table:style-name="FFMQuestionnaires.B95" office:value-type="string">
            <text:p text:style-name="P20">Neuroticism</text:p>
          </table:table-cell>
          <table:table-cell table:style-name="FFMQuestionnaires.B2">
            <text:p text:style-name="P19"/>
          </table:table-cell>
          <table:table-cell table:style-name="FFMQuestionnaires.B2">
            <text:p text:style-name="P15"/>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96" office:value-type="string">
            <text:p text:style-name="P20">Anxiety</text:p>
          </table:table-cell>
          <table:table-cell table:style-name="FFMQuestionnaires.B2" office:value-type="float" office:value="0.78">
            <text:p text:style-name="P15">0.78</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97" office:value-type="string">
            <text:p text:style-name="P20">Anger</text:p>
          </table:table-cell>
          <table:table-cell table:style-name="FFMQuestionnaires.B2" office:value-type="float" office:value="0.87">
            <text:p text:style-name="P15">0.87</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98" office:value-type="string">
            <text:p text:style-name="P20">Depression</text:p>
          </table:table-cell>
          <table:table-cell table:style-name="FFMQuestionnaires.B2" office:value-type="float" office:value="0.85">
            <text:p text:style-name="P15">0.85</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99" office:value-type="string">
            <text:p text:style-name="P20">Self-Consciousness</text:p>
          </table:table-cell>
          <table:table-cell table:style-name="FFMQuestionnaires.B2" office:value-type="float" office:value="0.74">
            <text:p text:style-name="P15">0.74</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00" office:value-type="string">
            <text:p text:style-name="P20">Inmoderation</text:p>
          </table:table-cell>
          <table:table-cell table:style-name="FFMQuestionnaires.B2" office:value-type="float" office:value="0.72">
            <text:p text:style-name="P15">0.72</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01" office:value-type="string">
            <text:p text:style-name="P20">Vulnerability</text:p>
          </table:table-cell>
          <table:table-cell table:style-name="FFMQuestionnaires.B2" office:value-type="float" office:value="0.76">
            <text:p text:style-name="P15">0.7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102" office:value-type="string">
            <text:p text:style-name="P20">Extraversion</text:p>
          </table:table-cell>
          <table:table-cell table:style-name="FFMQuestionnaires.B2">
            <text:p text:style-name="P19"/>
          </table:table-cell>
          <table:table-cell table:style-name="FFMQuestionnaires.B2">
            <text:p text:style-name="P15"/>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03" office:value-type="string">
            <text:p text:style-name="P20">Friendliness</text:p>
          </table:table-cell>
          <table:table-cell table:style-name="FFMQuestionnaires.B2" office:value-type="float" office:value="0.81">
            <text:p text:style-name="P15">0.81</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04" office:value-type="string">
            <text:p text:style-name="P20">Gregariousness</text:p>
          </table:table-cell>
          <table:table-cell table:style-name="FFMQuestionnaires.B2" office:value-type="float" office:value="0.79">
            <text:p text:style-name="P15">0.79</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05" office:value-type="string">
            <text:p text:style-name="P20">Assertiveness</text:p>
          </table:table-cell>
          <table:table-cell table:style-name="FFMQuestionnaires.B2" office:value-type="float" office:value="0.85">
            <text:p text:style-name="P15">0.85</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06" office:value-type="string">
            <text:p text:style-name="P20">Activity Level</text:p>
          </table:table-cell>
          <table:table-cell table:style-name="FFMQuestionnaires.B2" office:value-type="float" office:value="0.71">
            <text:p text:style-name="P15">0.71</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07" office:value-type="string">
            <text:p text:style-name="P20">Excitement Seeking</text:p>
          </table:table-cell>
          <table:table-cell table:style-name="FFMQuestionnaires.B2" office:value-type="float" office:value="0.77">
            <text:p text:style-name="P15">0.77</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08" office:value-type="string">
            <text:p text:style-name="P20">Cheerfulness</text:p>
          </table:table-cell>
          <table:table-cell table:style-name="FFMQuestionnaires.B2" office:value-type="float" office:value="0.8">
            <text:p text:style-name="P15">0.8</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109" office:value-type="string">
            <text:p text:style-name="P20">Openness to Experience</text:p>
          </table:table-cell>
          <table:table-cell table:style-name="FFMQuestionnaires.B2">
            <text:p text:style-name="P19"/>
          </table:table-cell>
          <table:table-cell table:style-name="FFMQuestionnaires.B2">
            <text:p text:style-name="P15"/>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10" office:value-type="string">
            <text:p text:style-name="P20">Imagination</text:p>
          </table:table-cell>
          <table:table-cell table:style-name="FFMQuestionnaires.B2" office:value-type="float" office:value="0.83">
            <text:p text:style-name="P15">0.83</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11" office:value-type="string">
            <text:p text:style-name="P20">Artistic interests</text:p>
          </table:table-cell>
          <table:table-cell table:style-name="FFMQuestionnaires.B2" office:value-type="float" office:value="0.76">
            <text:p text:style-name="P15">0.7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12" office:value-type="string">
            <text:p text:style-name="P20">Emotionality</text:p>
          </table:table-cell>
          <table:table-cell table:style-name="FFMQuestionnaires.B2" office:value-type="float" office:value="0.69">
            <text:p text:style-name="P15">0.69</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13" office:value-type="string">
            <text:p text:style-name="P20">Adventurousness</text:p>
          </table:table-cell>
          <table:table-cell table:style-name="FFMQuestionnaires.B2" office:value-type="float" office:value="0.72">
            <text:p text:style-name="P15">0.72</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14" office:value-type="string">
            <text:p text:style-name="P20">Intellect</text:p>
          </table:table-cell>
          <table:table-cell table:style-name="FFMQuestionnaires.B2" office:value-type="float" office:value="0.75">
            <text:p text:style-name="P15">0.75</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15" office:value-type="string">
            <text:p text:style-name="P20">Liberalism</text:p>
          </table:table-cell>
          <table:table-cell table:style-name="FFMQuestionnaires.B2" office:value-type="float" office:value="0.64">
            <text:p text:style-name="P15">0.64</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116" office:value-type="string">
            <text:p text:style-name="P20">Agreeableness</text:p>
          </table:table-cell>
          <table:table-cell table:style-name="FFMQuestionnaires.B2">
            <text:p text:style-name="P20"/>
          </table:table-cell>
          <table:table-cell table:style-name="FFMQuestionnaires.B2">
            <text:p text:style-name="P15"/>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17" office:value-type="string">
            <text:p text:style-name="P20">Trust</text:p>
          </table:table-cell>
          <table:table-cell table:style-name="FFMQuestionnaires.B2" office:value-type="float" office:value="0.86">
            <text:p text:style-name="P15">0.8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18" office:value-type="string">
            <text:p text:style-name="P20">Morality</text:p>
          </table:table-cell>
          <table:table-cell table:style-name="FFMQuestionnaires.B2" office:value-type="float" office:value="0.76">
            <text:p text:style-name="P15">0.7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19" office:value-type="string">
            <text:p text:style-name="P20">Altruism</text:p>
          </table:table-cell>
          <table:table-cell table:style-name="FFMQuestionnaires.B2" office:value-type="float" office:value="0.76">
            <text:p text:style-name="P15">0.7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20" office:value-type="string">
            <text:p text:style-name="P20">Cooperation</text:p>
          </table:table-cell>
          <table:table-cell table:style-name="FFMQuestionnaires.B2" office:value-type="float" office:value="0.73">
            <text:p text:style-name="P15">0.73</text:p>
          </table:table-cell>
          <table:table-cell table:style-name="FFMQuestionnaires.B2">
            <text:p text:style-name="P15"/>
          </table:table-cell>
          <table:table-cell table:style-name="FFMQuestionnaires.B2">
            <text:p text:style-name="P15"/>
          </table:table-cell>
        </table:table-row>
        <text:soft-page-break/>
        <table:table-row table:style-name="FFMQuestionnaires.15">
          <table:table-cell table:style-name="FFMQuestionnaires.A2">
            <text:p text:style-name="P15"/>
          </table:table-cell>
          <table:table-cell table:style-name="FFMQuestionnaires.B2">
            <text:p text:style-name="P15"/>
          </table:table-cell>
          <table:table-cell table:style-name="FFMQuestionnaires.C121" office:value-type="string">
            <text:p text:style-name="P20">Modesty</text:p>
          </table:table-cell>
          <table:table-cell table:style-name="FFMQuestionnaires.B2" office:value-type="float" office:value="0.76">
            <text:p text:style-name="P15">0.76</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22" office:value-type="string">
            <text:p text:style-name="P20">Sympathy</text:p>
          </table:table-cell>
          <table:table-cell table:style-name="FFMQuestionnaires.B2" office:value-type="float" office:value="0.72">
            <text:p text:style-name="P15">0.72</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123" office:value-type="string">
            <text:p text:style-name="P20">Conscientiousness</text:p>
          </table:table-cell>
          <table:table-cell table:style-name="FFMQuestionnaires.B2">
            <text:p text:style-name="P20"/>
          </table:table-cell>
          <table:table-cell table:style-name="FFMQuestionnaires.B2">
            <text:p text:style-name="P15"/>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24" office:value-type="string">
            <text:p text:style-name="P20">Self-Efficacy</text:p>
          </table:table-cell>
          <table:table-cell table:style-name="FFMQuestionnaires.B2" office:value-type="float" office:value="0.63">
            <text:p text:style-name="P15">0.63</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25" office:value-type="string">
            <text:p text:style-name="P17">Orderliness</text:p>
          </table:table-cell>
          <table:table-cell table:style-name="FFMQuestionnaires.B2" office:value-type="float" office:value="0.83">
            <text:p text:style-name="P15">0.83</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26" office:value-type="string">
            <text:p text:style-name="P17">Dutifulness</text:p>
          </table:table-cell>
          <table:table-cell table:style-name="FFMQuestionnaires.B2" office:value-type="float" office:value="0.69">
            <text:p text:style-name="P15">0.69</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27" office:value-type="string">
            <text:p text:style-name="P17">Achievement-striving</text:p>
          </table:table-cell>
          <table:table-cell table:style-name="FFMQuestionnaires.B2" office:value-type="float" office:value="0.8">
            <text:p text:style-name="P15">0.8</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2">
            <text:p text:style-name="P15"/>
          </table:table-cell>
          <table:table-cell table:style-name="FFMQuestionnaires.B2">
            <text:p text:style-name="P15"/>
          </table:table-cell>
          <table:table-cell table:style-name="FFMQuestionnaires.C128" office:value-type="string">
            <text:p text:style-name="P17">Self-Discipline</text:p>
          </table:table-cell>
          <table:table-cell table:style-name="FFMQuestionnaires.B2" office:value-type="float" office:value="0.73">
            <text:p text:style-name="P15">0.73</text:p>
          </table:table-cell>
          <table:table-cell table:style-name="FFMQuestionnaires.B2">
            <text:p text:style-name="P15"/>
          </table:table-cell>
          <table:table-cell table:style-name="FFMQuestionnaires.B2">
            <text:p text:style-name="P15"/>
          </table:table-cell>
        </table:table-row>
        <table:table-row table:style-name="FFMQuestionnaires.15">
          <table:table-cell table:style-name="FFMQuestionnaires.A129">
            <text:p text:style-name="P15"/>
          </table:table-cell>
          <table:table-cell table:style-name="FFMQuestionnaires.B129">
            <text:p text:style-name="P15"/>
          </table:table-cell>
          <table:table-cell table:style-name="FFMQuestionnaires.C129" office:value-type="string">
            <text:p text:style-name="P17">Cautiousness</text:p>
          </table:table-cell>
          <table:table-cell table:style-name="FFMQuestionnaires.B129" office:value-type="float" office:value="0.87">
            <text:p text:style-name="P15">0.87</text:p>
          </table:table-cell>
          <table:table-cell table:style-name="FFMQuestionnaires.B129">
            <text:p text:style-name="P15"/>
          </table:table-cell>
          <table:table-cell table:style-name="FFMQuestionnaires.B129">
            <text:p text:style-name="P15"/>
          </table:table-cell>
        </table:table-row>
      </table:table>
      <text:p text:style-name="P8"/>
      <text:p text:style-name="Text_20_body"/>
      <text:p text:style-name="Text_20_body"/>
      <text:p text:style-name="Text_20_body"/>
      <text:p text:style-name="Text_20_body"/>
      <text:list xml:id="list3246212253" text:style-name="WWNum1">
        <text:list-item>
          <text:p text:style-name="P53">Relevance </text:p>
          <text:list>
            <text:list-item>
              <text:p text:style-name="P52"><text:span text:style-name="T11">Academic </text:span><field:fieldmark-start text:name="__Fieldmark__2618_4206843798" field:type="ADDIN EN.CITE"/><field:fieldmark-end/><field:fieldmark-start text:name="__Fieldmark__2623_4206843798" field:type="ADDIN EN.CITE.DATA"/><text:span text:style-name="T11">(Poropat, 2009, 2014)</text:span><field:fieldmark-end/></text:p>
            </text:list-item>
            <text:list-item>
              <text:p text:style-name="P53">Work performance</text:p>
            </text:list-item>
            <text:list-item>
              <text:p text:style-name="P53">Health</text:p>
            </text:list-item>
            <text:list-item>
              <text:p text:style-name="P52"><text:span text:style-name="T11">Personality disorders </text:span><field:fieldmark-start text:name="__Fieldmark__2634_4206843798" field:type="ADDIN EN.CITE"/><field:fieldmark-end/><field:fieldmark-start text:name="__Fieldmark__2639_4206843798" field:type="ADDIN EN.CITE.DATA"/><text:span text:style-name="T11">(Reynolds &amp; Clark, 2001; Samuel &amp; Widiger, 2008)</text:span><field:fieldmark-end/></text:p>
            </text:list-item>
            <text:list-item>
              <text:p text:style-name="P53">And others</text:p>
            </text:list-item>
            <text:list-item>
              <text:p text:style-name="P52"><field:fieldmark-start text:name="__Fieldmark__2648_4206843798" field:type="ADDIN EN.CITE &lt;EndNote&gt;&lt;Cite&gt;&lt;Author&gt;Roberts&lt;/Author&gt;&lt;Year&gt;2007&lt;/Year&gt;&lt;RecNum&gt;2588&lt;/RecNum&gt;&lt;DisplayText&gt;(Roberts, Kuncel, Shiner, Caspi, &amp;amp; Goldberg, 2007)&lt;/DisplayText&gt;&lt;record&gt;&lt;rec-number&gt;2588&lt;/rec-number&gt;&lt;foreign-keys&gt;&lt;key app=&quot;EN&quot; db-id=&quot;2wpaetzd2xr9x0edzr4pp55ax0swaxv5ewtr&quot; timestamp=&quot;0&quot;&gt;2588&lt;/key&gt;&lt;/foreign-keys&gt;&lt;ref-type name=&quot;Journal Article&quot;&gt;17&lt;/ref-type&gt;&lt;contributors&gt;&lt;authors&gt;&lt;author&gt;Roberts, B. W.&lt;/author&gt;&lt;author&gt;Kuncel, Nathan R.&lt;/author&gt;&lt;author&gt;Shiner, Rebecca&lt;/author&gt;&lt;author&gt;Caspi, Avshalom&lt;/author&gt;&lt;author&gt;Goldberg, Lewis R.&lt;/author&gt;&lt;/authors&gt;&lt;/contributors&gt;&lt;titles&gt;&lt;title&gt;The Power of Personality: The Comparative Validity of Personality Traits, Socioeconomic Status, and Cognitive Ability for Predicting Important Life Outcomes&lt;/title&gt;&lt;secondary-title&gt;Perspectives on Psychological Science&lt;/secondary-title&gt;&lt;/titles&gt;&lt;periodical&gt;&lt;full-title&gt;Perspectives on Psychological Science&lt;/full-title&gt;&lt;/periodical&gt;&lt;pages&gt;313-345&lt;/pages&gt;&lt;volume&gt;2&lt;/volume&gt;&lt;number&gt;4&lt;/number&gt;&lt;dates&gt;&lt;year&gt;2007&lt;/year&gt;&lt;/dates&gt;&lt;urls&gt;&lt;related-urls&gt;&lt;url&gt;http://www.blackwell-synergy.com/doi/abs/10.1111/j.1745-6916.2007.00047.x&lt;/url&gt;&lt;/related-urls&gt;&lt;/urls&gt;&lt;electronic-resource-num&gt;doi:10.1111/j.1745-6916.2007.00047.x&lt;/electronic-resource-num&gt;&lt;/record&gt;&lt;/Cite&gt;&lt;/EndNote&gt;"/><text:span text:style-name="T11">(Roberts, Kuncel, Shiner, Caspi, &amp; Goldberg, 2007)</text:span><field:fieldmark-end/></text:p>
            </text:list-item>
            <text:list-item>
              <text:p text:style-name="P52"><text:span text:style-name="T11">Importance of facets has been shown </text:span><field:fieldmark-start text:name="__Fieldmark__2655_4206843798" field:type="ADDIN EN.CITE"/><field:fieldmark-end/><field:fieldmark-start text:name="__Fieldmark__2660_4206843798" field:type="ADDIN EN.CITE.DATA"/><text:span text:style-name="T11">(Ziegler et al., 2014; Ziegler, Danay, Schölmerich, &amp; Bühner, 2010)</text:span><field:fieldmark-end/><text:span text:style-name="T11"> </text:span><text:span text:style-name="T17"></text:span><text:span text:style-name="T11"> need for internationally usable, open-source, differentiated measure</text:span></text:p>
            </text:list-item>
          </text:list>
        </text:list-item>
        <text:list-item>
          <text:p text:style-name="P53">Problem</text:p>
          <text:list>
            <text:list-item>
              <text:p text:style-name="P52"><text:span text:style-name="T11">Unclear facet structure, different models </text:span><field:fieldmark-start text:name="__Fieldmark__2677_4206843798" field:type="ADDIN EN.CITE &lt;EndNote&gt;&lt;Cite&gt;&lt;Author&gt;Costa&lt;/Author&gt;&lt;Year&gt;1995&lt;/Year&gt;&lt;RecNum&gt;1071&lt;/RecNum&gt;&lt;DisplayText&gt;(Costa &amp;amp; McCrae, 1995)&lt;/DisplayText&gt;&lt;record&gt;&lt;rec-number&gt;1071&lt;/rec-number&gt;&lt;foreign-keys&gt;&lt;key app=&quot;EN&quot; db-id=&quot;2wpaetzd2xr9x0edzr4pp55ax0swaxv5ewtr&quot; timestamp=&quot;0&quot;&gt;1071&lt;/key&gt;&lt;/foreign-keys&gt;&lt;ref-type name=&quot;Journal Article&quot;&gt;17&lt;/ref-type&gt;&lt;contributors&gt;&lt;authors&gt;&lt;author&gt;Costa, P. T.&lt;/author&gt;&lt;author&gt;McCrae, R. R.&lt;/author&gt;&lt;/authors&gt;&lt;/contributors&gt;&lt;auth-address&gt;Costa, Pt&amp;#xD;Nia,Gerontol Res Ctr,Personal &amp;amp; Cognit Lab,4940 Eastern Ave,Baltimore,Md 21224&lt;/auth-address&gt;&lt;titles&gt;&lt;title&gt;Domains and Facets - Hierarchical Personality-Assessment Using the Revised Neo Personality-Inventory&lt;/title&gt;&lt;secondary-title&gt;Journal of Personality Assessment&lt;/secondary-title&gt;&lt;alt-title&gt;J Pers Assess&amp;#xD;J Pers Assess&lt;/alt-title&gt;&lt;/titles&gt;&lt;periodical&gt;&lt;full-title&gt;Journal of Personality Assessment&lt;/full-title&gt;&lt;/periodical&gt;&lt;pages&gt;21-50&lt;/pages&gt;&lt;volume&gt;64&lt;/volume&gt;&lt;number&gt;1&lt;/number&gt;&lt;keywords&gt;&lt;keyword&gt;california psychological inventory&lt;/keyword&gt;&lt;keyword&gt;5-factor model&lt;/keyword&gt;&lt;keyword&gt;traits&lt;/keyword&gt;&lt;keyword&gt;circumplex&lt;/keyword&gt;&lt;keyword&gt;scales&lt;/keyword&gt;&lt;keyword&gt;dimensions&lt;/keyword&gt;&lt;keyword&gt;experience&lt;/keyword&gt;&lt;keyword&gt;openness&lt;/keyword&gt;&lt;keyword&gt;big-5&lt;/keyword&gt;&lt;keyword&gt;level&lt;/keyword&gt;&lt;/keywords&gt;&lt;dates&gt;&lt;year&gt;1995&lt;/year&gt;&lt;pub-dates&gt;&lt;date&gt;Feb&lt;/date&gt;&lt;/pub-dates&gt;&lt;/dates&gt;&lt;accession-num&gt;ISI:A1995QE82600002&lt;/accession-num&gt;&lt;label&gt;Lawrence Erlbaum Assoc Inc&lt;/label&gt;&lt;urls&gt;&lt;related-urls&gt;&lt;url&gt;&amp;lt;Go to ISI&amp;gt;://A1995QE82600002&amp;#xD;file:///D:/Literatur%20allgemein/Personality/Domains%20and%20Facets%20Hierarchical%20personality%20Assessment%20Using%20the%20Revised%20NEO%20Personality%20Inventory.pdf&lt;/url&gt;&lt;/related-urls&gt;&lt;/urls&gt;&lt;/record&gt;&lt;/Cite&gt;&lt;/EndNote&gt;"/><text:span text:style-name="T11">(Costa &amp; McCrae, 1995)</text:span><field:fieldmark-end/><text:span text:style-name="T11">, sometimes only for specific domains like conscientiousness </text:span><field:fieldmark-start text:name="__Fieldmark__2682_4206843798" field:type="ADDIN EN.CITE"/><field:fieldmark-end/><field:fieldmark-start text:name="__Fieldmark__2687_4206843798" field:type="ADDIN EN.CITE.DATA"/><text:span text:style-name="T11">(MacCann, Duckworth, &amp; Roberts, 2009; Roberts, Chernyshenko, Stark, &amp; Goldberg, 2005)</text:span><field:fieldmark-end/></text:p>
            </text:list-item>
            <text:list-item>
              <text:p text:style-name="P52"><text:span text:style-name="T11">Some measures exist, like BFI-2 </text:span><field:fieldmark-start text:name="__Fieldmark__2696_4206843798" field:type="ADDIN EN.CITE &lt;EndNote&gt;&lt;Cite&gt;&lt;Author&gt;Soto&lt;/Author&gt;&lt;Year&gt;2017&lt;/Year&gt;&lt;RecNum&gt;8277&lt;/RecNum&gt;&lt;DisplayText&gt;(Soto &amp;amp; John, 2017)&lt;/DisplayText&gt;&lt;record&gt;&lt;rec-number&gt;8277&lt;/rec-number&gt;&lt;foreign-keys&gt;&lt;key app=&quot;EN&quot; db-id=&quot;2wpaetzd2xr9x0edzr4pp55ax0swaxv5ewtr&quot; timestamp=&quot;1497860714&quot;&gt;8277&lt;/key&gt;&lt;/foreign-keys&gt;&lt;ref-type name=&quot;Journal Article&quot;&gt;17&lt;/ref-type&gt;&lt;contributors&gt;&lt;authors&gt;&lt;author&gt;Soto, Christopher J.&lt;/author&gt;&lt;author&gt;John, Oliver P.&lt;/author&gt;&lt;/authors&gt;&lt;/contributors&gt;&lt;auth-address&gt;Soto, Christopher J.: Department of Psychology, Colby College, 5550 Mayflower Hill, Waterville, ME, US, 04901, christopher.soto@colby.edu&lt;/auth-address&gt;&lt;titles&gt;&lt;title&gt;The next Big Five Inventory (BFI-2): Developing and assessing a hierarchical model with 15 facets to enhance bandwidth, fidelity, and predictive power&lt;/title&gt;&lt;secondary-title&gt;Journal of Personality and Social Psychology&lt;/secondary-title&gt;&lt;/titles&gt;&lt;periodical&gt;&lt;full-title&gt;Journal of Personality and Social Psychology&lt;/full-title&gt;&lt;/periodical&gt;&lt;pages&gt;117-143&lt;/pages&gt;&lt;volume&gt;113&lt;/volume&gt;&lt;number&gt;1&lt;/number&gt;&lt;keywords&gt;&lt;keyword&gt;*Factor Structure&lt;/keyword&gt;&lt;keyword&gt;*Five Factor Personality Model&lt;/keyword&gt;&lt;keyword&gt;*Personality Measures&lt;/keyword&gt;&lt;keyword&gt;*Test Construction&lt;/keyword&gt;&lt;keyword&gt;*Test Validity&lt;/keyword&gt;&lt;keyword&gt;Inventories&lt;/keyword&gt;&lt;/keywords&gt;&lt;dates&gt;&lt;year&gt;2017&lt;/year&gt;&lt;/dates&gt;&lt;pub-location&gt;US&lt;/pub-location&gt;&lt;publisher&gt;American Psychological Association&lt;/publisher&gt;&lt;isbn&gt;1939-1315(Electronic);0022-3514(Print)&lt;/isbn&gt;&lt;urls&gt;&lt;/urls&gt;&lt;electronic-resource-num&gt;10.1037/pspp0000096&lt;/electronic-resource-num&gt;&lt;/record&gt;&lt;/Cite&gt;&lt;/EndNote&gt;"/><text:span text:style-name="T11">(Soto &amp; John, 2017)</text:span><field:fieldmark-end/><text:span text:style-name="T11">, but only few facets; other measures like </text:span><field:fieldmark-start text:name="__Fieldmark__2703_4206843798" field:type="ADDIN EN.CITE &lt;EndNote&gt;&lt;Cite&gt;&lt;Author&gt;Johnson&lt;/Author&gt;&lt;Year&gt;2014&lt;/Year&gt;&lt;RecNum&gt;8677&lt;/RecNum&gt;&lt;DisplayText&gt;(Johnson, 2014)&lt;/DisplayText&gt;&lt;record&gt;&lt;rec-number&gt;8677&lt;/rec-number&gt;&lt;foreign-keys&gt;&lt;key app=&quot;EN&quot; db-id=&quot;2wpaetzd2xr9x0edzr4pp55ax0swaxv5ewtr&quot; timestamp=&quot;1526470450&quot;&gt;8677&lt;/key&gt;&lt;key app=&quot;ENWeb&quot; db-id=&quot;&quot;&gt;0&lt;/key&gt;&lt;/foreign-keys&gt;&lt;ref-type name=&quot;Journal Article&quot;&gt;17&lt;/ref-type&gt;&lt;contributors&gt;&lt;authors&gt;&lt;author&gt;Johnson, John A.&lt;/author&gt;&lt;/authors&gt;&lt;/contributors&gt;&lt;titles&gt;&lt;title&gt;Measuring thirty facets of the Five Factor Model with a 120-item public domain inventory: Development of the IPIP-NEO-120&lt;/title&gt;&lt;secondary-title&gt;Journal of Research in Personality&lt;/secondary-title&gt;&lt;/titles&gt;&lt;periodical&gt;&lt;full-title&gt;Journal of research in personality&lt;/full-title&gt;&lt;/periodical&gt;&lt;pages&gt;78-89&lt;/pages&gt;&lt;volume&gt;51&lt;/volume&gt;&lt;section&gt;78&lt;/section&gt;&lt;dates&gt;&lt;year&gt;2014&lt;/year&gt;&lt;/dates&gt;&lt;isbn&gt;00926566&lt;/isbn&gt;&lt;urls&gt;&lt;/urls&gt;&lt;electronic-resource-num&gt;10.1016/j.jrp.2014.05.003&lt;/electronic-resource-num&gt;&lt;/record&gt;&lt;/Cite&gt;&lt;/EndNote&gt;"/><text:span text:style-name="T11">(Johnson, 2014)</text:span><field:fieldmark-end/><text:span text:style-name="T11">, but started with only 300 items (restricted range to find facets), and no MI with other language, and (maybe) no test-criterion correlations </text:span></text:p>
            </text:list-item>
          </text:list>
        </text:list-item>
        <text:list-item>
          <text:p text:style-name="P53">Aim: MI facet broad with test criterion correlations</text:p>
        </text:list-item>
      </text:list>
      <text:p text:style-name="P13"/>
      <text:p text:style-name="P4">Existing Big 5 / FFM facet measures</text:p>
      <text:list xml:id="list155004739228992" text:continue-numbering="true" text:style-name="WWNum1">
        <text:list-item>
          <text:p text:style-name="P53">NEO</text:p>
        </text:list-item>
        <text:list-item>
          <text:p text:style-name="P53">BFI-2</text:p>
        </text:list-item>
        <text:list-item>
          <text:p text:style-name="P53">Johnson’s measure</text:p>
        </text:list-item>
        <text:list-item>
          <text:p text:style-name="P53">….</text:p>
        </text:list-item>
        <text:list-item>
          <text:p text:style-name="P53">Table with facet overview (see MacCann et al.)</text:p>
        </text:list-item>
      </text:list>
      <text:p text:style-name="P4"/>
      <text:p text:style-name="P4">Aims</text:p>
      <text:p text:style-name="P4">Come up with facet structure based on broad item sample</text:p>
      <text:p text:style-name="P4">Confirm</text:p>
      <text:p text:style-name="P4">Translate</text:p>
      <text:p text:style-name="P4">MI</text:p>
      <text:p text:style-name="P4"><text:soft-page-break/>Test-criterion correlations and reliability and factorial validty</text:p>
      <text:p text:style-name="P4"/>
      <text:p text:style-name="P4"/>
      <text:p text:style-name="P6"/>
      <text:p text:style-name="P23">Methods</text:p>
      <text:p text:style-name="Standard"><text:span text:style-name="T11">This paper consists of three studies. The first is about constructing a personality questionnaire out of the IPIP pool using EFA and CFA. The second study is about translating this questionnaire into German and testing the previously found structure. The third study is testing the measurement invariance between these two </text:span><office:annotation office:name="__Annotation__165_668439329"><dc:creator>Matthias Ziegler</dc:creator><dc:date>2015-08-26T14:34:00</dc:date><text:p><text:span text:style-name="T40">Remember: aims oft he study are set in the theory part. So don’t worry about it here. </text:span></text:p></office:annotation><office:annotation office:name="__Annotation__163_668439329"><dc:creator>Anja</dc:creator><dc:date>2015-08-26T14:34:00</dc:date><text:p><text:span text:style-name="T40">Needs to be at least 20% more elegant.</text:span></text:p></office:annotation><text:span text:style-name="T11">samples</text:span><office:annotation-end office:name="__Annotation__163_668439329"/><office:annotation-end office:name="__Annotation__165_668439329"/><text:span text:style-name="T11">.</text:span></text:p>
      <text:p text:style-name="P5">Study 1 – Construction with an US-American Sample</text:p>
      <text:p text:style-name="P9"><text:span text:style-name="T13">Sample and procedure. </text:span><text:span text:style-name="T11">The sample consisted of 726 American undergraduate students (59.3% male), who participated voluntarily. The mean age was 21.6 years (SD=5.9). Students were emailed a link to a computerized assessment battery that included the IPIP items as well as several other tests not reported in this paper.</text:span></text:p>
      <text:p text:style-name="P7">At a first data preparation the data set was randomly split in two equally sized samples. Both samples were matched in relation to missing values, outliers and extreme values. In Sample 1 the mean age was 21.8 years (SD=6.3), in Sample 2 the mean age was 21.5 years (SD=5.6).</text:p>
      <text:p text:style-name="P9"><text:span text:style-name="T13">Measures. </text:span><text:span text:style-name="T11">Altogether, 525 items from the International Personality Item Pool (IPIP) were used to measure Neuroticism, Extraversion, Openness (to experience), Agreeableness and Conscientiousness. The IPIP is an open source database of personality items, which was launched in 1996, and contains over 2000 items </text:span><field:fieldmark-start text:name="__Fieldmark__2775_4206843798" field:type="ADDIN EN.CITE"/><field:fieldmark-end/><field:fieldmark-start text:name="__Fieldmark__2780_4206843798" field:type="ADDIN EN.CITE.DATA"/><text:span text:style-name="T11">(L. R. Goldberg et al., 2006)</text:span><field:fieldmark-end/><text:span text:style-name="T11">.</text:span></text:p>
      <text:p text:style-name="P7">Participants were asked to rate themselves on typical behaviors or reactions on a 5-point Likert scale, ranging from 1 (“Not all like me”) to 5 (“Very much like me”).</text:p>
      <text:p text:style-name="P12">Statistical analyses.</text:p>
      <text:p text:style-name="P9"><text:span text:style-name="T14">EFA with subsample 1.</text:span><text:span text:style-name="T11"> To determine the number of possible facets per domain Velicer’s </text:span><field:fieldmark-start text:name="__Fieldmark__2797_4206843798" field:type="ADDIN EN.CITE &lt;EndNote&gt;&lt;Cite ExcludeAuth=&quot;1&quot;&gt;&lt;Author&gt;Velicer&lt;/Author&gt;&lt;Year&gt;1976&lt;/Year&gt;&lt;RecNum&gt;59&lt;/RecNum&gt;&lt;DisplayText&gt;(1976)&lt;/DisplayText&gt;&lt;record&gt;&lt;rec-number&gt;59&lt;/rec-number&gt;&lt;foreign-keys&gt;&lt;key app=&quot;EN&quot; db-id=&quot;5fwrsee29tff2yeat99vrxxv0aw2tzdffre2&quot;&gt;59&lt;/key&gt;&lt;/foreign-keys&gt;&lt;ref-type name=&quot;Journal Article&quot;&gt;17&lt;/ref-type&gt;&lt;contributors&gt;&lt;authors&gt;&lt;author&gt;Velicer, Wayne F&lt;/author&gt;&lt;/authors&gt;&lt;/contributors&gt;&lt;titles&gt;&lt;title&gt;Determining the number of components from the matrix of partial correlations&lt;/title&gt;&lt;secondary-title&gt;Psychometrika&lt;/secondary-title&gt;&lt;/titles&gt;&lt;periodical&gt;&lt;full-title&gt;Psychometrika&lt;/full-title&gt;&lt;/periodical&gt;&lt;pages&gt;321-327&lt;/pages&gt;&lt;volume&gt;41&lt;/volume&gt;&lt;number&gt;3&lt;/number&gt;&lt;dates&gt;&lt;year&gt;1976&lt;/year&gt;&lt;/dates&gt;&lt;isbn&gt;0033-3123&lt;/isbn&gt;&lt;urls&gt;&lt;/urls&gt;&lt;/record&gt;&lt;/Cite&gt;&lt;/EndNote&gt;"/><text:span text:style-name="T11">(1976)</text:span><field:fieldmark-end/><text:span text:style-name="T11"> Minimum Average Partial</text:span><text:span text:style-name="T12"> (MAP) method </text:span><text:span text:style-name="T11">and Horn’s </text:span><field:fieldmark-start text:name="__Fieldmark__2808_4206843798" field:type="ADDIN EN.CITE &lt;EndNote&gt;&lt;Cite ExcludeAuth=&quot;1&quot;&gt;&lt;Author&gt;Horn&lt;/Author&gt;&lt;Year&gt;1965&lt;/Year&gt;&lt;RecNum&gt;6340&lt;/RecNum&gt;&lt;DisplayText&gt;(1965)&lt;/DisplayText&gt;&lt;record&gt;&lt;rec-number&gt;6340&lt;/rec-number&gt;&lt;foreign-keys&gt;&lt;key app=&quot;EN&quot; db-id=&quot;2wpaetzd2xr9x0edzr4pp55ax0swaxv5ewtr&quot; timestamp=&quot;0&quot;&gt;6340&lt;/key&gt;&lt;/foreign-keys&gt;&lt;ref-type name=&quot;Journal Article&quot;&gt;17&lt;/ref-type&gt;&lt;contributors&gt;&lt;authors&gt;&lt;author&gt;Horn, John L&lt;/author&gt;&lt;/authors&gt;&lt;/contributors&gt;&lt;titles&gt;&lt;title&gt;A rationale and test for the number of factors in factor analysis&lt;/title&gt;&lt;secondary-title&gt;Psychometrika&lt;/secondary-title&gt;&lt;alt-title&gt;Psychometrika&lt;/alt-title&gt;&lt;/titles&gt;&lt;pages&gt;179-185&lt;/pages&gt;&lt;volume&gt;30&lt;/volume&gt;&lt;number&gt;2&lt;/number&gt;&lt;dates&gt;&lt;year&gt;1965&lt;/year&gt;&lt;pub-dates&gt;&lt;date&gt;1965/06/01&lt;/date&gt;&lt;/pub-dates&gt;&lt;/dates&gt;&lt;publisher&gt;Springer-Verlag&lt;/publisher&gt;&lt;isbn&gt;0033-3123&lt;/isbn&gt;&lt;urls&gt;&lt;related-urls&gt;&lt;url&gt;http://dx.doi.org/10.1007/BF02289447&lt;/url&gt;&lt;/related-urls&gt;&lt;/urls&gt;&lt;electronic-resource-num&gt;10.1007/BF02289447&lt;/electronic-resource-num&gt;&lt;language&gt;English&lt;/language&gt;&lt;/record&gt;&lt;/Cite&gt;&lt;/EndNote&gt;"/><text:span text:style-name="T11">(1965)</text:span><field:fieldmark-end/><text:span text:style-name="T11"> parallel analysis (PA) method were employed for every domain. Based on these results an exploratory factor analysis was calculated for each domain via Mplus using a geomin rotation (</text:span><text:span text:style-name="T15">Quelle</text:span><text:span text:style-name="T11">) and a maximum likelihood estimator (ML). The decision for the preferred number of facets per domain was based partly on comparing model fits (CFI, RMSEA, SRMR). More importantly though was the interpretability of the facet solution. After all facet solutions of other personality measures were looked at to compare it to the found facet structure. If there were important parts missing to present the domain with regards to content, new facets would be added afterwards.</text:span></text:p>
      <text:p text:style-name="P3"><text:span text:style-name="T11"><text:tab/></text:span><text:span text:style-name="T14">CFA and ESEM with subsample 2. </text:span><text:span text:style-name="T11">To confirm the structure of facets the EFAs delivered, multiple confirmatory factor analyses were calculated via Mplus. In a first step measurement models were estimated for each of the facets. To obtain balance between the facets, the items were reduced to five per facet based on item content and loading pattern in a second step, afterwards the estimations for the measurement models on facet levels were repeated. For both steps estimators were WLSMV (weighted least squares adjusted for means and variances). Aim was to ensure an optimal breadth and sufficient reliability. In a final model, all five domain structural models were integrated using exploratory structural equation modeling (ESEM) </text:span><field:fieldmark-start text:name="__Fieldmark__2827_4206843798" field:type="ADDIN EN.CITE &lt;EndNote&gt;&lt;Cite&gt;&lt;Author&gt;Asparouhov&lt;/Author&gt;&lt;Year&gt;2009&lt;/Year&gt;&lt;RecNum&gt;3848&lt;/RecNum&gt;&lt;DisplayText&gt;(Asparouhov &amp;amp; Muthén, 2009)&lt;/DisplayText&gt;&lt;record&gt;&lt;rec-number&gt;3848&lt;/rec-number&gt;&lt;foreign-keys&gt;&lt;key app=&quot;EN&quot; db-id=&quot;2wpaetzd2xr9x0edzr4pp55ax0swaxv5ewtr&quot; timestamp=&quot;0&quot;&gt;3848&lt;/key&gt;&lt;/foreign-keys&gt;&lt;ref-type name=&quot;Journal Article&quot;&gt;17&lt;/ref-type&gt;&lt;contributors&gt;&lt;authors&gt;&lt;author&gt;Asparouhov, T&lt;/author&gt;&lt;author&gt;Muthén, B&lt;/author&gt;&lt;/authors&gt;&lt;/contributors&gt;&lt;titles&gt;&lt;title&gt;Exploratory structural equation modeling&lt;/title&gt;&lt;secondary-title&gt;Structural Equation Modeling: A Multidisciplinary Journal&lt;/secondary-title&gt;&lt;/titles&gt;&lt;pages&gt;397-438&lt;/pages&gt;&lt;volume&gt;16&lt;/volume&gt;&lt;number&gt;3&lt;/number&gt;&lt;dates&gt;&lt;year&gt;2009&lt;/year&gt;&lt;/dates&gt;&lt;urls&gt;&lt;/urls&gt;&lt;/record&gt;&lt;/Cite&gt;&lt;/EndNote&gt;"/><text:span text:style-name="T11">(Asparouhov &amp; Muthén, 2009)</text:span><field:fieldmark-end/><text:span text:style-name="T11">. Marsh et al. (2010)</text:span><field:fieldmark-start text:name="__Fieldmark__2832_4206843798" field:type="ADDIN EN.CITE &lt;EndNote&gt;&lt;Cite ExcludeAuth=&quot;1&quot; ExcludeYear=&quot;1&quot;&gt;&lt;Author&gt;Marsh&lt;/Author&gt;&lt;Year&gt;2010&lt;/Year&gt;&lt;RecNum&gt;56&lt;/RecNum&gt;&lt;record&gt;&lt;rec-number&gt;56&lt;/rec-number&gt;&lt;foreign-keys&gt;&lt;key app=&quot;EN&quot; db-id=&quot;5fwrsee29tff2yeat99vrxxv0aw2tzdffre2&quot;&gt;56&lt;/key&gt;&lt;/foreign-keys&gt;&lt;ref-type name=&quot;Journal Article&quot;&gt;17&lt;/ref-type&gt;&lt;contributors&gt;&lt;authors&gt;&lt;author&gt;Marsh, Herbert W&lt;/author&gt;&lt;author&gt;Lüdtke, Oliver&lt;/author&gt;&lt;author&gt;Muthén, Bengt&lt;/author&gt;&lt;author&gt;Asparouhov, Tihomir&lt;/author&gt;&lt;author&gt;Morin, Alexandre JS&lt;/author&gt;&lt;author&gt;Trautwein, Ulrich&lt;/author&gt;&lt;author&gt;Nagengast, Benjamin&lt;/author&gt;&lt;/authors&gt;&lt;/contributors&gt;&lt;titles&gt;&lt;title&gt;A new look at the big five factor structure through exploratory structural equation modeling&lt;/title&gt;&lt;secondary-title&gt;Psychological assessment&lt;/secondary-title&gt;&lt;/titles&gt;&lt;periodical&gt;&lt;full-title&gt;Psychological assessment&lt;/full-title&gt;&lt;/periodical&gt;&lt;pages&gt;471&lt;/pages&gt;&lt;volume&gt;22&lt;/volume&gt;&lt;number&gt;3&lt;/number&gt;&lt;dates&gt;&lt;year&gt;2010&lt;/year&gt;&lt;/dates&gt;&lt;isbn&gt;1939-134X&lt;/isbn&gt;&lt;urls&gt;&lt;/urls&gt;&lt;/record&gt;&lt;/Cite&gt;&lt;/EndNote&gt;"/><field:fieldmark-end/><text:span text:style-name="T11"> could show that ESEM fits personality data better and results in substantially more differentiated factors than it would using CFA, while using an EFA measurement model with rotations in a structural equation model. All facets were able to load on all domains. If there would show up facets that do not significantly load on the intended domain, this facets would get eliminated subsequently. The estimators used were ML (maximum likelihood), factor scores were used as indicators and the rotation was oblique (using Geomin). Model fit was determined based on the guide lines by Hu and Bentler </text:span><field:fieldmark-start text:name="__Fieldmark__2839_4206843798" field:type="ADDIN EN.CITE &lt;EndNote&gt;&lt;Cite ExcludeAuth=&quot;1&quot;&gt;&lt;Author&gt;Hu&lt;/Author&gt;&lt;Year&gt;1999&lt;/Year&gt;&lt;RecNum&gt;116&lt;/RecNum&gt;&lt;DisplayText&gt;(1999)&lt;/DisplayText&gt;&lt;record&gt;&lt;rec-number&gt;116&lt;/rec-number&gt;&lt;foreign-keys&gt;&lt;key app=&quot;EN&quot; db-id=&quot;2wpaetzd2xr9x0edzr4pp55ax0swaxv5ewtr&quot; timestamp=&quot;0&quot;&gt;116&lt;/key&gt;&lt;/foreign-keys&gt;&lt;ref-type name=&quot;Journal Article&quot;&gt;17&lt;/ref-type&gt;&lt;contributors&gt;&lt;authors&gt;&lt;author&gt;Hu, Litze&lt;/author&gt;&lt;author&gt;Bentler, Peter M.&lt;/author&gt;&lt;/authors&gt;&lt;/contributors&gt;&lt;auth-address&gt;U California, Dept of Psychology, Santa Cruz, CA, US&lt;/auth-address&gt;&lt;titles&gt;&lt;title&gt;Cutoff criteria for fit indexes in covariance structure analysis: Conventional criteria versus new alternatives&lt;/title&gt;&lt;secondary-title&gt;Structural Equation Modeling&lt;/secondary-title&gt;&lt;/titles&gt;&lt;pages&gt;1-55&lt;/pages&gt;&lt;volume&gt;6&lt;/volume&gt;&lt;number&gt;1&lt;/number&gt;&lt;keywords&gt;&lt;keyword&gt;conventional cutoff criteria and new alternatives for fit indexes in covariance structure analysis, evaluation of model fit in practice&lt;/keyword&gt;&lt;keyword&gt;Statistics and Mathematics&lt;/keyword&gt;&lt;keyword&gt;2240&lt;/keyword&gt;&lt;keyword&gt;22&lt;/keyword&gt;&lt;/keywords&gt;&lt;dates&gt;&lt;year&gt;1999&lt;/year&gt;&lt;/dates&gt;&lt;accession-num&gt;1998-03102-001&lt;/accession-num&gt;&lt;urls&gt;&lt;related-urls&gt;&lt;url&gt;https://www.erlbaum.com/shop/tek9.asp?pg=products&amp;amp;specific=1070-5511&lt;/url&gt;&lt;url&gt;http://www.erlbaum.com/ &lt;/url&gt;&lt;/related-urls&gt;&lt;/urls&gt;&lt;/record&gt;&lt;/Cite&gt;&lt;/EndNote&gt;"/><text:span text:style-name="T11">(1999)</text:span><field:fieldmark-end/><text:span text:style-name="T11"> as well as Beauducel and Wittmann </text:span><field:fieldmark-start text:name="__Fieldmark__2846_4206843798" field:type="ADDIN EN.CITE &lt;EndNote&gt;&lt;Cite ExcludeAuth=&quot;1&quot;&gt;&lt;Author&gt;Beauducel&lt;/Author&gt;&lt;Year&gt;2005&lt;/Year&gt;&lt;RecNum&gt;271&lt;/RecNum&gt;&lt;DisplayText&gt;(2005)&lt;/DisplayText&gt;&lt;record&gt;&lt;rec-number&gt;271&lt;/rec-number&gt;&lt;foreign-keys&gt;&lt;key app=&quot;EN&quot; db-id=&quot;2wpaetzd2xr9x0edzr4pp55ax0swaxv5ewtr&quot; timestamp=&quot;0&quot;&gt;271&lt;/key&gt;&lt;/foreign-keys&gt;&lt;ref-type name=&quot;Journal Article&quot;&gt;17&lt;/ref-type&gt;&lt;contributors&gt;&lt;authors&gt;&lt;author&gt;Beauducel, A.&lt;/author&gt;&lt;author&gt;Wittmann, W. W.&lt;/author&gt;&lt;/authors&gt;&lt;/contributors&gt;&lt;auth-address&gt;Department of Psychology, Mannheim University, Mannheim, Germany&amp;#xD;Department of Psychology, Mannheim University, Mannheim, Germany&lt;/auth-address&gt;&lt;titles&gt;&lt;title&gt;Simulation study on fit indexes in CFA based on data with slightly distorted simple structure&lt;/title&gt;&lt;secondary-title&gt;Structural Equation Modeling&lt;/secondary-title&gt;&lt;/titles&gt;&lt;pages&gt;41-75&lt;/pages&gt;&lt;volume&gt;12&lt;/volume&gt;&lt;number&gt;1&lt;/number&gt;&lt;keywords&gt;&lt;keyword&gt;fit indexes&lt;/keyword&gt;&lt;keyword&gt;structural modeling&lt;/keyword&gt;&lt;keyword&gt;estimation methods&lt;/keyword&gt;&lt;keyword&gt;Estimation-&lt;/keyword&gt;&lt;keyword&gt;Factor-Analysis&lt;/keyword&gt;&lt;keyword&gt;Goodness-of-Fit&lt;/keyword&gt;&lt;keyword&gt;Maximum-Likelihood&lt;/keyword&gt;&lt;keyword&gt;Structural-Equation-Modeling&lt;/keyword&gt;&lt;/keywords&gt;&lt;dates&gt;&lt;year&gt;2005&lt;/year&gt;&lt;/dates&gt;&lt;orig-pub&gt;Peer-Reviewed-Journal&lt;/orig-pub&gt;&lt;accession-num&gt;2005-00888-003&lt;/accession-num&gt;&lt;urls&gt;&lt;/urls&gt;&lt;/record&gt;&lt;/Cite&gt;&lt;/EndNote&gt;"/><text:span text:style-name="T11">(2005)</text:span><field:fieldmark-end/><text:span text:style-name="T11">. Consequently, to consider a good fit of a proposed model, the Comparative Fit Index (CFI) should be at or over .95, the standardized root mean squared residual (SRMR) smaller than .08 and the root mean square error of approximation (RMSEA) smaller than .06. </text:span></text:p>
      <text:p text:style-name="Standard"><text:soft-page-break/><text:span text:style-name="T14">Correlations and regressions.</text:span><text:span text:style-name="T11"> To examine the nomological structure of the facets and domains to external constructs like life satisfaction and education, correlations and multiple regression were </text:span><office:annotation office:name="__Annotation__400_668439329"><dc:creator>Anja</dc:creator><dc:date>2015-08-26T14:34:00</dc:date><text:p><text:span text:style-name="T40">Will be much more detailed, but I don’t know yet, what the actual constructs are</text:span></text:p></office:annotation><text:span text:style-name="T11">computed</text:span><office:annotation-end office:name="__Annotation__400_668439329"/><text:span text:style-name="T11">. </text:span></text:p>
      <text:p text:style-name="P5">Study 2 – German Translation</text:p>
      <text:p text:style-name="P3"><text:span text:style-name="T13"><text:tab/>Sample and procedure. </text:span><text:span text:style-name="T11">The representative sample consisted of 387 German speakers (49.1% male) with a mean age of 45.6 years (SD=17.</text:span><office:annotation office:name="__Annotation__412_668439329"><dc:creator>Anja</dc:creator><dc:date>2015-08-26T14:34:00</dc:date><text:p><text:span text:style-name="T40">Where is the sample coming from? How did they get the questionnaire? No clue where to get this info!</text:span></text:p><text:p><text:span text:style-name="T40">Schuhfried hat das für uns gemacht. </text:span></text:p></office:annotation><text:span text:style-name="T11">5</text:span><office:annotation-end office:name="__Annotation__412_668439329"/><text:span text:style-name="T11">).</text:span></text:p>
      <text:p text:style-name="P3"><text:span text:style-name="T13"><text:tab/>Measures. </text:span><text:span text:style-name="T11">The five items per facet derived from Study 1 were translated and back-translated by bilingual experts, creating a German version of the measure used there.</text:span></text:p>
      <text:p text:style-name="P3"><text:span text:style-name="T13"><text:tab/>Statistical analyses.</text:span><text:span text:style-name="T11"> </text:span></text:p>
      <text:p text:style-name="P9"><text:span text:style-name="T14">Step 1 – Examining the structure.</text:span><text:span text:style-name="T11"> To check the facet structure Study 1 delivered, multiple confirmatory factor analyses were calculated via Mplus following an analogue procedure to Study 1. First, measurement models were estimated for all facets, estimator was WLSMV. Model fit was determined based on the guide lines as before. In a final model, all five domain structural models were integrated using again exploratory structural equation modeling (ESEM).</text:span></text:p>
      <text:p text:style-name="P3"><text:span text:style-name="T13"><text:tab/></text:span><text:span text:style-name="T14">Step 2 – Testing for measurement invariance.</text:span><text:span text:style-name="T11"> In a next step, measurement invariance between German and US samples was examined. We followed the procedure suggested by Sass </text:span><field:fieldmark-start text:name="__Fieldmark__2906_4206843798" field:type="ADDIN EN.CITE &lt;EndNote&gt;&lt;Cite ExcludeAuth=&quot;1&quot;&gt;&lt;Author&gt;Sass&lt;/Author&gt;&lt;Year&gt;2011&lt;/Year&gt;&lt;RecNum&gt;5231&lt;/RecNum&gt;&lt;DisplayText&gt;(2011)&lt;/DisplayText&gt;&lt;record&gt;&lt;rec-number&gt;5231&lt;/rec-number&gt;&lt;foreign-keys&gt;&lt;key app=&quot;EN&quot; db-id=&quot;dt2sd2sd7f2d0lertdlv52dpxd0zeef0ffs9&quot;&gt;5231&lt;/key&gt;&lt;/foreign-keys&gt;&lt;ref-type name=&quot;Journal Article&quot;&gt;17&lt;/ref-type&gt;&lt;contributors&gt;&lt;authors&gt;&lt;author&gt;Sass, D.A.&lt;/author&gt;&lt;/authors&gt;&lt;/contributors&gt;&lt;titles&gt;&lt;title&gt;Testing Measurement Invariance and Comparing Latent Factor Means Within a Confirmatory Factor Analysis Framework&lt;/title&gt;&lt;secondary-title&gt;Journal of Psychoeducational Assessment&lt;/secondary-title&gt;&lt;/titles&gt;&lt;periodical&gt;&lt;full-title&gt;Journal of Psychoeducational Assessment&lt;/full-title&gt;&lt;/periodical&gt;&lt;pages&gt;347-363&lt;/pages&gt;&lt;volume&gt;29&lt;/volume&gt;&lt;number&gt;4&lt;/number&gt;&lt;dates&gt;&lt;year&gt;2011&lt;/year&gt;&lt;/dates&gt;&lt;isbn&gt;0734-2829&lt;/isbn&gt;&lt;urls&gt;&lt;/urls&gt;&lt;/record&gt;&lt;/Cite&gt;&lt;/EndNote&gt;"/><text:span text:style-name="T11">(2011)</text:span><field:fieldmark-end/><text:span text:style-name="T11"> and tested configural, factorial and strong factorial invariance. The cutoffs suggested by Chen (2007) were applied to compare model fits. According to this configural measurement invariance can be assumed when the same item is associated with the same factor in each domain, while the factor loadings can differ. If the factor loadings of each item would not differ between the samples, factorial measurement invariance can be assumed. Strong factorial measurement invariance can be assumed when on top of that the intercepts of each item are equal. </text:span></text:p>
      <text:p text:style-name="Standard"><text:span text:style-name="T11">The limit to factorial measurement invariance was set to ∆CFI &lt; .01, ∆RMSEA &lt; .015 and ∆SRMR &lt; .03, at which the limit to strong factorial measurement invariance was set to ∆CFI &lt; .01, ∆RMSEA &lt; .015, ∆SRMR &lt; .01 </text:span><field:fieldmark-start text:name="__Fieldmark__2917_4206843798" field:type="ADDIN EN.CITE &lt;EndNote&gt;&lt;Cite&gt;&lt;Author&gt;Chen&lt;/Author&gt;&lt;Year&gt;2007&lt;/Year&gt;&lt;RecNum&gt;5226&lt;/RecNum&gt;&lt;DisplayText&gt;(Chen, 2007)&lt;/DisplayText&gt;&lt;record&gt;&lt;rec-number&gt;5226&lt;/rec-number&gt;&lt;foreign-keys&gt;&lt;key app=&quot;EN&quot; db-id=&quot;2wpaetzd2xr9x0edzr4pp55ax0swaxv5ewtr&quot; timestamp=&quot;0&quot;&gt;5226&lt;/key&gt;&lt;/foreign-keys&gt;&lt;ref-type name=&quot;Journal Article&quot;&gt;17&lt;/ref-type&gt;&lt;contributors&gt;&lt;authors&gt;&lt;author&gt;Chen, F. F.&lt;/author&gt;&lt;/authors&gt;&lt;/contributors&gt;&lt;titles&gt;&lt;title&gt;Sensitivity of goodness of fit indexes to lack of measurement invariance&lt;/title&gt;&lt;secondary-title&gt;Structural Equation Modeling&lt;/secondary-title&gt;&lt;/titles&gt;&lt;pages&gt;464-504&lt;/pages&gt;&lt;volume&gt;14&lt;/volume&gt;&lt;number&gt;3&lt;/number&gt;&lt;dates&gt;&lt;year&gt;2007&lt;/year&gt;&lt;/dates&gt;&lt;isbn&gt;1070-5511&lt;/isbn&gt;&lt;urls&gt;&lt;/urls&gt;&lt;/record&gt;&lt;/Cite&gt;&lt;/EndNote&gt;"/><text:span text:style-name="T11">(Chen, 2007)</text:span><field:fieldmark-end/><text:span text:style-name="T11">.</text:span></text:p>
      <text:p text:style-name="P6">Results</text:p>
      <text:p text:style-name="P5">Study 1 – Construction with an US-American sample</text:p>
      <text:p text:style-name="P3"><text:span text:style-name="T13"><text:tab/>Results of the EFA.</text:span><text:span text:style-name="T11"> In Table 1 you can see model fits for the chosen facet model for each domain as well as Eigenvalues and results from MAP and PA test.</text:span></text:p>
      <text:p text:style-name="P7">To ensure that each facet is homogeneous and therefore, to reduce the risk of cross domain loadings, items with factor loadings less than .30 were eliminated. This was only done when item content was also judged as being non-central to the domain in question (Ziegler, 2014). </text:p>
      <text:p text:style-name="Standard"><text:span text:style-name="T11">According to that Agreeableness consists of eight facets after two facets were eliminated due to weakly loading and inconsistent items. The remaining facets are named Appreciation, Integrity, Low competitiveness, </text:span><office:annotation office:name="__Annotation__554_668439329"><dc:creator>Anja</dc:creator><dc:date>2015-08-26T14:34:00</dc:date><text:p><text:span text:style-name="T40">Need tob e liked?</text:span></text:p></office:annotation><text:span text:style-name="T11">Readiness to give feedback</text:span><office:annotation-end office:name="__Annotation__554_668439329"/><text:span text:style-name="T11">, Search for support, Good faith, Genuineness and Altruism. </text:span></text:p>
      <text:p text:style-name="P7">Conscientiousness consists of nine facets after one facet with item factor loadings less than .30 was excluded, which are named: Dominance, Persistence, Self-discipline, Task planning, Goal orientation, Carefulness, Orderliness, Wish to work to capacity and Productivity.</text:p>
      <text:p text:style-name="P7">Extraversion comprises of nine facets, because a new facet (Energy) was added. The original model with eight facets did not explain the physical part of Extraversion very well. The facets are Sociability, Readiness to take risks, Wish for affiliation, Positive attitude, Forcefulness, Communicativeness, Humor, Conviviality and Energy.</text:p>
      <text:p text:style-name="P7">Neuroticism (here interpreted in the way of emotional stability) consists of seven facets, because one facet was dropped due to poor interpretability, and was therefore not included in the subsequent analyses. The remaining facets are named Equanimity, Confidence, Carefreeness, Mental balance, Drive, Emotional robustness and Self-attention.</text:p>
      <text:p text:style-name="P7"><text:soft-page-break/>Openness to experience comprises of nine facets. One facet was identified as a method factor and eliminated, because it solely contained negatively formulated items and no coherent underlying trait could be identified. Furthermore another facet (Intellect) was added, because the remaining facets lacked an intellectual content. The facets of Openness are named Creativity, Wish for variety, Open-mindedness, Interest in reading, Artistic interests, Wish to analyze, Willingness to learn, Sensitivity and Intellect.</text:p>
      <text:p text:style-name="P7">The items to each facet are listed in the appendix (A).</text:p>
      <text:p text:style-name="Standard"><text:span text:style-name="T13">Results of CFA and ESEM. </text:span><text:span text:style-name="T11">All measurement models for the facets were fitting well, results can be found in Table </text:span><office:annotation office:name="__Annotation__668_668439329"><dc:creator>Anja</dc:creator><dc:date>2015-08-26T14:34:00</dc:date><text:p><text:span text:style-name="T40">Results of ESEM (when ESEM is carried out the right way. maaaaan)</text:span></text:p></office:annotation><text:span text:style-name="T11">2</text:span><office:annotation-end office:name="__Annotation__668_668439329"/><text:span text:style-name="T11">.</text:span></text:p>
      <text:p text:style-name="P7"><text:s/>The exploratory structural equation model (ESEM) of the final model with all five domains fits well with CFI = .87, RMSEA = .072, SRMR = .036. As you can see in Table 3 nearly all facets load significantly on their intended domain, but sometimes have loadings on other domains also, which are conform with the theory and the facet content.</text:p>
      <text:p text:style-name="P5">Study 2 – German Translation</text:p>
      <text:p text:style-name="P3"><text:span text:style-name="T13"><text:tab/>Results of the CFA. </text:span><text:span text:style-name="T11">The measurement models of the American sample were replicated for the reduced number of item per facet. Model fits can be seen in Table 4. The ESEM with all five domains fits well with CFI = .82, RMSEA = .078, SRMR = .044. Table 5 shows the ESEM factor loadings for the German sample. All facets load significantly on their intended domain but can have loadings on other domains as well.</text:span></text:p>
      <text:p text:style-name="P3"><text:span text:style-name="T13">Study 3 – Testing for measurement </text:span><office:annotation office:name="__Annotation__706_668439329"><dc:creator>Anja</dc:creator><dc:date>2015-08-26T14:34:00</dc:date><text:p><text:span text:style-name="T40">Text just copied out of older version. I will put that together in a table for making it easier to read.</text:span></text:p></office:annotation><text:span text:style-name="T13">invariance</text:span><office:annotation-end office:name="__Annotation__706_668439329"/></text:p>
      <text:p text:style-name="P11">For analyzing the measurement invariance the latest facet model structure (with additional facets) was taken. The results are shown in Table 6.</text:p>
      <text:p text:style-name="P9"><office:annotation office:name="__Annotation__730_668439329"><dc:creator>Anja</dc:creator><dc:date>2015-08-26T14:34:00</dc:date><text:p>Wird gelöscht, weil in Tabelle</text:p></office:annotation><text:span text:style-name="T16">Configural measurement invariance is assumed for the facets Appreciation of others, Superiority/Grandiosity, Need to be liked, Crybabiness, Manipulation, Altruism (facets of Agreeableness), Perseverance, Task Planning, Goal-orientation/Achievement striving, Preferred Load, Procrastination (facets of Conscientiousness), Assertiveness, Sociability/Gregariousness, Activity (facets of Extraversion), Irritability, Self-serving Attention (facets of Neuroticism), Self-attributed Inginuity, Openness to actions and activities, Openmindedness/Judgement, Love of Learning, Openness to feelings and Intellect (facets of Openness).</text:span></text:p>
      <text:p text:style-name="P10">Factorial measurement invariance is assumed for the facets Meanness, Trust (facets of Agreeableness), Control of others, Lack of (Self-) Control, Deliberation/Caution, Lack of Tidiness/Order (facets of Conscientiousness), Sensation Seeking, Reclusiveness, Emotionality, Humor (facets of Extraversion), Depression, Anxiety, Self-assuredness, Lethargia, Sentimentality (facets of Neuroticism), Openness to reading, Openness to arts and Need for cognition (facets of Openness).</text:p>
      <text:p text:style-name="P9"><text:span text:style-name="T16">The only facet with strong factorial measurement invariance is Shyness, a facet of </text:span><office:annotation office:name="__Annotation__727_668439329"><dc:creator>Matthias Ziegler</dc:creator><dc:date>2015-08-26T14:34:00</dc:date><text:p>Und dann müssen da noch die Ergebnisse der Korrelationen und Regressionen rein, die ihr gemacht habt!</text:p></office:annotation><text:span text:style-name="T16">Extraversion</text:span><office:annotation-end office:name="__Annotation__727_668439329"/><text:span text:style-name="T16">.</text:span><office:annotation-end office:name="__Annotation__730_668439329"/></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Lohit Marathi1" svg:font-family="'Lohit Marathi'"/>
    <style:font-face style:name="Times New Roman1" svg:font-family="'Times New Roman'" style:font-family-generic="roman"/>
    <style:font-face style:name=".AppleSystemUIFont" svg:font-family=".AppleSystemUIFont"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lear Sans" svg:font-family="'Clear Sans'" style:font-family-generic="system" style:font-pitch="variable"/>
    <style:font-face style:name="Lohit Marathi" svg:font-family="'Lohit Marathi'"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50%" fo:text-align="justify" style:justify-single-word="false" fo:text-indent="0.1201in" style:auto-text-indent="true" style:page-number="auto">
        <style:tab-stops/>
      </style:paragraph-properties>
      <style:text-properties style:font-size-asian="10.5pt"/>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4925in" style:auto-text-indent="false"/>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Times New Roman" fo:font-family="'Times New Roman'" style:font-family-generic="roman" style:font-pitch="variable" fo:font-size="12pt" style:font-name-asian="Calibri" style:font-family-asian="Calibri" style:font-family-generic-asian="system" style:font-pitch-asian="variable"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16:10:33.278202160</meta:creation-date>
    <dc:date>2018-06-18T15:50:03.239285407</dc:date>
    <meta:editing-duration>PT12H3M58S</meta:editing-duration>
    <meta:editing-cycles>35</meta:editing-cycles>
    <meta:generator>LibreOffice/6.0.4.2$Linux_X86_64 LibreOffice_project/00m0$Build-2</meta:generator>
    <meta:document-statistic meta:table-count="1" meta:image-count="0" meta:object-count="0" meta:page-count="17" meta:paragraph-count="369" meta:word-count="5759" meta:character-count="38075" meta:non-whitespace-character-count="32714"/>
    <meta:user-defined meta:name="Mendeley Citation Style_1">http://www.zotero.org/styles/apa</meta:user-defined>
    <meta:user-defined meta:name="Mendeley Document_1">True</meta:user-defined>
    <meta:user-defined meta:name="Mendeley Unique User Id_1">ab9e93f4-a598-3a9e-8f9e-86c85de166f3</meta:user-defined>
    <meta:user-defined meta:name="Mendeley_Bookmark_0Y7mm78fjL_1">ADDIN CSL_CITATION {"citationItems": [{"id": "ITEM-1", "itemData": {"DOI": "10.1017/S0033291711002674", "author": [{"dropping-particle": "", "family": "Krueger", "given": "R F", "non-dropping-particle": "", "parse-names": false, "suffix": ""}, {"dropping-</meta:user-defined>
    <meta:user-defined meta:name="Mendeley_Bookmark_0Y7mm78fjL_2" meta:value-type="string">particle": "", "family": "Derringer", "given": "J", "non-dropping-particle": "", "parse-names": false, "suffix": ""}, {"dropping-particle": "", "family": "Markon", "given": "K E", "non-dropping-particle": "", "parse-names": false, "suffix": ""}, {"droppin</meta:user-defined>
    <meta:user-defined meta:name="Mendeley_Bookmark_0Y7mm78fjL_3" meta:value-type="string">g-particle": "", "family": "Watson", "given": "D", "non-dropping-particle": "", "parse-names": false, "suffix": ""}, {"dropping-particle": "", "family": "Skodol", "given": "A E", "non-dropping-particle": "", "parse-names": false, "suffix": ""}], "id": "IT</meta:user-defined>
    <meta:user-defined meta:name="Mendeley_Bookmark_0Y7mm78fjL_4" meta:value-type="string">EM-1", "issue": "2012", "issued": {"date-parts": [["2013"]]}, "title": "Initial construction of a maladaptive personality trait model and inventory for DSM \u00ad 5 Initial construction of a maladaptive personality trait model and inventory for DSM-5", "t</meta:user-defined>
    <meta:user-defined meta:name="Mendeley_Bookmark_0Y7mm78fjL_5" meta:value-type="string">ype": "article-journal"}, "uris": ["http://www.mendeley.com/documents/?uuid=2acab0a8-9f11-41e1-ad81-f6a126bb40db"]}], "mendeley": {"formattedCitation": "(Krueger, Derringer, Markon, Watson, &amp; Skodol, 2013)"}, "properties": {}, "schema": "https://github.co</meta:user-defined>
    <meta:user-defined meta:name="Mendeley_Bookmark_0Y7mm78fjL_6" meta:value-type="string">m/citation-style-language/schema/raw/master/csl-citation.json"}</meta:user-defined>
    <meta:user-defined meta:name="Mendeley_Bookmark_Fz4LnxBZzQ_1" meta:value-type="string">ADDIN CSL_CITATION {"citationItems": [{"id": "ITEM-1", "itemData": {"DOI": "10.1146/annurev.clinpsy.032408.153542", "ISBN": "1548-5943", "ISSN": "1548-5943", "PMID": "19046124", "abstract": "The predominant dimensional model of general personality structu</meta:user-defined>
    <meta:user-defined meta:name="Mendeley_Bookmark_Fz4LnxBZzQ_10" meta:value-type="string">ove diagnoses, treatment, and research. This manual, which creates a common language for clinicians involved in the diagnosis of mental disorders, includes concise and specific criteria intended to facilitate an objective assessment of symptom presentatio</meta:user-defined>
    <meta:user-defined meta:name="Mendeley_Bookmark_Fz4LnxBZzQ_11" meta:value-type="string">ns in a variety of clinical settings inpatient, outpatient, partial hospital, consultation-liaison, clinical, private practice, and primary care. The Diagnostic and Statistical Manual of Mental Disorders, Fifth Edition, is the most comprehensive, current,</meta:user-defined>
    <meta:user-defined meta:name="Mendeley_Bookmark_Fz4LnxBZzQ_12" meta:value-type="string"> and critical resource for clinical practice available to today's mental health clinicians and researchers of all orientations. The information contained in the manual is also valuable to other physicians and health professionals, including psychologists,</meta:user-defined>
    <meta:user-defined meta:name="Mendeley_Bookmark_Fz4LnxBZzQ_13" meta:value-type="string"> counselors, nurses, and occupational and rehabilitation therapists, as well as social workers and forensic and legal specialists. DSM-5 is the most definitive resource for the diagnosis and classification of mental disorders.", "author": [{"dropping-part</meta:user-defined>
    <meta:user-defined meta:name="Mendeley_Bookmark_Fz4LnxBZzQ_14" meta:value-type="string">icle": "", "family": "American Psychiatric Association", "given": "", "non-dropping-particle": "", "parse-names": false, "suffix": ""}], "container-title": "American Journal of Psychiatry", "id": "ITEM-2", "issued": {"date-parts": [["2013"]]}, "number-of-</meta:user-defined>
    <meta:user-defined meta:name="Mendeley_Bookmark_Fz4LnxBZzQ_15" meta:value-type="string">pages": "991", "title": "Diagnostic and statistical manual of mental disorders (5th", "type": "book"}, "uris": ["http://www.mendeley.com/documents/?uuid=a6d243d2-dd31-4872-9fad-051cc549b50a"]}], "mendeley": {"formattedCitation": "(American Psychiatric Ass</meta:user-defined>
    <meta:user-defined meta:name="Mendeley_Bookmark_Fz4LnxBZzQ_16" meta:value-type="string">ociation, 2013; Widiger &amp; Mullins-Sweatt, 2009)", "plainTextFormattedCitation": "(American Psychiatric Association, 2013; Widiger &amp; Mullins-Sweatt, 2009)", "previouslyFormattedCitation": "(American Psychiatric Association, 2013; Widiger &amp; Mullins-Sweatt, </meta:user-defined>
    <meta:user-defined meta:name="Mendeley_Bookmark_Fz4LnxBZzQ_17" meta:value-type="string">2009)"}, "properties": {}, "schema": "https://github.com/citation-style-language/schema/raw/master/csl-citation.json"}</meta:user-defined>
    <meta:user-defined meta:name="Mendeley_Bookmark_Fz4LnxBZzQ_2" meta:value-type="string">re within psychology is the five-factor model (FFM). Research indicates that the personality disorders of the American Psychiatric Association's diagnostic manual can be understood as maladaptive variants of the domains and facets of the FFM. The current </meta:user-defined>
    <meta:user-defined meta:name="Mendeley_Bookmark_Fz4LnxBZzQ_3" meta:value-type="string">review provides a proposal for the classification of personality disorder from the perspective of the FFM. Discussed as well are implications and issues associated with an FFM of personality disorder, including the integration of a psychiatric nomenclatur</meta:user-defined>
    <meta:user-defined meta:name="Mendeley_Bookmark_Fz4LnxBZzQ_4" meta:value-type="string">e with general personality structure, the inclusion of a domain of openness to experience, the identification of problems in living associated with maladaptive personality traits, the setting of a diagnostic threshold, prototypal matching, feasibility, an</meta:user-defined>
    <meta:user-defined meta:name="Mendeley_Bookmark_Fz4LnxBZzQ_5" meta:value-type="string">d clinical utility.", "author": [{"dropping-particle": "", "family": "Widiger", "given": "Thomas A.", "non-dropping-particle": "", "parse-names": false, "suffix": ""}, {"dropping-particle": "", "family": "Mullins-Sweatt", "given": "Stephanie N.", "non-dro</meta:user-defined>
    <meta:user-defined meta:name="Mendeley_Bookmark_Fz4LnxBZzQ_6" meta:value-type="string">pping-particle": "", "parse-names": false, "suffix": ""}], "container-title": "Annual Review of Clinical Psychology", "id": "ITEM-1", "issue": "1", "issued": {"date-parts": [["2009"]]}, "page": "197-220", "title": "Five-Factor Model of Personality Disorde</meta:user-defined>
    <meta:user-defined meta:name="Mendeley_Bookmark_Fz4LnxBZzQ_7" meta:value-type="string">r: A Proposal for DSM-V", "type": "article-journal", "volume": "5"}, "uris": ["http://www.mendeley.com/documents/?uuid=0908af42-1f98-4302-a2fc-ace4bbaacdf0"]}, {"id": "ITEM-2", "itemData": {"DOI": "10.1176/appi.books.9780890425596.744053", "ISBN": "978089</meta:user-defined>
    <meta:user-defined meta:name="Mendeley_Bookmark_Fz4LnxBZzQ_8" meta:value-type="string">0425541", "ISSN": "2317-1782", "PMID": "24413388", "abstract": "This new edition of the American Psychiatric Association's Diagnostic and Statistical Manual of Mental Disorders (DSM-5), used by clinicians and researchers to diagnose and classify mental di</meta:user-defined>
    <meta:user-defined meta:name="Mendeley_Bookmark_Fz4LnxBZzQ_9" meta:value-type="string">sorders, is the product of more than 10 years of effort by hundreds of international experts in all aspects of mental health. Their dedication and hard work have yielded an authoritative volume that defines and classifies mental disorders in order to impr</meta:user-defined>
    <meta:user-defined meta:name="Mendeley_Bookmark_I3iMmQHV30_1" meta:value-type="string">ADDIN CSL_CITATION {"citationItems": [{"id": "ITEM-1", "itemData": {"DOI": "10.1017/S0033291711002674", "author": [{"dropping-particle": "", "family": "Krueger", "given": "R F", "non-dropping-particle": "", "parse-names": false, "suffix": ""}, {"dropping-</meta:user-defined>
    <meta:user-defined meta:name="Mendeley_Bookmark_I3iMmQHV30_2" meta:value-type="string">particle": "", "family": "Derringer", "given": "J", "non-dropping-particle": "", "parse-names": false, "suffix": ""}, {"dropping-particle": "", "family": "Markon", "given": "K E", "non-dropping-particle": "", "parse-names": false, "suffix": ""}, {"droppin</meta:user-defined>
    <meta:user-defined meta:name="Mendeley_Bookmark_I3iMmQHV30_3" meta:value-type="string">g-particle": "", "family": "Watson", "given": "D", "non-dropping-particle": "", "parse-names": false, "suffix": ""}, {"dropping-particle": "", "family": "Skodol", "given": "A E", "non-dropping-particle": "", "parse-names": false, "suffix": ""}], "id": "IT</meta:user-defined>
    <meta:user-defined meta:name="Mendeley_Bookmark_I3iMmQHV30_4" meta:value-type="string">EM-1", "issue": "2012", "issued": {"date-parts": [["2013"]]}, "title": "Initial construction of a maladaptive personality trait model and inventory for DSM \u00ad 5 Initial construction of a maladaptive personality trait model and inventory for DSM-5", "t</meta:user-defined>
    <meta:user-defined meta:name="Mendeley_Bookmark_I3iMmQHV30_5" meta:value-type="string">ype": "article-journal"}, "uris": ["http://www.mendeley.com/documents/?uuid=2acab0a8-9f11-41e1-ad81-f6a126bb40db"]}], "mendeley": {"formattedCitation": "(Krueger, Derringer, Markon, Watson, &amp; Skodol, 2013)"}, "properties": {}, "schema": "https://github.co</meta:user-defined>
    <meta:user-defined meta:name="Mendeley_Bookmark_I3iMmQHV30_6" meta:value-type="string">m/citation-style-language/schema/raw/master/csl-citation.json"}</meta:user-defined>
    <meta:user-defined meta:name="Mendeley_Bookmark_M94mLrKnPX_1" meta:value-type="string">ADDIN CSL_CITATION {"citationItems": [{"id": "ITEM-1", "itemData": {"DOI": "10.1146/annurev.clinpsy.032408.153542", "ISBN": "1548-5943", "ISSN": "1548-5943", "PMID": "19046124", "abstract": "The predominant dimensional model of general personality structu</meta:user-defined>
    <meta:user-defined meta:name="Mendeley_Bookmark_M94mLrKnPX_10" meta:value-type="string">ove diagnoses, treatment, and research. This manual, which creates a common language for clinicians involved in the diagnosis of mental disorders, includes concise and specific criteria intended to facilitate an objective assessment of symptom presentatio</meta:user-defined>
    <meta:user-defined meta:name="Mendeley_Bookmark_M94mLrKnPX_11" meta:value-type="string">ns in a variety of clinical settings inpatient, outpatient, partial hospital, consultation-liaison, clinical, private practice, and primary care. The Diagnostic and Statistical Manual of Mental Disorders, Fifth Edition, is the most comprehensive, current,</meta:user-defined>
    <meta:user-defined meta:name="Mendeley_Bookmark_M94mLrKnPX_12" meta:value-type="string"> and critical resource for clinical practice available to today's mental health clinicians and researchers of all orientations. The information contained in the manual is also valuable to other physicians and health professionals, including psychologists,</meta:user-defined>
    <meta:user-defined meta:name="Mendeley_Bookmark_M94mLrKnPX_13" meta:value-type="string"> counselors, nurses, and occupational and rehabilitation therapists, as well as social workers and forensic and legal specialists. DSM-5 is the most definitive resource for the diagnosis and classification of mental disorders.", "author": [{"dropping-part</meta:user-defined>
    <meta:user-defined meta:name="Mendeley_Bookmark_M94mLrKnPX_14" meta:value-type="string">icle": "", "family": "American Psychiatric Association", "given": "", "non-dropping-particle": "", "parse-names": false, "suffix": ""}], "container-title": "American Journal of Psychiatry", "id": "ITEM-2", "issued": {"date-parts": [["2013"]]}, "number-of-</meta:user-defined>
    <meta:user-defined meta:name="Mendeley_Bookmark_M94mLrKnPX_15" meta:value-type="string">pages": "991", "title": "Diagnostic and statistical manual of mental disorders (5th", "type": "book"}, "uris": ["http://www.mendeley.com/documents/?uuid=a6d243d2-dd31-4872-9fad-051cc549b50a"]}], "mendeley": {"formattedCitation": "(American Psychiatric Ass</meta:user-defined>
    <meta:user-defined meta:name="Mendeley_Bookmark_M94mLrKnPX_16" meta:value-type="string">ociation, 2013; Widiger &amp; Mullins-Sweatt, 2009)", "plainTextFormattedCitation": "(American Psychiatric Association, 2013; Widiger &amp; Mullins-Sweatt, 2009)", "previouslyFormattedCitation": "(American Psychiatric Association, 2013; Widiger &amp; Mullins-Sweatt, </meta:user-defined>
    <meta:user-defined meta:name="Mendeley_Bookmark_M94mLrKnPX_17" meta:value-type="string">2009)"}, "properties": {}, "schema": "https://github.com/citation-style-language/schema/raw/master/csl-citation.json"}</meta:user-defined>
    <meta:user-defined meta:name="Mendeley_Bookmark_M94mLrKnPX_2" meta:value-type="string">re within psychology is the five-factor model (FFM). Research indicates that the personality disorders of the American Psychiatric Association's diagnostic manual can be understood as maladaptive variants of the domains and facets of the FFM. The current </meta:user-defined>
    <meta:user-defined meta:name="Mendeley_Bookmark_M94mLrKnPX_3" meta:value-type="string">review provides a proposal for the classification of personality disorder from the perspective of the FFM. Discussed as well are implications and issues associated with an FFM of personality disorder, including the integration of a psychiatric nomenclatur</meta:user-defined>
    <meta:user-defined meta:name="Mendeley_Bookmark_M94mLrKnPX_4" meta:value-type="string">e with general personality structure, the inclusion of a domain of openness to experience, the identification of problems in living associated with maladaptive personality traits, the setting of a diagnostic threshold, prototypal matching, feasibility, an</meta:user-defined>
    <meta:user-defined meta:name="Mendeley_Bookmark_M94mLrKnPX_5" meta:value-type="string">d clinical utility.", "author": [{"dropping-particle": "", "family": "Widiger", "given": "Thomas A.", "non-dropping-particle": "", "parse-names": false, "suffix": ""}, {"dropping-particle": "", "family": "Mullins-Sweatt", "given": "Stephanie N.", "non-dro</meta:user-defined>
    <meta:user-defined meta:name="Mendeley_Bookmark_M94mLrKnPX_6" meta:value-type="string">pping-particle": "", "parse-names": false, "suffix": ""}], "container-title": "Annual Review of Clinical Psychology", "id": "ITEM-1", "issue": "1", "issued": {"date-parts": [["2009"]]}, "page": "197-220", "title": "Five-Factor Model of Personality Disorde</meta:user-defined>
    <meta:user-defined meta:name="Mendeley_Bookmark_M94mLrKnPX_7" meta:value-type="string">r: A Proposal for DSM-V", "type": "article-journal", "volume": "5"}, "uris": ["http://www.mendeley.com/documents/?uuid=0908af42-1f98-4302-a2fc-ace4bbaacdf0"]}, {"id": "ITEM-2", "itemData": {"DOI": "10.1176/appi.books.9780890425596.744053", "ISBN": "978089</meta:user-defined>
    <meta:user-defined meta:name="Mendeley_Bookmark_M94mLrKnPX_8" meta:value-type="string">0425541", "ISSN": "2317-1782", "PMID": "24413388", "abstract": "This new edition of the American Psychiatric Association's Diagnostic and Statistical Manual of Mental Disorders (DSM-5), used by clinicians and researchers to diagnose and classify mental di</meta:user-defined>
    <meta:user-defined meta:name="Mendeley_Bookmark_M94mLrKnPX_9" meta:value-type="string">sorders, is the product of more than 10 years of effort by hundreds of international experts in all aspects of mental health. Their dedication and hard work have yielded an authoritative volume that defines and classifies mental disorders in order to impr</meta:user-defined>
    <meta:user-defined meta:name="Mendeley_Bookmark_MJB3MpaCVO_1" meta:value-type="string">ADDIN CSL_CITATION {"citationItems": [{"id": "ITEM-1", "itemData": {"DOI": "10.1177/1073191113486513", "author": [{"dropping-particle": "", "family": "Markon", "given": "Kristian E", "non-dropping-particle": "", "parse-names": false, "suffix": ""}, {"drop</meta:user-defined>
    <meta:user-defined meta:name="Mendeley_Bookmark_MJB3MpaCVO_2" meta:value-type="string">ping-particle": "", "family": "Quilty", "given": "Lena C", "non-dropping-particle": "", "parse-names": false, "suffix": ""}, {"dropping-particle": "", "family": "Bagby", "given": "R Michael", "non-dropping-particle": "", "parse-names": false, "suffix": ""</meta:user-defined>
    <meta:user-defined meta:name="Mendeley_Bookmark_MJB3MpaCVO_3" meta:value-type="string">}, {"dropping-particle": "", "family": "Krueger", "given": "Robert F", "non-dropping-particle": "", "parse-names": false, "suffix": ""}], "id": "ITEM-1", "issue": "3", "issued": {"date-parts": [["2013"]]}, "title": "The Development and Psychometric Proper</meta:user-defined>
    <meta:user-defined meta:name="Mendeley_Bookmark_MJB3MpaCVO_4" meta:value-type="string">ties of an Informant-Report Form of the Personality Inventory for DSM-5", "type": "article-journal", "volume": "20"}, "uris": ["http://www.mendeley.com/documents/?uuid=2e8513a0-33db-4f1f-87c4-3467ca34a0c3"]}], "mendeley": {"formattedCitation": "(Markon, Q</meta:user-defined>
    <meta:user-defined meta:name="Mendeley_Bookmark_MJB3MpaCVO_5" meta:value-type="string">uilty, Bagby, &amp; Krueger, 2013)", "plainTextFormattedCitation": "(Markon, Quilty, Bagby, &amp; Krueger, 2013)", "previouslyFormattedCitation": "(Markon, Quilty, Bagby, &amp; Krueger, 2013)"}, "properties": {}, "schema": "https://github.com/citation-style-language/</meta:user-defined>
    <meta:user-defined meta:name="Mendeley_Bookmark_MJB3MpaCVO_6" meta:value-type="string">schema/raw/master/csl-citation.json"}</meta:user-defined>
    <meta:user-defined meta:name="Mendeley_Bookmark_Nz6efl5lOi_1" meta:value-type="string">ADDIN CSL_CITATION {"citationItems": [{"id": "ITEM-1", "itemData": {"DOI": "10.1146/annurev.clinpsy.032408.153542", "ISBN": "1548-5943", "ISSN": "1548-5943", "PMID": "19046124", "abstract": "The predominant dimensional model of general personality structu</meta:user-defined>
    <meta:user-defined meta:name="Mendeley_Bookmark_Nz6efl5lOi_10" meta:value-type="string">ove diagnoses, treatment, and research. This manual, which creates a common language for clinicians involved in the diagnosis of mental disorders, includes concise and specific criteria intended to facilitate an objective assessment of symptom presentatio</meta:user-defined>
    <meta:user-defined meta:name="Mendeley_Bookmark_Nz6efl5lOi_11" meta:value-type="string">ns in a variety of clinical settings inpatient, outpatient, partial hospital, consultation-liaison, clinical, private practice, and primary care. The Diagnostic and Statistical Manual of Mental Disorders, Fifth Edition, is the most comprehensive, current,</meta:user-defined>
    <meta:user-defined meta:name="Mendeley_Bookmark_Nz6efl5lOi_12" meta:value-type="string"> and critical resource for clinical practice available to today's mental health clinicians and researchers of all orientations. The information contained in the manual is also valuable to other physicians and health professionals, including psychologists,</meta:user-defined>
    <meta:user-defined meta:name="Mendeley_Bookmark_Nz6efl5lOi_13" meta:value-type="string"> counselors, nurses, and occupational and rehabilitation therapists, as well as social workers and forensic and legal specialists. DSM-5 is the most definitive resource for the diagnosis and classification of mental disorders.", "author": [{"dropping-part</meta:user-defined>
    <meta:user-defined meta:name="Mendeley_Bookmark_Nz6efl5lOi_14" meta:value-type="string">icle": "", "family": "American Psychiatric Association", "given": "", "non-dropping-particle": "", "parse-names": false, "suffix": ""}], "container-title": "American Journal of Psychiatry", "id": "ITEM-2", "issued": {"date-parts": [["2013"]]}, "number-of-</meta:user-defined>
    <meta:user-defined meta:name="Mendeley_Bookmark_Nz6efl5lOi_15" meta:value-type="string">pages": "991", "title": "Diagnostic and statistical manual of mental disorders (5th", "type": "book"}, "uris": ["http://www.mendeley.com/documents/?uuid=a6d243d2-dd31-4872-9fad-051cc549b50a"]}], "mendeley": {"formattedCitation": "(American Psychiatric Ass</meta:user-defined>
    <meta:user-defined meta:name="Mendeley_Bookmark_Nz6efl5lOi_16" meta:value-type="string">ociation, 2013; Widiger &amp; Mullins-Sweatt, 2009)", "plainTextFormattedCitation": "(American Psychiatric Association, 2013; Widiger &amp; Mullins-Sweatt, 2009)", "previouslyFormattedCitation": "(American Psychiatric Association, 2013; Widiger &amp; Mullins-Sweatt, </meta:user-defined>
    <meta:user-defined meta:name="Mendeley_Bookmark_Nz6efl5lOi_17" meta:value-type="string">2009)"}, "properties": {}, "schema": "https://github.com/citation-style-language/schema/raw/master/csl-citation.json"}</meta:user-defined>
    <meta:user-defined meta:name="Mendeley_Bookmark_Nz6efl5lOi_2" meta:value-type="string">re within psychology is the five-factor model (FFM). Research indicates that the personality disorders of the American Psychiatric Association's diagnostic manual can be understood as maladaptive variants of the domains and facets of the FFM. The current </meta:user-defined>
    <meta:user-defined meta:name="Mendeley_Bookmark_Nz6efl5lOi_3" meta:value-type="string">review provides a proposal for the classification of personality disorder from the perspective of the FFM. Discussed as well are implications and issues associated with an FFM of personality disorder, including the integration of a psychiatric nomenclatur</meta:user-defined>
    <meta:user-defined meta:name="Mendeley_Bookmark_Nz6efl5lOi_4" meta:value-type="string">e with general personality structure, the inclusion of a domain of openness to experience, the identification of problems in living associated with maladaptive personality traits, the setting of a diagnostic threshold, prototypal matching, feasibility, an</meta:user-defined>
    <meta:user-defined meta:name="Mendeley_Bookmark_Nz6efl5lOi_5" meta:value-type="string">d clinical utility.", "author": [{"dropping-particle": "", "family": "Widiger", "given": "Thomas A.", "non-dropping-particle": "", "parse-names": false, "suffix": ""}, {"dropping-particle": "", "family": "Mullins-Sweatt", "given": "Stephanie N.", "non-dro</meta:user-defined>
    <meta:user-defined meta:name="Mendeley_Bookmark_Nz6efl5lOi_6" meta:value-type="string">pping-particle": "", "parse-names": false, "suffix": ""}], "container-title": "Annual Review of Clinical Psychology", "id": "ITEM-1", "issue": "1", "issued": {"date-parts": [["2009"]]}, "page": "197-220", "title": "Five-Factor Model of Personality Disorde</meta:user-defined>
    <meta:user-defined meta:name="Mendeley_Bookmark_Nz6efl5lOi_7" meta:value-type="string">r: A Proposal for DSM-V", "type": "article-journal", "volume": "5"}, "uris": ["http://www.mendeley.com/documents/?uuid=0908af42-1f98-4302-a2fc-ace4bbaacdf0"]}, {"id": "ITEM-2", "itemData": {"DOI": "10.1176/appi.books.9780890425596.744053", "ISBN": "978089</meta:user-defined>
    <meta:user-defined meta:name="Mendeley_Bookmark_Nz6efl5lOi_8" meta:value-type="string">0425541", "ISSN": "2317-1782", "PMID": "24413388", "abstract": "This new edition of the American Psychiatric Association's Diagnostic and Statistical Manual of Mental Disorders (DSM-5), used by clinicians and researchers to diagnose and classify mental di</meta:user-defined>
    <meta:user-defined meta:name="Mendeley_Bookmark_Nz6efl5lOi_9" meta:value-type="string">sorders, is the product of more than 10 years of effort by hundreds of international experts in all aspects of mental health. Their dedication and hard work have yielded an authoritative volume that defines and classifies mental disorders in order to impr</meta:user-defined>
    <meta:user-defined meta:name="Mendeley_Bookmark_S9hsviRRPb_1" meta:value-type="string">ADDIN CSL_CITATION {"citationItems": [{"id": "ITEM-1", "itemData": {"DOI": "10.1177/1073191113486513", "author": [{"dropping-particle": "", "family": "Markon", "given": "Kristian E", "non-dropping-particle": "", "parse-names": false, "suffix": ""}, {"drop</meta:user-defined>
    <meta:user-defined meta:name="Mendeley_Bookmark_S9hsviRRPb_2" meta:value-type="string">ping-particle": "", "family": "Quilty", "given": "Lena C", "non-dropping-particle": "", "parse-names": false, "suffix": ""}, {"dropping-particle": "", "family": "Bagby", "given": "R Michael", "non-dropping-particle": "", "parse-names": false, "suffix": ""</meta:user-defined>
    <meta:user-defined meta:name="Mendeley_Bookmark_S9hsviRRPb_3" meta:value-type="string">}, {"dropping-particle": "", "family": "Krueger", "given": "Robert F", "non-dropping-particle": "", "parse-names": false, "suffix": ""}], "id": "ITEM-1", "issue": "3", "issued": {"date-parts": [["2013"]]}, "title": "The Development and Psychometric Proper</meta:user-defined>
    <meta:user-defined meta:name="Mendeley_Bookmark_S9hsviRRPb_4" meta:value-type="string">ties of an Informant-Report Form of the Personality Inventory for DSM-5", "type": "article-journal", "volume": "20"}, "uris": ["http://www.mendeley.com/documents/?uuid=2e8513a0-33db-4f1f-87c4-3467ca34a0c3"]}], "mendeley": {"formattedCitation": "(Markon, Q</meta:user-defined>
    <meta:user-defined meta:name="Mendeley_Bookmark_S9hsviRRPb_5" meta:value-type="string">uilty, Bagby, &amp; Krueger, 2013)", "plainTextFormattedCitation": "(Markon, Quilty, Bagby, &amp; Krueger, 2013)", "previouslyFormattedCitation": "(Markon, Quilty, Bagby, &amp; Krueger, 2013)"}, "properties": {}, "schema": "https://github.com/citation-style-language/</meta:user-defined>
    <meta:user-defined meta:name="Mendeley_Bookmark_S9hsviRRPb_6" meta:value-type="string">schema/raw/master/csl-citation.json"}</meta:user-defined>
    <meta:user-defined meta:name="Mendeley_Bookmark_oj6UTYw6DG_1" meta:value-type="string">ADDIN CSL_CITATION {"citationItems": [{"id": "ITEM-1", "itemData": {"DOI": "10.1177/1073191113486513", "author": [{"dropping-particle": "", "family": "Markon", "given": "Kristian E", "non-dropping-particle": "", "parse-names": false, "suffix": ""}, {"drop</meta:user-defined>
    <meta:user-defined meta:name="Mendeley_Bookmark_oj6UTYw6DG_2" meta:value-type="string">ping-particle": "", "family": "Quilty", "given": "Lena C", "non-dropping-particle": "", "parse-names": false, "suffix": ""}, {"dropping-particle": "", "family": "Bagby", "given": "R Michael", "non-dropping-particle": "", "parse-names": false, "suffix": ""</meta:user-defined>
    <meta:user-defined meta:name="Mendeley_Bookmark_oj6UTYw6DG_3" meta:value-type="string">}, {"dropping-particle": "", "family": "Krueger", "given": "Robert F", "non-dropping-particle": "", "parse-names": false, "suffix": ""}], "id": "ITEM-1", "issue": "3", "issued": {"date-parts": [["2013"]]}, "title": "The Development and Psychometric Proper</meta:user-defined>
    <meta:user-defined meta:name="Mendeley_Bookmark_oj6UTYw6DG_4" meta:value-type="string">ties of an Informant-Report Form of the Personality Inventory for DSM-5", "type": "article-journal", "volume": "20"}, "uris": ["http://www.mendeley.com/documents/?uuid=2e8513a0-33db-4f1f-87c4-3467ca34a0c3"]}], "mendeley": {"formattedCitation": "(Markon, Q</meta:user-defined>
    <meta:user-defined meta:name="Mendeley_Bookmark_oj6UTYw6DG_5" meta:value-type="string">uilty, Bagby, &amp; Krueger, 2013)", "plainTextFormattedCitation": "(Markon, Quilty, Bagby, &amp; Krueger, 2013)", "previouslyFormattedCitation": "(Markon, Quilty, Bagby, &amp; Krueger, 2013)"}, "properties": {}, "schema": "https://github.com/citation-style-language/</meta:user-defined>
    <meta:user-defined meta:name="Mendeley_Bookmark_oj6UTYw6DG_6" meta:value-type="string">schema/raw/master/csl-citation.json"}</meta:user-defined>
    <meta:user-defined meta:name="Mendeley_Bookmark_rIRTcWvc0q_1" meta:value-type="string">ADDIN CSL_CITATION {"citationItems": [{"id": "ITEM-1", "itemData": {"DOI": "10.1017/S0033291711002674", "author": [{"dropping-particle": "", "family": "Krueger", "given": "R F", "non-dropping-particle": "", "parse-names": false, "suffix": ""}, {"dropping-</meta:user-defined>
    <meta:user-defined meta:name="Mendeley_Bookmark_rIRTcWvc0q_2" meta:value-type="string">particle": "", "family": "Derringer", "given": "J", "non-dropping-particle": "", "parse-names": false, "suffix": ""}, {"dropping-particle": "", "family": "Markon", "given": "K E", "non-dropping-particle": "", "parse-names": false, "suffix": ""}, {"droppin</meta:user-defined>
    <meta:user-defined meta:name="Mendeley_Bookmark_rIRTcWvc0q_3" meta:value-type="string">g-particle": "", "family": "Watson", "given": "D", "non-dropping-particle": "", "parse-names": false, "suffix": ""}, {"dropping-particle": "", "family": "Skodol", "given": "A E", "non-dropping-particle": "", "parse-names": false, "suffix": ""}], "id": "IT</meta:user-defined>
    <meta:user-defined meta:name="Mendeley_Bookmark_rIRTcWvc0q_4" meta:value-type="string">EM-1", "issue": "2012", "issued": {"date-parts": [["2013"]]}, "title": "Initial construction of a maladaptive personality trait model and inventory for DSM \u00ad 5 Initial construction of a maladaptive personality trait model and inventory for DSM-5", "t</meta:user-defined>
    <meta:user-defined meta:name="Mendeley_Bookmark_rIRTcWvc0q_5" meta:value-type="string">ype": "article-journal"}, "uris": ["http://www.mendeley.com/documents/?uuid=2acab0a8-9f11-41e1-ad81-f6a126bb40db"]}], "mendeley": {"formattedCitation": "(Krueger, Derringer, Markon, Watson, &amp; Skodol, 2013)"}, "properties": {}, "schema": "https://github.co</meta:user-defined>
    <meta:user-defined meta:name="Mendeley_Bookmark_rIRTcWvc0q_6" meta:value-type="string">m/citation-style-language/schema/raw/master/csl-citation.json"}</meta:user-defined>
    <meta:user-defined meta:name="Mendeley_Bookmark_tapTQXotFz_1" meta:value-type="string">ADDIN CSL_CITATION {"citationItems": [{"id": "ITEM-1", "itemData": {"DOI": "10.1177/1073191113486513", "author": [{"dropping-particle": "", "family": "Markon", "given": "Kristian E", "non-dropping-particle": "", "parse-names": false, "suffix": ""}, {"drop</meta:user-defined>
    <meta:user-defined meta:name="Mendeley_Bookmark_tapTQXotFz_2" meta:value-type="string">ping-particle": "", "family": "Quilty", "given": "Lena C", "non-dropping-particle": "", "parse-names": false, "suffix": ""}, {"dropping-particle": "", "family": "Bagby", "given": "R Michael", "non-dropping-particle": "", "parse-names": false, "suffix": ""</meta:user-defined>
    <meta:user-defined meta:name="Mendeley_Bookmark_tapTQXotFz_3" meta:value-type="string">}, {"dropping-particle": "", "family": "Krueger", "given": "Robert F", "non-dropping-particle": "", "parse-names": false, "suffix": ""}], "id": "ITEM-1", "issue": "3", "issued": {"date-parts": [["2013"]]}, "title": "The Development and Psychometric Proper</meta:user-defined>
    <meta:user-defined meta:name="Mendeley_Bookmark_tapTQXotFz_4" meta:value-type="string">ties of an Informant-Report Form of the Personality Inventory for DSM-5", "type": "article-journal", "volume": "20"}, "uris": ["http://www.mendeley.com/documents/?uuid=2e8513a0-33db-4f1f-87c4-3467ca34a0c3"]}], "mendeley": {"formattedCitation": "(Markon, Q</meta:user-defined>
    <meta:user-defined meta:name="Mendeley_Bookmark_tapTQXotFz_5" meta:value-type="string">uilty, Bagby, &amp; Krueger, 2013)", "plainTextFormattedCitation": "(Markon, Quilty, Bagby, &amp; Krueger, 2013)", "previouslyFormattedCitation": "(Markon, Quilty, Bagby, &amp; Krueger, 2013)"}, "properties": {}, "schema": "https://github.com/citation-style-language/</meta:user-defined>
    <meta:user-defined meta:name="Mendeley_Bookmark_tapTQXotFz_6" meta:value-type="string">schema/raw/master/csl-citation.json"}</meta:user-defined>
    <meta:user-defined meta:name="Mendeley_Bookmark_uYgVyAvqRG_1" meta:value-type="string">ADDIN CSL_CITATION {"citationItems": [{"id": "ITEM-1", "itemData": {"DOI": "10.1017/S0033291711002674", "author": [{"dropping-particle": "", "family": "Krueger", "given": "R F", "non-dropping-particle": "", "parse-names": false, "suffix": ""}, {"dropping-</meta:user-defined>
    <meta:user-defined meta:name="Mendeley_Bookmark_uYgVyAvqRG_2" meta:value-type="string">particle": "", "family": "Derringer", "given": "J", "non-dropping-particle": "", "parse-names": false, "suffix": ""}, {"dropping-particle": "", "family": "Markon", "given": "K E", "non-dropping-particle": "", "parse-names": false, "suffix": ""}, {"droppin</meta:user-defined>
    <meta:user-defined meta:name="Mendeley_Bookmark_uYgVyAvqRG_3" meta:value-type="string">g-particle": "", "family": "Watson", "given": "D", "non-dropping-particle": "", "parse-names": false, "suffix": ""}, {"dropping-particle": "", "family": "Skodol", "given": "A E", "non-dropping-particle": "", "parse-names": false, "suffix": ""}], "id": "IT</meta:user-defined>
    <meta:user-defined meta:name="Mendeley_Bookmark_uYgVyAvqRG_4" meta:value-type="string">EM-1", "issue": "2012", "issued": {"date-parts": [["2013"]]}, "title": "Initial construction of a maladaptive personality trait model and inventory for DSM \u00ad 5 Initial construction of a maladaptive personality trait model and inventory for DSM-5", "t</meta:user-defined>
    <meta:user-defined meta:name="Mendeley_Bookmark_uYgVyAvqRG_5" meta:value-type="string">ype": "article-journal"}, "uris": ["http://www.mendeley.com/documents/?uuid=2acab0a8-9f11-41e1-ad81-f6a126bb40db"]}], "mendeley": {"formattedCitation": "(Krueger, Derringer, Markon, Watson, &amp; Skodol, 2013)"}, "properties": {}, "schema": "https://github.co</meta:user-defined>
    <meta:user-defined meta:name="Mendeley_Bookmark_uYgVyAvqRG_6" meta:value-type="string">m/citation-style-language/schema/raw/master/csl-citation.json"}</meta:user-defined>
    <meta:user-defined meta:name="Mendeley_Bookmark_vRzAkTfjrr_1" meta:value-type="string">ADDIN CSL_CITATION {"citationItems": [{"id": "ITEM-1", "itemData": {"DOI": "10.1146/annurev.clinpsy.032408.153542", "ISBN": "1548-5943", "ISSN": "1548-5943", "PMID": "19046124", "abstract": "The predominant dimensional model of general personality structu</meta:user-defined>
    <meta:user-defined meta:name="Mendeley_Bookmark_vRzAkTfjrr_10" meta:value-type="string">ove diagnoses, treatment, and research. This manual, which creates a common language for clinicians involved in the diagnosis of mental disorders, includes concise and specific criteria intended to facilitate an objective assessment of symptom presentatio</meta:user-defined>
    <meta:user-defined meta:name="Mendeley_Bookmark_vRzAkTfjrr_11" meta:value-type="string">ns in a variety of clinical settings inpatient, outpatient, partial hospital, consultation-liaison, clinical, private practice, and primary care. The Diagnostic and Statistical Manual of Mental Disorders, Fifth Edition, is the most comprehensive, current,</meta:user-defined>
    <meta:user-defined meta:name="Mendeley_Bookmark_vRzAkTfjrr_12" meta:value-type="string"> and critical resource for clinical practice available to today's mental health clinicians and researchers of all orientations. The information contained in the manual is also valuable to other physicians and health professionals, including psychologists,</meta:user-defined>
    <meta:user-defined meta:name="Mendeley_Bookmark_vRzAkTfjrr_13" meta:value-type="string"> counselors, nurses, and occupational and rehabilitation therapists, as well as social workers and forensic and legal specialists. DSM-5 is the most definitive resource for the diagnosis and classification of mental disorders.", "author": [{"dropping-part</meta:user-defined>
    <meta:user-defined meta:name="Mendeley_Bookmark_vRzAkTfjrr_14" meta:value-type="string">icle": "", "family": "American Psychiatric Association", "given": "", "non-dropping-particle": "", "parse-names": false, "suffix": ""}], "container-title": "American Journal of Psychiatry", "id": "ITEM-2", "issued": {"date-parts": [["2013"]]}, "number-of-</meta:user-defined>
    <meta:user-defined meta:name="Mendeley_Bookmark_vRzAkTfjrr_15" meta:value-type="string">pages": "991", "title": "Diagnostic and statistical manual of mental disorders (5th", "type": "book"}, "uris": ["http://www.mendeley.com/documents/?uuid=a6d243d2-dd31-4872-9fad-051cc549b50a"]}], "mendeley": {"formattedCitation": "(American Psychiatric Ass</meta:user-defined>
    <meta:user-defined meta:name="Mendeley_Bookmark_vRzAkTfjrr_16" meta:value-type="string">ociation, 2013; Widiger &amp; Mullins-Sweatt, 2009)", "plainTextFormattedCitation": "(American Psychiatric Association, 2013; Widiger &amp; Mullins-Sweatt, 2009)", "previouslyFormattedCitation": "(American Psychiatric Association, 2013; Widiger &amp; Mullins-Sweatt, </meta:user-defined>
    <meta:user-defined meta:name="Mendeley_Bookmark_vRzAkTfjrr_17" meta:value-type="string">2009)"}, "properties": {}, "schema": "https://github.com/citation-style-language/schema/raw/master/csl-citation.json"}</meta:user-defined>
    <meta:user-defined meta:name="Mendeley_Bookmark_vRzAkTfjrr_2" meta:value-type="string">re within psychology is the five-factor model (FFM). Research indicates that the personality disorders of the American Psychiatric Association's diagnostic manual can be understood as maladaptive variants of the domains and facets of the FFM. The current </meta:user-defined>
    <meta:user-defined meta:name="Mendeley_Bookmark_vRzAkTfjrr_3" meta:value-type="string">review provides a proposal for the classification of personality disorder from the perspective of the FFM. Discussed as well are implications and issues associated with an FFM of personality disorder, including the integration of a psychiatric nomenclatur</meta:user-defined>
    <meta:user-defined meta:name="Mendeley_Bookmark_vRzAkTfjrr_4" meta:value-type="string">e with general personality structure, the inclusion of a domain of openness to experience, the identification of problems in living associated with maladaptive personality traits, the setting of a diagnostic threshold, prototypal matching, feasibility, an</meta:user-defined>
    <meta:user-defined meta:name="Mendeley_Bookmark_vRzAkTfjrr_5" meta:value-type="string">d clinical utility.", "author": [{"dropping-particle": "", "family": "Widiger", "given": "Thomas A.", "non-dropping-particle": "", "parse-names": false, "suffix": ""}, {"dropping-particle": "", "family": "Mullins-Sweatt", "given": "Stephanie N.", "non-dro</meta:user-defined>
    <meta:user-defined meta:name="Mendeley_Bookmark_vRzAkTfjrr_6" meta:value-type="string">pping-particle": "", "parse-names": false, "suffix": ""}], "container-title": "Annual Review of Clinical Psychology", "id": "ITEM-1", "issue": "1", "issued": {"date-parts": [["2009"]]}, "page": "197-220", "title": "Five-Factor Model of Personality Disorde</meta:user-defined>
    <meta:user-defined meta:name="Mendeley_Bookmark_vRzAkTfjrr_7" meta:value-type="string">r: A Proposal for DSM-V", "type": "article-journal", "volume": "5"}, "uris": ["http://www.mendeley.com/documents/?uuid=0908af42-1f98-4302-a2fc-ace4bbaacdf0"]}, {"id": "ITEM-2", "itemData": {"DOI": "10.1176/appi.books.9780890425596.744053", "ISBN": "978089</meta:user-defined>
    <meta:user-defined meta:name="Mendeley_Bookmark_vRzAkTfjrr_8" meta:value-type="string">0425541", "ISSN": "2317-1782", "PMID": "24413388", "abstract": "This new edition of the American Psychiatric Association's Diagnostic and Statistical Manual of Mental Disorders (DSM-5), used by clinicians and researchers to diagnose and classify mental di</meta:user-defined>
    <meta:user-defined meta:name="Mendeley_Bookmark_vRzAkTfjrr_9" meta:value-type="string">sorders, is the product of more than 10 years of effort by hundreds of international experts in all aspects of mental health. Their dedication and hard work have yielded an authoritative volume that defines and classifies mental disorders in order to impr</meta:user-defined>
  </office:meta>
</office:document-meta>
</file>